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5999999999999pt" style:use-optimal-row-height="true"/>
    </style:style>
    <style:style style:name="ACOL-0" style:family="table-column">
      <style:table-column-properties style:column-width="68.1984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Sans"/>
    </style:style>
    <style:style style:name="ACE-6" style:family="table-cell" style:data-style-name="General">
      <style:table-cell-properties fo:background-color="#3deb3d" gnm:background-colour="#3deb3d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950e" gnm:background-colour="#ff950e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66" gnm:background-colour="#ffff66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00ff00" gnm:background-colour="#00ff00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ff66" gnm:background-colour="#ffff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00ff00" gnm:background-colour="#00ff00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1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#ff950e" gnm:background-colour="#ff950e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Sans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9" style:family="table-cell" style:data-style-name="General">
      <style:table-cell-properties fo:background-color="#3deb3d" gnm:background-colour="#3deb3d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General">
      <style:table-cell-properties fo:background-color="#ffff00" gnm:background-colour="#ffff00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ND-0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32" style:family="table-cell" style:data-style-name="ND-0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ND-1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ND-0">
      <style:table-cell-properties fo:background-color="#3deb3d" gnm:background-colour="#3deb3d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ND-0">
      <style:table-cell-properties fo:background-color="#ffff00" gnm:background-colour="#ffff00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ND-0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Sans"/>
    </style:style>
    <style:style style:name="ACE-42" style:family="table-cell" style:data-style-name="ND-2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ND-2">
      <style:table-cell-properties fo:background-color="#3deb3d" gnm:background-colour="#3deb3d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5" style:family="table-cell" style:data-style-name="ND-2">
      <style:table-cell-properties fo:background-color="#ffff00" gnm:background-colour="#ffff00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7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Sans"/>
    </style:style>
    <style:style style:name="ACE-48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49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ND-4">
      <style:table-cell-properties fo:background-color="#3deb3d" gnm:background-colour="#3deb3d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ND-4">
      <style:table-cell-properties fo:background-color="#ffff00" gnm:background-colour="#ffff00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3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Sans"/>
    </style:style>
    <style:style style:name="ACE-54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5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6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7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8" style:family="table-cell" style:data-style-name="General">
      <style:table-cell-properties fo:background-color="#ffff00" gnm:background-colour="#ffff00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9" style:family="table-cell" style:data-style-name="ND-5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0" style:family="table-cell" style:data-style-name="ND-6">
      <style:table-cell-properties fo:background-color="#ffff00" gnm:background-colour="#ffff00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1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Sans"/>
    </style:style>
    <style:style style:name="ACE-62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63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4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5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6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67" style:family="table-cell" style:data-style-name="ND-6">
      <style:table-cell-properties fo:background-color="#3deb3d" gnm:background-colour="#3deb3d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8" style:family="table-cell" style:data-style-name="ND-6">
      <style:table-cell-properties fo:background-color="#ffff00" gnm:background-colour="#ffff00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9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0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71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2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73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4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5" style:family="table-cell" style:data-style-name="ND-6">
      <style:table-cell-properties fo:background-color="#3deb3d" gnm:background-colour="#3deb3d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6" style:family="table-cell" style:data-style-name="ND-6">
      <style:table-cell-properties fo:background-color="#ffff00" gnm:background-colour="#ffff00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7" style:family="table-cell" style:data-style-name="ND-7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8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9" style:family="table-cell" style:data-style-name="ND-6">
      <style:table-cell-properties fo:background-color="#00ff00" gnm:background-colour="#00ff00" gnm:pattern-colour="#000000" gnm:pattern="1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0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81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2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Sans"/>
    </style:style>
    <style:style style:name="ACE-83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4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5" style:family="table-cell" style:data-style-name="General">
      <style:table-cell-properties fo:background-color="#aecf00" gnm:background-colour="#aec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87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8" style:family="table-cell" style:data-style-name="ND-6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Sans"/>
    </style:style>
    <style:style style:name="ACE-9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0000" fo:font-family="Sans"/>
    </style:style>
    <style:style style:name="ACE-92" style:family="table-cell" style:data-style-name="General">
      <style:table-cell-properties fo:background-color="#3deb3d" gnm:background-colour="#3deb3d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4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5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6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97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8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0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01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02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3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4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05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2"/>
    </style:style>
    <style:style style:name="ACE-10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7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08" style:family="table-cell" style:data-style-name="ND-0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09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10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1" style:family="table-cell" style:data-style-name="ND-0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2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3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4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15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16" style:family="table-cell" style:data-style-name="ND-2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7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18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19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0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21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22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23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4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6" style:family="table-cell" style:data-style-name="ND-6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8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0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31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32" style:family="table-cell" style:data-style-name="ND-0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33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34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5" style:family="table-cell" style:data-style-name="ND-0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6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8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39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40" style:family="table-cell" style:data-style-name="ND-2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1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42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43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4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5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2"/>
    </style:style>
    <style:style style:name="ACE-146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7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8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49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50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51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52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3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6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7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9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60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61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2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2"/>
    </style:style>
    <style:style style:name="ACE-163" style:family="table-cell" style:data-style-name="ND-0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64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65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6" style:family="table-cell" style:data-style-name="ND-0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9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70" style:family="table-cell" style:data-style-name="ND-3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71" style:family="table-cell" style:data-style-name="ND-2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2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Arial1"/>
    </style:style>
    <style:style style:name="ACE-173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74" style:family="table-cell" style:data-style-name="ND-4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5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76" style:family="table-cell" style:data-style-name="ND-6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77" style:family="table-cell" style:data-style-name="General">
      <style:table-cell-properties fo:background-color="transparent" gnm:background-colour="#ffffff" gnm:pattern-colour="#000000" gnm:pattern="0" fo:border-top="0.035cm solid #999999" fo:border-bottom="0.035cm solid #999999" fo:border-left="0.035cm solid #999999" fo:border-right="0.035cm solid #999999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5.5344pt" style:use-optimal-column-width="true"/>
    </style:style>
    <style:style style:name="ACOL-2" style:family="table-column">
      <style:table-column-properties style:column-width="66.9528pt" style:use-optimal-column-width="true"/>
    </style:style>
    <style:style style:name="ACOL-3" style:family="table-column">
      <style:table-column-properties style:column-width="302.25600000000003pt" style:use-optimal-column-width="true"/>
    </style:style>
    <style:style style:name="ACOL-4" style:family="table-column">
      <style:table-column-properties style:column-width="64.404pt" style:use-optimal-column-width="true"/>
    </style:style>
    <style:style style:name="ACOL-5" style:family="table-column">
      <style:table-column-properties style:column-width="97.5pt" style:use-optimal-column-width="true"/>
    </style:style>
    <style:style style:name="ACOL-6" style:family="table-column">
      <style:table-column-properties style:column-width="96.1488pt" style:use-optimal-column-width="true"/>
    </style:style>
    <style:style style:name="ACOL-7" style:family="table-column">
      <style:table-column-properties style:column-width="158.0904pt" style:use-optimal-column-width="true"/>
    </style:style>
    <style:style style:name="ACOL-8" style:family="table-column">
      <style:table-column-properties style:column-width="64.008pt" style:use-optimal-column-width="true"/>
    </style:style>
    <style:style style:name="ACOL-9" style:family="table-column">
      <style:table-column-properties style:column-width="37.4472pt" style:use-optimal-column-width="true"/>
    </style:style>
    <style:style style:name="ACOL-10" style:family="table-column">
      <style:table-column-properties style:column-width="61.4016pt" style:use-optimal-column-width="true"/>
    </style:style>
    <style:style style:name="ACOL-11" style:family="table-column">
      <style:table-column-properties style:column-width="56.21039999999999pt" style:use-optimal-column-width="true"/>
    </style:style>
    <style:style style:name="ACOL-12" style:family="table-column">
      <style:table-column-properties style:column-width="68.4576pt" style:use-optimal-column-width="true"/>
    </style:style>
    <style:style style:name="ACOL-13" style:family="table-column">
      <style:table-column-properties style:column-width="75.2904pt" style:use-optimal-column-width="true"/>
    </style:style>
    <style:style style:name="ACOL-14" style:family="table-column">
      <style:table-column-properties style:column-width="64.656pt" style:use-optimal-column-width="true"/>
    </style:style>
    <style:style style:name="ACOL-15" style:family="table-column">
      <style:table-column-properties style:column-width="78.2352pt" style:use-optimal-column-width="true"/>
    </style:style>
    <style:style style:name="ACOL-16" style:family="table-column">
      <style:table-column-properties style:column-width="436.0536pt" style:use-optimal-column-width="true"/>
    </style:style>
    <style:style style:name="ACOL-17" style:family="table-column">
      <style:table-column-properties style:column-width="216.54pt" style:use-optimal-column-width="true"/>
    </style:style>
    <style:style style:name="ACOL-18" style:family="table-column">
      <style:table-column-properties style:column-width="309.6576pt" style:use-optimal-column-width="true"/>
    </style:style>
    <style:style style:name="ACOL-19" style:family="table-column">
      <style:table-column-properties style:column-width="726.7464pt" style:use-optimal-column-width="true"/>
    </style:style>
    <style:style style:name="ACOL-20" style:family="table-column">
      <style:table-column-properties style:column-width="112.96079999999999pt" style:use-optimal-column-width="true"/>
    </style:style>
    <style:style style:name="ACOL-21" style:family="table-column">
      <style:table-column-properties style:column-width="1525.0104000000001pt" style:use-optimal-column-width="true"/>
    </style:style>
    <style:style style:name="ACOL-22" style:family="table-column">
      <style:table-column-properties style:column-width="139.4928pt" style:use-optimal-column-width="true"/>
    </style:style>
    <style:style style:name="ACOL-23" style:family="table-column"/>
    <style:style style:name="ACOL-24" style:family="table-column">
      <style:table-column-properties style:column-width="90.3384pt" style:use-optimal-column-width="true"/>
    </style:style>
    <style:style style:name="ACOL-25" style:family="table-column">
      <style:table-column-properties style:column-width="70.1568pt" style:use-optimal-column-width="true"/>
    </style:style>
    <style:style style:name="ACOL-26" style:family="table-column">
      <style:table-column-properties style:column-width="225.74880000000002pt" style:use-optimal-column-width="true"/>
    </style:style>
    <style:style style:name="ACOL-27" style:family="table-column">
      <style:table-column-properties style:column-width="111.348pt" style:use-optimal-column-width="true"/>
    </style:style>
    <style:style style:name="ACOL-28" style:family="table-column">
      <style:table-column-properties style:column-width="77.83919999999999pt" style:use-optimal-column-width="true"/>
    </style:style>
    <style:style style:name="ACOL-29" style:family="table-column">
      <style:table-column-properties style:column-width="111.4848pt" style:use-optimal-column-width="true"/>
    </style:style>
    <style:style style:name="ACOL-30" style:family="table-column">
      <style:table-column-properties style:column-width="114.35040000000001pt" style:use-optimal-column-width="true"/>
    </style:style>
    <style:style style:name="ACOL-31" style:family="table-column">
      <style:table-column-properties style:column-width="71.0064pt" style:use-optimal-column-width="true"/>
    </style:style>
    <style:style style:name="ACOL-32" style:family="table-column">
      <style:table-column-properties style:column-width="309.4848pt" style:use-optimal-column-width="true"/>
    </style:style>
    <style:style style:name="ACOL-33" style:family="table-column">
      <style:table-column-properties style:column-width="242.1936pt" style:use-optimal-column-width="true"/>
    </style:style>
    <style:style style:name="ACOL-34" style:family="table-column">
      <style:table-column-properties style:column-width="366.0912pt" style:use-optimal-column-width="true"/>
    </style:style>
    <style:style style:name="AROW-1" style:family="table-row">
      <style:table-row-properties style:row-height="57.9096pt" style:use-optimal-row-height="false"/>
    </style:style>
    <style:style style:name="AROW-2" style:family="table-row">
      <style:table-row-properties style:row-height="14.652pt" style:use-optimal-row-height="true"/>
    </style:style>
    <style:style style:name="AROW-3" style:family="table-row">
      <style:table-row-properties style:row-height="23.8392pt" style:use-optimal-row-height="true"/>
    </style:style>
    <style:style style:name="AROW-4" style:family="table-row">
      <style:table-row-properties style:row-height="35.035199999999996pt" style:use-optimal-row-height="true"/>
    </style:style>
    <style:style style:name="AROW-5" style:family="table-row">
      <style:table-row-properties style:row-height="13.3488pt" style:use-optimal-row-height="true"/>
    </style:style>
    <style:style style:name="AROW-6" style:family="table-row"/>
    <style:style style:name="AROW-7" style:family="table-row">
      <style:table-row-properties style:row-height="33.7896pt" style:use-optimal-row-height="true"/>
    </style:style>
    <style:style style:name="AROW-8" style:family="table-row">
      <style:table-row-properties style:row-height="12.1896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T-PR0017" table:style-name="ta-0" table:print="true" table:print-ranges="$'KT-PR0017'.A1:.M333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default-cell-style-name="ACE-19" table:style-name="ACOL-5"/>
        <table:table-column table:style-name="ACOL-6"/>
        <table:table-column table:default-cell-style-name="ACE-19" table:style-name="ACOL-7"/>
        <table:table-column table:default-cell-style-name="ACE-19" table:style-name="ACOL-8"/>
        <table:table-column table:style-name="ACOL-9"/>
        <table:table-column table:default-cell-style-name="ACE-36" table:style-name="ACOL-10"/>
        <table:table-column table:style-name="ACOL-11"/>
        <table:table-column table:default-cell-style-name="ACE-55" table:style-name="ACOL-12"/>
        <table:table-column table:default-cell-style-name="ACE-19" table:style-name="ACOL-13"/>
        <table:table-column table:default-cell-style-name="ACE-65" table:style-name="ACOL-14"/>
        <table:table-column table:default-cell-style-name="ACE-65" table:style-name="ACOL-15"/>
        <table:table-column table:default-cell-style-name="ACE-78" table:style-name="ACOL-16"/>
        <table:table-column table:default-cell-style-name="ACE-89" table:style-name="ACOL-17"/>
        <table:table-column table:default-cell-style-name="ACE-19" table:style-name="ACOL-18"/>
        <table:table-column table:style-name="ACOL-19"/>
        <table:table-column table:default-cell-style-name="ACE-93" table:style-name="ACOL-20"/>
        <table:table-column table:style-name="ACOL-21"/>
        <table:table-column table:style-name="ACOL-22"/>
        <table:table-column table:style-name="ACOL-0" table:number-columns-repeated="1002"/>
        <table:table-row table:style-name="AROW-1">
          <table:table-cell table:style-name="ACE-28" office:value-type="string">
            <text:p>Category</text:p>
          </table:table-cell>
          <table:table-cell table:style-name="ACE-28" office:value-type="string">
            <text:p>AO Part #</text:p>
          </table:table-cell>
          <table:table-cell table:style-name="ACE-28" office:value-type="string">
            <text:p>Description</text:p>
          </table:table-cell>
          <table:table-cell table:style-name="ACE-28" office:value-type="string">
            <text:p>Manufacturer</text:p>
          </table:table-cell>
          <table:table-cell table:style-name="ACE-28" office:value-type="string">
            <text:p>Manufacturer PN</text:p>
          </table:table-cell>
          <table:table-cell table:style-name="ACE-28" office:value-type="string">
            <text:p>Distributor</text:p>
          </table:table-cell>
          <table:table-cell table:style-name="ACE-28" office:value-type="string">
            <text:p>Distributor SKU</text:p>
          </table:table-cell>
          <table:table-cell table:style-name="ACE-28" office:value-type="string">
            <text:p>Qty Per</text:p>
          </table:table-cell>
          <table:table-cell table:style-name="ACE-28" office:value-type="string">
            <text:p>UOM</text:p>
          </table:table-cell>
          <table:table-cell table:style-name="ACE-31" office:value-type="string">
            <text:p>Price Per Unit</text:p>
          </table:table-cell>
          <table:table-cell table:style-name="ACE-28" office:value-type="string">
            <text:p>Price Total</text:p>
          </table:table-cell>
          <table:table-cell table:style-name="ACE-48" office:value-type="string">
            <text:p>Qty to Order</text:p>
          </table:table-cell>
          <table:table-cell table:style-name="ACE-28" office:value-type="string">
            <text:p>PO </text:p>
          </table:table-cell>
          <table:table-cell table:style-name="ACE-66" office:value-type="string">
            <text:p>Date </text:p>
          </table:table-cell>
          <table:table-cell table:style-name="ACE-70" office:value-type="string">
            <text:p>ETA</text:p>
          </table:table-cell>
          <table:table-cell table:style-name="ACE-72" office:value-type="string">
            <text:p>Notes</text:p>
          </table:table-cell>
          <table:table-cell table:number-columns-repeated="1006" table:style-name="ACE-3"/>
          <table:table-cell table:style-name="ACE-86"/>
          <table:table-cell table:style-name="ACE-2"/>
        </table:table-row>
        <table:table-row table:style-name="AROW-0">
          <table:table-cell table:number-columns-repeated="9" table:style-name="ACE-1"/>
          <table:table-cell table:style-name="ACE-32"/>
          <table:table-cell table:style-name="ACE-43" table:formula="of:=SUM([.K3:.K338])" office:value-type="float" office:value="988.37197084471381">
            <text:p>$988.37</text:p>
          </table:table-cell>
          <table:table-cell table:style-name="ACE-49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1" office:value-type="string">
            <text:p>HD-MS0054</text:p>
          </table:table-cell>
          <table:table-cell table:style-name="ACE-1" office:value-type="string">
            <text:p>Square Bumper</text:p>
          </table:table-cell>
          <table:table-cell table:number-columns-repeated="2" table:style-name="ACE-1"/>
          <table:table-cell table:style-name="ACE-1" office:value-type="string">
            <text:p>Advanced Antivibration components</text:p>
          </table:table-cell>
          <table:table-cell table:style-name="ACE-1" office:value-type="string">
            <text:p><text:span text:style-name="NS-colour-000000"><text:span text:style-name="AC-roman"><text:span text:style-name="AC-underline-none">V10R87-B08130</text:span></text:span></text:span>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ea</text:p>
          </table:table-cell>
          <table:table-cell table:style-name="ACE-32" table:formula="of:=8.5399999999999991/98" office:value-type="float" office:value="0.087142857142857133">
            <text:p>$0.087</text:p>
          </table:table-cell>
          <table:table-cell table:style-name="ACE-42" table:formula="of:=SUM([.J3]*[.H3])" office:value-type="float" office:value="0.69714285714285706">
            <text:p>$0.70</text:p>
          </table:table-cell>
          <table:table-cell table:style-name="ACE-50" table:formula="of:=[.$L$2]*[.H3]" office:value-type="float" office:value="80">
            <text:p>80</text:p>
          </table:table-cell>
          <table:table-cell table:style-name="ACE-1" office:value-type="string">
            <text:p>PO06230</text:p>
          </table:table-cell>
          <table:table-cell table:style-name="ACE-64" office:value-type="date" office:date-value="215-01-30">
            <text:p>01/30/15</text:p>
          </table:table-cell>
          <table:table-cell table:style-name="ACE-57" office:value-type="date" office:date-value="2015-03-31">
            <text:p>03/31/15</text:p>
          </table:table-cell>
          <table:table-cell table:style-name="ACE-74" office:value-type="string">
            <text:p>Ordered 125 sheets of 98 units for Kauri, Lancewood and Mangrove</text:p>
          </table:table-cell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style-name="ACE-64"/>
          <table:table-cell table:style-name="ACE-57"/>
          <table:table-cell table:style-name="ACE-74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Firmware</text:p>
          </table:table-cell>
          <table:table-cell table:style-name="ACE-1"/>
          <table:table-cell table:style-name="ACE-1" office:value-type="string">
            <text:p>Firmware, Marlin 2015Q2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5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089</text:p>
          </table:table-cell>
          <table:table-cell table:style-name="ACE-1" office:value-type="string">
            <text:p>LCD_spacer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050000000000000001">
            <text:p>$0.005</text:p>
          </table:table-cell>
          <table:table-cell table:style-name="ACE-42" table:formula="of:=SUM([.J6]*[.H6])" office:value-type="float" office:value="0.02">
            <text:p>$0.02</text:p>
          </table:table-cell>
          <table:table-cell table:style-name="ACE-50" table:formula="of:=[.$L$2]*[.H6]" office:value-type="float" office:value="40">
            <text:p>4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074</text:p>
          </table:table-cell>
          <table:table-cell table:style-name="ACE-1" office:value-type="string">
            <text:p>feed_tube spinner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0.53000000000000003">
            <text:p>$0.530</text:p>
          </table:table-cell>
          <table:table-cell table:style-name="ACE-42" table:formula="of:=SUM([.J7]*[.H7])" office:value-type="float" office:value="0.53000000000000003">
            <text:p>$0.53</text:p>
          </table:table-cell>
          <table:table-cell table:style-name="ACE-50" table:formula="of:=[.$L$2]*[.H7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061</text:p>
          </table:table-cell>
          <table:table-cell table:style-name="ACE-1" office:value-type="string">
            <text:p>herringbone_large_gear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2.4300000000000002">
            <text:p>$2.430</text:p>
          </table:table-cell>
          <table:table-cell table:style-name="ACE-42" table:formula="of:=SUM([.J8]*[.H8])" office:value-type="float" office:value="2.4300000000000002">
            <text:p>$2.43</text:p>
          </table:table-cell>
          <table:table-cell table:style-name="ACE-50" table:formula="of:=[.$L$2]*[.H8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062</text:p>
          </table:table-cell>
          <table:table-cell table:style-name="ACE-1" office:value-type="string">
            <text:p>herringbone_small_gear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0.34000000000000002">
            <text:p>$0.340</text:p>
          </table:table-cell>
          <table:table-cell table:style-name="ACE-42" table:formula="of:=SUM([.J9]*[.H9])" office:value-type="float" office:value="0.34000000000000002">
            <text:p>$0.34</text:p>
          </table:table-cell>
          <table:table-cell table:style-name="ACE-50" table:formula="of:=[.$L$2]*[.H9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060</text:p>
          </table:table-cell>
          <table:table-cell table:style-name="ACE-1" office:value-type="string">
            <text:p>Wade Reloaded Bearing Washer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2">
            <text:p>$0.020</text:p>
          </table:table-cell>
          <table:table-cell table:style-name="ACE-42" table:formula="of:=SUM([.J10]*[.H10])" office:value-type="float" office:value="0.02">
            <text:p>$0.02</text:p>
          </table:table-cell>
          <table:table-cell table:style-name="ACE-50" table:formula="of:=[.$L$2]*[.H10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Gnumeric-default" office:value-type="string">
            <text:p>PP-GP0186</text:p>
          </table:table-cell>
          <table:table-cell table:style-name="Gnumeric-default" office:value-type="string">
            <text:p>Wade extruder body for Hex nozzle v1.0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4.0099999999999998">
            <text:p>$4.010</text:p>
          </table:table-cell>
          <table:table-cell table:style-name="ACE-42" table:formula="of:=SUM([.J11]*[.H11])" office:value-type="float" office:value="4.0099999999999998">
            <text:p>$4.01</text:p>
          </table:table-cell>
          <table:table-cell table:style-name="ACE-50" table:formula="of:=[.$L$2]*[.H11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059</text:p>
          </table:table-cell>
          <table:table-cell table:style-name="ACE-1" office:value-type="string">
            <text:p>Wade Reloaded Idler Block v1.4, Taz &amp; Mini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0.90000000000000002">
            <text:p>$0.900</text:p>
          </table:table-cell>
          <table:table-cell table:style-name="ACE-42" table:formula="of:=SUM([.J12]*[.H12])" office:value-type="float" office:value="0.90000000000000002">
            <text:p>$0.90</text:p>
          </table:table-cell>
          <table:table-cell table:style-name="ACE-50" table:formula="of:=[.$L$2]*[.H12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091</text:p>
          </table:table-cell>
          <table:table-cell table:style-name="ACE-1" office:value-type="string">
            <text:p>extruder_latch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0.26000000000000001">
            <text:p>$0.260</text:p>
          </table:table-cell>
          <table:table-cell table:style-name="ACE-42" table:formula="of:=SUM([.J13]*[.H13])" office:value-type="float" office:value="0.26000000000000001">
            <text:p>$0.26</text:p>
          </table:table-cell>
          <table:table-cell table:style-name="ACE-50" table:formula="of:=[.$L$2]*[.H13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121</text:p>
          </table:table-cell>
          <table:table-cell table:style-name="ACE-1" office:value-type="string">
            <text:p>Y Mount Chassis v2.1, TAZ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72999999999999998">
            <text:p>$0.730</text:p>
          </table:table-cell>
          <table:table-cell table:style-name="ACE-42" table:formula="of:=SUM([.J14]*[.H14])" office:value-type="float" office:value="2.9199999999999999">
            <text:p>$2.92</text:p>
          </table:table-cell>
          <table:table-cell table:style-name="ACE-50" table:formula="of:=[.$L$2]*[.H14]" office:value-type="float" office:value="40">
            <text:p>4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122</text:p>
          </table:table-cell>
          <table:table-cell table:style-name="ACE-1" office:value-type="string">
            <text:p>y_mount_table-2.1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72999999999999998">
            <text:p>$0.730</text:p>
          </table:table-cell>
          <table:table-cell table:style-name="ACE-42" table:formula="of:=SUM([.J15]*[.H15])" office:value-type="float" office:value="2.9199999999999999">
            <text:p>$2.92</text:p>
          </table:table-cell>
          <table:table-cell table:style-name="ACE-50" table:formula="of:=[.$L$2]*[.H15]" office:value-type="float" office:value="40">
            <text:p>4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107</text:p>
          </table:table-cell>
          <table:table-cell table:style-name="ACE-1" office:value-type="string">
            <text:p>shipping_clamp_a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25">
            <text:p>$0.250</text:p>
          </table:table-cell>
          <table:table-cell table:style-name="ACE-42" table:formula="of:=SUM([.J16]*[.H16])" office:value-type="float" office:value="1">
            <text:p>$1.00</text:p>
          </table:table-cell>
          <table:table-cell table:style-name="ACE-50" table:formula="of:=[.$L$2]*[.H16]" office:value-type="float" office:value="40">
            <text:p>4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108</text:p>
          </table:table-cell>
          <table:table-cell table:style-name="ACE-1" office:value-type="string">
            <text:p>shipping_clamp_b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20999999999999999">
            <text:p>$0.210</text:p>
          </table:table-cell>
          <table:table-cell table:style-name="ACE-42" table:formula="of:=SUM([.J17]*[.H17])" office:value-type="float" office:value="0.83999999999999997">
            <text:p>$0.84</text:p>
          </table:table-cell>
          <table:table-cell table:style-name="ACE-50" table:formula="of:=[.$L$2]*[.H17]" office:value-type="float" office:value="40">
            <text:p>4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113</text:p>
          </table:table-cell>
          <table:table-cell table:style-name="ACE-1" office:value-type="string">
            <text:p>Y Corner Left v1.3, TAZ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2.0099999999999998">
            <text:p>$2.010</text:p>
          </table:table-cell>
          <table:table-cell table:style-name="ACE-42" table:formula="of:=SUM([.J18]*[.H18])" office:value-type="float" office:value="4.0199999999999996">
            <text:p>$4.02</text:p>
          </table:table-cell>
          <table:table-cell table:style-name="ACE-50" table:formula="of:=[.$L$2]*[.H18]" office:value-type="float" office:value="20">
            <text:p>2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114</text:p>
          </table:table-cell>
          <table:table-cell table:style-name="ACE-1" office:value-type="string">
            <text:p>Y Corner Right v1.3, TAZ 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2.0099999999999998">
            <text:p>$2.010</text:p>
          </table:table-cell>
          <table:table-cell table:style-name="ACE-42" table:formula="of:=SUM([.J19]*[.H19])" office:value-type="float" office:value="4.0199999999999996">
            <text:p>$4.02</text:p>
          </table:table-cell>
          <table:table-cell table:style-name="ACE-50" table:formula="of:=[.$L$2]*[.H19]" office:value-type="float" office:value="20">
            <text:p>2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1" office:value-type="string">
            <text:p>PP-GP0115</text:p>
          </table:table-cell>
          <table:table-cell table:style-name="ACE-1" office:value-type="string">
            <text:p>Y Bearing Mount v2.6.b, TAZ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0.96999999999999997">
            <text:p>$0.970</text:p>
          </table:table-cell>
          <table:table-cell table:style-name="ACE-42" table:formula="of:=SUM([.J20]*[.H20])" office:value-type="float" office:value="0.96999999999999997">
            <text:p>$0.97</text:p>
          </table:table-cell>
          <table:table-cell table:style-name="ACE-50" table:formula="of:=[.$L$2]*[.H20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Y Motor Mount v2.5, TAZ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5.1699999999999999">
            <text:p>$5.170</text:p>
          </table:table-cell>
          <table:table-cell table:style-name="ACE-42" table:formula="of:=SUM([.J21]*[.H21])" office:value-type="float" office:value="5.1699999999999999">
            <text:p>$5.17</text:p>
          </table:table-cell>
          <table:table-cell table:style-name="ACE-50" table:formula="of:=[.$L$2]*[.H21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bed corner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22]" office:value-type="float" office:value="40">
            <text:p>4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extruder mount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23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fan mount right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24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fan mount left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25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feed tube holder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26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lower z left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27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lower z right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28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mount block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5">
            <text:p>5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29]" office:value-type="float" office:value="50">
            <text:p>5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relief mount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30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spool arm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31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spool mount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32]" office:value-type="float" office:value="20">
            <text:p>2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upper bearing holder, x carriage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33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upper bearing holder, z top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34]" office:value-type="float" office:value="20">
            <text:p>2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x carriage connector clamp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35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x carriage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36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x end idler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37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x end motor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38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y belt mount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39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y cable guide mount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40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Printed</text:p>
          </table:table-cell>
          <table:table-cell table:style-name="ACE-7" office:value-type="string">
            <text:p>PP-GP????</text:p>
          </table:table-cell>
          <table:table-cell table:style-name="ACE-1" office:value-type="string">
            <text:p>y guide holder</text:p>
          </table:table-cell>
          <table:table-cell table:number-columns-repeated="2" table:style-name="ACE-1"/>
          <table:table-cell table:style-name="ACE-1" office:value-type="string">
            <text:p>Aleph Objects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/>
          <table:table-cell table:style-name="ACE-42"/>
          <table:table-cell table:style-name="ACE-50" table:formula="of:=[.$L$2]*[.H41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EL-WR0104</text:p>
          </table:table-cell>
          <table:table-cell table:style-name="ACE-1" office:value-type="string">
            <text:p>24AWG Stranded – Orange</text:p>
          </table:table-cell>
          <table:table-cell table:style-name="ACE-1"/>
          <table:table-cell table:style-name="ACE-17" office:value-type="string">
            <text:p>HU1569247OE</text:p>
          </table:table-cell>
          <table:table-cell table:style-name="ACE-1" office:value-type="string">
            <text:p>Allcable</text:p>
          </table:table-cell>
          <table:table-cell table:style-name="ACE-17" office:value-type="string">
            <text:p>HU1569247OE</text:p>
          </table:table-cell>
          <table:table-cell table:style-name="ACE-26" office:value-type="float" office:value="2520">
            <text:p>2520</text:p>
          </table:table-cell>
          <table:table-cell table:style-name="ACE-1" office:value-type="string">
            <text:p>mm</text:p>
          </table:table-cell>
          <table:table-cell table:style-name="ACE-32" table:formula="of:=23/304800" office:value-type="float" office:value="7.5459317585301831e-05">
            <text:p>$0.000</text:p>
          </table:table-cell>
          <table:table-cell table:style-name="ACE-43" table:formula="of:=[.H43]*[.J43]" office:value-type="float" office:value="0.1901574803149606">
            <text:p>$0.19</text:p>
          </table:table-cell>
          <table:table-cell table:style-name="ACE-50" table:formula="of:=[.$L$2]*[.H43]" office:value-type="float" office:value="25200">
            <text:p>25,200</text:p>
          </table:table-cell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EL-WR0105</text:p>
          </table:table-cell>
          <table:table-cell table:style-name="ACE-1" office:value-type="string">
            <text:p>24AWG Stranded – Black</text:p>
          </table:table-cell>
          <table:table-cell table:style-name="ACE-1"/>
          <table:table-cell table:style-name="ACE-17" office:value-type="string">
            <text:p>HU1569247BK</text:p>
          </table:table-cell>
          <table:table-cell table:style-name="ACE-1" office:value-type="string">
            <text:p>Allcable</text:p>
          </table:table-cell>
          <table:table-cell table:style-name="ACE-17" office:value-type="string">
            <text:p>HU1569247BK</text:p>
          </table:table-cell>
          <table:table-cell table:style-name="ACE-26" table:formula="of:=3560+1300" office:value-type="float" office:value="4860">
            <text:p>4860</text:p>
          </table:table-cell>
          <table:table-cell table:style-name="ACE-1" office:value-type="string">
            <text:p>mm</text:p>
          </table:table-cell>
          <table:table-cell table:style-name="ACE-33" table:formula="of:=23/304800" office:value-type="float" office:value="7.5459317585301831e-05">
            <text:p>$0.0001</text:p>
          </table:table-cell>
          <table:table-cell table:style-name="ACE-43" table:formula="of:=[.H44]*[.J44]" office:value-type="float" office:value="0.36673228346456688">
            <text:p>$0.37</text:p>
          </table:table-cell>
          <table:table-cell table:style-name="ACE-50" table:formula="of:=[.$L$2]*[.H44]" office:value-type="float" office:value="48600">
            <text:p>48,600</text:p>
          </table:table-cell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EL-WR0111</text:p>
          </table:table-cell>
          <table:table-cell table:style-name="ACE-1" office:value-type="string">
            <text:p>24AWG Stranded – Blue</text:p>
          </table:table-cell>
          <table:table-cell table:style-name="ACE-1"/>
          <table:table-cell table:style-name="ACE-17" office:value-type="string">
            <text:p>HU1569247BE</text:p>
          </table:table-cell>
          <table:table-cell table:style-name="ACE-1" office:value-type="string">
            <text:p>Allcable</text:p>
          </table:table-cell>
          <table:table-cell table:style-name="ACE-17" office:value-type="string">
            <text:p>HU1569247BE</text:p>
          </table:table-cell>
          <table:table-cell table:style-name="ACE-26" office:value-type="float" office:value="690">
            <text:p>690</text:p>
          </table:table-cell>
          <table:table-cell table:style-name="ACE-1" office:value-type="string">
            <text:p>mm</text:p>
          </table:table-cell>
          <table:table-cell table:style-name="ACE-33" table:formula="of:=23/304800" office:value-type="float" office:value="7.5459317585301831e-05">
            <text:p>$0.0001</text:p>
          </table:table-cell>
          <table:table-cell table:style-name="ACE-43" table:formula="of:=[.H45]*[.J45]" office:value-type="float" office:value="0.052066929133858263">
            <text:p>$0.05</text:p>
          </table:table-cell>
          <table:table-cell table:style-name="ACE-50" table:formula="of:=[.$L$2]*[.H45]" office:value-type="float" office:value="6900">
            <text:p>6,900</text:p>
          </table:table-cell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EL-WR0103</text:p>
          </table:table-cell>
          <table:table-cell table:style-name="ACE-1" office:value-type="string">
            <text:p>24AWG Stranded – Red</text:p>
          </table:table-cell>
          <table:table-cell table:style-name="ACE-1"/>
          <table:table-cell table:style-name="ACE-17" office:value-type="string">
            <text:p>HU1569247RD</text:p>
          </table:table-cell>
          <table:table-cell table:style-name="ACE-1" office:value-type="string">
            <text:p>Allcable</text:p>
          </table:table-cell>
          <table:table-cell table:style-name="ACE-17" office:value-type="string">
            <text:p>HU1569247RD</text:p>
          </table:table-cell>
          <table:table-cell table:style-name="ACE-26" table:formula="of:=4800+1300" office:value-type="float" office:value="6100">
            <text:p>6100</text:p>
          </table:table-cell>
          <table:table-cell table:style-name="ACE-1" office:value-type="string">
            <text:p>mm</text:p>
          </table:table-cell>
          <table:table-cell table:style-name="ACE-33" table:formula="of:=23/304800" office:value-type="float" office:value="7.5459317585301831e-05">
            <text:p>$0.0001</text:p>
          </table:table-cell>
          <table:table-cell table:style-name="ACE-43" table:formula="of:=[.H46]*[.J46]" office:value-type="float" office:value="0.46030183727034119">
            <text:p>$0.46</text:p>
          </table:table-cell>
          <table:table-cell table:style-name="ACE-50" table:formula="of:=[.$L$2]*[.H46]" office:value-type="float" office:value="61000">
            <text:p>61,000</text:p>
          </table:table-cell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EL-WR0107</text:p>
          </table:table-cell>
          <table:table-cell table:style-name="ACE-1" office:value-type="string">
            <text:p>24AWG Stranded – White</text:p>
          </table:table-cell>
          <table:table-cell table:style-name="ACE-1"/>
          <table:table-cell table:style-name="ACE-17" office:value-type="string">
            <text:p>HU1569247WE</text:p>
          </table:table-cell>
          <table:table-cell table:style-name="ACE-1" office:value-type="string">
            <text:p>Allcable</text:p>
          </table:table-cell>
          <table:table-cell table:style-name="ACE-17" office:value-type="string">
            <text:p>HU1569247WE</text:p>
          </table:table-cell>
          <table:table-cell table:style-name="ACE-26" office:value-type="float" office:value="1160">
            <text:p>1160</text:p>
          </table:table-cell>
          <table:table-cell table:style-name="ACE-1" office:value-type="string">
            <text:p>mm</text:p>
          </table:table-cell>
          <table:table-cell table:style-name="ACE-33" table:formula="of:=23/304800" office:value-type="float" office:value="7.5459317585301831e-05">
            <text:p>$0.0001</text:p>
          </table:table-cell>
          <table:table-cell table:style-name="ACE-43" table:formula="of:=[.H47]*[.J47]" office:value-type="float" office:value="0.087532808398950127">
            <text:p>$0.09</text:p>
          </table:table-cell>
          <table:table-cell table:style-name="ACE-50" table:formula="of:=[.$L$2]*[.H47]" office:value-type="float" office:value="11600">
            <text:p>11,600</text:p>
          </table:table-cell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EL-WR0109</text:p>
          </table:table-cell>
          <table:table-cell table:style-name="ACE-1" office:value-type="string">
            <text:p>24AWG Stranded – Yellow</text:p>
          </table:table-cell>
          <table:table-cell table:style-name="ACE-1"/>
          <table:table-cell table:style-name="ACE-17" office:value-type="string">
            <text:p>HU1569247YW</text:p>
          </table:table-cell>
          <table:table-cell table:style-name="ACE-1" office:value-type="string">
            <text:p>Allcable</text:p>
          </table:table-cell>
          <table:table-cell table:style-name="ACE-17" office:value-type="string">
            <text:p>HU1569247YW</text:p>
          </table:table-cell>
          <table:table-cell table:style-name="ACE-26" office:value-type="float" office:value="1100">
            <text:p>1100</text:p>
          </table:table-cell>
          <table:table-cell table:style-name="ACE-1" office:value-type="string">
            <text:p>mm</text:p>
          </table:table-cell>
          <table:table-cell table:style-name="ACE-33" table:formula="of:=23/304800" office:value-type="float" office:value="7.5459317585301831e-05">
            <text:p>$0.0001</text:p>
          </table:table-cell>
          <table:table-cell table:style-name="ACE-43" table:formula="of:=[.H48]*[.J48]" office:value-type="float" office:value="0.083005249343832008">
            <text:p>$0.08</text:p>
          </table:table-cell>
          <table:table-cell table:style-name="ACE-50" table:formula="of:=[.$L$2]*[.H48]" office:value-type="float" office:value="11000">
            <text:p>11,000</text:p>
          </table:table-cell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EL-WR0106</text:p>
          </table:table-cell>
          <table:table-cell table:style-name="ACE-1" office:value-type="string">
            <text:p>16AWG Stranded – Red</text:p>
          </table:table-cell>
          <table:table-cell table:style-name="ACE-1"/>
          <table:table-cell table:style-name="ACE-17" office:value-type="string">
            <text:p>HU15691626RD</text:p>
          </table:table-cell>
          <table:table-cell table:style-name="ACE-1" office:value-type="string">
            <text:p>Allcable</text:p>
          </table:table-cell>
          <table:table-cell table:style-name="ACE-17" office:value-type="string">
            <text:p>HU15691626RD</text:p>
          </table:table-cell>
          <table:table-cell table:style-name="ACE-26" office:value-type="float" office:value="650">
            <text:p>650</text:p>
          </table:table-cell>
          <table:table-cell table:style-name="ACE-1" office:value-type="string">
            <text:p>mm</text:p>
          </table:table-cell>
          <table:table-cell table:style-name="ACE-33" table:formula="of:=88/304800" office:value-type="float" office:value="0.00028871391076115487">
            <text:p>$0.0003</text:p>
          </table:table-cell>
          <table:table-cell table:style-name="ACE-42" table:formula="of:=SUM([.J49]*[.H49])" office:value-type="float" office:value="0.18766404199475067">
            <text:p>$0.19</text:p>
          </table:table-cell>
          <table:table-cell table:style-name="ACE-50" table:formula="of:=[.$L$2]*[.H49]" office:value-type="float" office:value="6500">
            <text:p>6,500</text:p>
          </table:table-cell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EL-WR0108</text:p>
          </table:table-cell>
          <table:table-cell table:style-name="ACE-1" office:value-type="string">
            <text:p>16AWG Stranded – Violet</text:p>
          </table:table-cell>
          <table:table-cell table:style-name="ACE-1"/>
          <table:table-cell table:style-name="ACE-17" office:value-type="string">
            <text:p>HU15691626VT</text:p>
          </table:table-cell>
          <table:table-cell table:style-name="ACE-1" office:value-type="string">
            <text:p>Allcable</text:p>
          </table:table-cell>
          <table:table-cell table:style-name="ACE-17" office:value-type="string">
            <text:p>HU15691626VT</text:p>
          </table:table-cell>
          <table:table-cell table:style-name="ACE-26" office:value-type="float" office:value="1200">
            <text:p>1200</text:p>
          </table:table-cell>
          <table:table-cell table:style-name="ACE-1" office:value-type="string">
            <text:p>mm</text:p>
          </table:table-cell>
          <table:table-cell table:style-name="ACE-33" table:formula="of:=88/304800" office:value-type="float" office:value="0.00028871391076115487">
            <text:p>$0.0003</text:p>
          </table:table-cell>
          <table:table-cell table:style-name="ACE-43" table:formula="of:=[.H50]*[.J50]" office:value-type="float" office:value="0.34645669291338582">
            <text:p>$0.35</text:p>
          </table:table-cell>
          <table:table-cell table:style-name="ACE-50" table:formula="of:=[.$L$2]*[.H50]" office:value-type="float" office:value="12000">
            <text:p>12,000</text:p>
          </table:table-cell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EL-WR0110</text:p>
          </table:table-cell>
          <table:table-cell table:style-name="ACE-1" office:value-type="string">
            <text:p>16AWG Stranded – Yellow</text:p>
          </table:table-cell>
          <table:table-cell table:style-name="ACE-1"/>
          <table:table-cell table:style-name="ACE-17" office:value-type="string">
            <text:p>HU15691626YW</text:p>
          </table:table-cell>
          <table:table-cell table:style-name="ACE-1" office:value-type="string">
            <text:p>Allcable</text:p>
          </table:table-cell>
          <table:table-cell table:style-name="ACE-17" office:value-type="string">
            <text:p>HU15691626YW</text:p>
          </table:table-cell>
          <table:table-cell table:style-name="ACE-26" office:value-type="float" office:value="50">
            <text:p>50</text:p>
          </table:table-cell>
          <table:table-cell table:style-name="ACE-1" office:value-type="string">
            <text:p>mm</text:p>
          </table:table-cell>
          <table:table-cell table:style-name="ACE-33" table:formula="of:=88/304800" office:value-type="float" office:value="0.00028871391076115487">
            <text:p>$0.0003</text:p>
          </table:table-cell>
          <table:table-cell table:style-name="ACE-42" table:formula="of:=SUM([.J51]*[.H51])" office:value-type="float" office:value="0.014435695538057744">
            <text:p>$0.01</text:p>
          </table:table-cell>
          <table:table-cell table:style-name="ACE-50" table:formula="of:=[.$L$2]*[.H51]" office:value-type="float" office:value="500">
            <text:p>500</text:p>
          </table:table-cell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EL-WR0099</text:p>
          </table:table-cell>
          <table:table-cell table:style-name="ACE-1" office:value-type="string">
            <text:p>Shielded 4Cond 22AWG</text:p>
          </table:table-cell>
          <table:table-cell table:style-name="ACE-1"/>
          <table:table-cell table:style-name="ACE-17" office:value-type="string">
            <text:p>0762A.41.10</text:p>
          </table:table-cell>
          <table:table-cell table:style-name="ACE-1" office:value-type="string">
            <text:p>Allcable</text:p>
          </table:table-cell>
          <table:table-cell table:style-name="ACE-17" office:value-type="string">
            <text:p>C0762A.41.10</text:p>
          </table:table-cell>
          <table:table-cell table:style-name="ACE-26" office:value-type="float" office:value="3657">
            <text:p>3657</text:p>
          </table:table-cell>
          <table:table-cell table:style-name="ACE-1" office:value-type="string">
            <text:p>mm</text:p>
          </table:table-cell>
          <table:table-cell table:style-name="ACE-32" table:formula="of:=308/304800" office:value-type="float" office:value="0.0010104986876640419">
            <text:p>$0.001</text:p>
          </table:table-cell>
          <table:table-cell table:style-name="ACE-43" table:formula="of:=[.H52]*[.J52]" office:value-type="float" office:value="3.6953937007874011">
            <text:p>$3.70</text:p>
          </table:table-cell>
          <table:table-cell table:style-name="ACE-50" table:formula="of:=[.$L$2]*[.H52]" office:value-type="float" office:value="36570">
            <text:p>36,570</text:p>
          </table:table-cell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3"/>
          <table:table-cell table:style-name="ACE-50"/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0">
          <table:table-cell table:style-name="ACE-29" office:value-type="string">
            <text:p>Consumable</text:p>
          </table:table-cell>
          <table:table-cell table:style-name="ACE-29" office:value-type="string">
            <text:p>HD-MS0027</text:p>
          </table:table-cell>
          <table:table-cell table:style-name="ACE-29" office:value-type="string">
            <text:p>Spring, Extruder, 6mm OD, 0.8mm WD, 9.7mm FL</text:p>
          </table:table-cell>
          <table:table-cell table:number-columns-repeated="2" table:style-name="ACE-29"/>
          <table:table-cell table:style-name="ACE-29" office:value-type="string">
            <text:p>Associated Spring</text:p>
          </table:table-cell>
          <table:table-cell table:style-name="ACE-29" office:value-type="string">
            <text:p>C0240-032-0380-M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ea</text:p>
          </table:table-cell>
          <table:table-cell table:style-name="ACE-34" office:value-type="float" office:value="0.084000000000000005">
            <text:p>$0.084</text:p>
          </table:table-cell>
          <table:table-cell table:style-name="ACE-44" table:formula="of:=SUM([.J54]*[.H54])" office:value-type="float" office:value="0.16800000000000001">
            <text:p>$0.17</text:p>
          </table:table-cell>
          <table:table-cell table:style-name="ACE-51" table:formula="of:=[.$L$2]*[.H54]" office:value-type="float" office:value="20">
            <text:p>20</text:p>
          </table:table-cell>
          <table:table-cell table:style-name="ACE-29" office:value-type="string">
            <text:p>PO06773</text:p>
          </table:table-cell>
          <table:table-cell table:style-name="ACE-67" office:value-type="date" office:date-value="2015-03-19">
            <text:p>03/19/15</text:p>
          </table:table-cell>
          <table:table-cell table:style-name="ACE-67" office:value-type="date" office:date-value="2015-03-31">
            <text:p>03/31/15</text:p>
          </table:table-cell>
          <table:table-cell table:style-name="ACE-75" office:value-type="string">
            <text:p>Ordered for JuniperBerry, Fangtooth, Kauri and Lancewood</text:p>
          </table:table-cell>
          <table:table-cell table:number-columns-repeated="2" table:style-name="ACE-6"/>
          <table:table-cell table:style-name="ACE-92"/>
          <table:table-cell table:number-columns-repeated="1005" table:style-name="ACE-6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2" table:style-name="Gnumeric-default"/>
          <table:table-cell table:style-name="ACE-2"/>
          <table:table-cell table:number-columns-repeated="1005" table:style-name="Gnumeric-default"/>
        </table:table-row>
        <table:table-row table:style-name="AROW-0">
          <table:table-cell table:style-name="ACE-30" office:value-type="string">
            <text:p>Hardware</text:p>
          </table:table-cell>
          <table:table-cell table:style-name="ACE-30" office:value-type="string">
            <text:p>HD-BL0009</text:p>
          </table:table-cell>
          <table:table-cell table:style-name="ACE-30" office:value-type="string">
            <text:p>GT2, Single sided Neoprene Belt, 2mm pitch, 582 teeth, 6mm wide,fiberglass cords</text:p>
          </table:table-cell>
          <table:table-cell table:number-columns-repeated="2" table:style-name="ACE-30"/>
          <table:table-cell table:style-name="ACE-30" office:value-type="string">
            <text:p>B &amp; B Manufacturing, Inc</text:p>
          </table:table-cell>
          <table:table-cell table:style-name="ACE-30" office:value-type="string">
            <text:p>1164-2P-06 (2MR-1164-06)</text:p>
          </table:table-cell>
          <table:table-cell table:style-name="ACE-30" office:value-type="float" office:value="2">
            <text:p>2</text:p>
          </table:table-cell>
          <table:table-cell table:style-name="ACE-30" office:value-type="string">
            <text:p>ea</text:p>
          </table:table-cell>
          <table:table-cell table:style-name="ACE-35" office:value-type="float" office:value="2.54">
            <text:p>$2.540</text:p>
          </table:table-cell>
          <table:table-cell table:style-name="ACE-45" table:formula="of:=SUM([.J56]*[.H56])" office:value-type="float" office:value="5.0800000000000001">
            <text:p>$5.08</text:p>
          </table:table-cell>
          <table:table-cell table:style-name="ACE-52" table:formula="of:=[.$L$2]*[.H56]" office:value-type="float" office:value="20">
            <text:p>20</text:p>
          </table:table-cell>
          <table:table-cell table:style-name="ACE-58" office:value-type="string">
            <text:p>PO06774</text:p>
          </table:table-cell>
          <table:table-cell table:style-name="ACE-68" office:value-type="date" office:date-value="2015-03-19">
            <text:p>03/19/15</text:p>
          </table:table-cell>
          <table:table-cell table:style-name="ACE-68" office:value-type="date" office:date-value="2015-03-31">
            <text:p>03/31/15</text:p>
          </table:table-cell>
          <table:table-cell table:style-name="ACE-76" office:value-type="string">
            <text:p>Ordered for JuniperBerry, Fangtooth, Kauri and Lancewood</text:p>
          </table:table-cell>
          <table:table-cell table:style-name="ACE-87"/>
          <table:table-cell table:number-columns-repeated="1007" table:style-name="ACE-14"/>
        </table:table-row>
        <table:table-row table:style-name="AROW-0">
          <table:table-cell table:style-name="ACE-30" office:value-type="string">
            <text:p>Mechanical</text:p>
          </table:table-cell>
          <table:table-cell table:style-name="ACE-30" office:value-type="string">
            <text:p>HD-MS0033</text:p>
          </table:table-cell>
          <table:table-cell table:style-name="ACE-30" office:value-type="string">
            <text:p>GT2 Timing Pulley, 5mm Bore Aluminum</text:p>
          </table:table-cell>
          <table:table-cell table:number-columns-repeated="2" table:style-name="ACE-30"/>
          <table:table-cell table:style-name="ACE-30" office:value-type="string">
            <text:p>B &amp; B Manufacturing, Inc</text:p>
          </table:table-cell>
          <table:table-cell table:style-name="ACE-30" office:value-type="string">
            <text:p>16-2P06M6CA5 5MM BORE ALUMINUM</text:p>
          </table:table-cell>
          <table:table-cell table:style-name="ACE-30" office:value-type="float" office:value="2">
            <text:p>2</text:p>
          </table:table-cell>
          <table:table-cell table:style-name="ACE-30" office:value-type="string">
            <text:p>ea</text:p>
          </table:table-cell>
          <table:table-cell table:style-name="ACE-35" office:value-type="float" office:value="2.8999999999999999">
            <text:p>$2.900</text:p>
          </table:table-cell>
          <table:table-cell table:style-name="ACE-45" table:formula="of:=SUM([.J57]*[.H57])" office:value-type="float" office:value="5.7999999999999998">
            <text:p>$5.80</text:p>
          </table:table-cell>
          <table:table-cell table:style-name="ACE-52" table:formula="of:=[.$L$2]*[.H57]" office:value-type="float" office:value="20">
            <text:p>20</text:p>
          </table:table-cell>
          <table:table-cell table:style-name="ACE-30" office:value-type="string">
            <text:p>PO06774</text:p>
          </table:table-cell>
          <table:table-cell table:style-name="ACE-68" office:value-type="date" office:date-value="2015-03-19">
            <text:p>03/19/15</text:p>
          </table:table-cell>
          <table:table-cell table:style-name="ACE-68" office:value-type="date" office:date-value="2015-03-31">
            <text:p>03/31/15</text:p>
          </table:table-cell>
          <table:table-cell table:style-name="ACE-76" office:value-type="string">
            <text:p>Ordered for JuniperBerry, Fangtooth, Kauri and Lancewood</text:p>
          </table:table-cell>
          <table:table-cell table:number-columns-repeated="1008" table:style-name="ACE-14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3">
          <table:table-cell table:style-name="ACE-30" office:value-type="string">
            <text:p>Mechanical</text:p>
          </table:table-cell>
          <table:table-cell table:style-name="ACE-30" office:value-type="string">
            <text:p>HD-MS0002-3</text:p>
          </table:table-cell>
          <table:table-cell table:style-name="ACE-30" office:value-type="string">
            <text:p>Borosilicate Glass Bed 300mm x 300mm</text:p>
          </table:table-cell>
          <table:table-cell table:number-columns-repeated="2" table:style-name="ACE-30"/>
          <table:table-cell table:style-name="ACE-30" office:value-type="string">
            <text:p>Cat-i glass</text:p>
          </table:table-cell>
          <table:table-cell table:style-name="ACE-30"/>
          <table:table-cell table:style-name="ACE-30" office:value-type="float" office:value="1">
            <text:p>1</text:p>
          </table:table-cell>
          <table:table-cell table:style-name="ACE-30" office:value-type="string">
            <text:p>ea</text:p>
          </table:table-cell>
          <table:table-cell table:style-name="ACE-35" office:value-type="float" office:value="12.85">
            <text:p>$12.850</text:p>
          </table:table-cell>
          <table:table-cell table:style-name="ACE-45" table:formula="of:=SUM([.J59]*[.H59])" office:value-type="float" office:value="12.85">
            <text:p>$12.85</text:p>
          </table:table-cell>
          <table:table-cell table:style-name="ACE-52" table:formula="of:=[.$L$2]*[.H59]" office:value-type="float" office:value="10">
            <text:p>10</text:p>
          </table:table-cell>
          <table:table-cell table:style-name="ACE-30"/>
          <table:table-cell table:style-name="ACE-68"/>
          <table:table-cell table:style-name="ACE-68" office:value-type="string">
            <text:p>See Notes </text:p>
          </table:table-cell>
          <table:table-cell table:style-name="ACE-76" office:value-type="string">
            <text:p>Should have plenty in stock to support this build but we will want to replace these units with a Lancewood order</text:p>
          </table:table-cell>
          <table:table-cell table:style-name="ACE-88"/>
          <table:table-cell table:number-columns-repeated="1007" table:style-name="ACE-14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style-name="ACE-69"/>
          <table:table-cell table:number-columns-repeated="1007" table:style-name="Gnumeric-default"/>
        </table:table-row>
        <table:table-row table:style-name="AROW-4">
          <table:table-cell table:style-name="ACE-1" office:value-type="string">
            <text:p>Electronic</text:p>
          </table:table-cell>
          <table:table-cell table:style-name="ACE-8" office:value-type="string">
            <text:p>EL-MT0001</text:p>
          </table:table-cell>
          <table:table-cell table:style-name="ACE-8" office:value-type="string">
            <text:p>NEMA 17 Stepper Motors, wires cut to 60mm</text:p>
          </table:table-cell>
          <table:table-cell table:style-name="ACE-1"/>
          <table:table-cell table:style-name="ACE-17"/>
          <table:table-cell table:style-name="ACE-1" office:value-type="string">
            <text:p>Changzhou FTX Motors Co., Ltd. </text:p>
          </table:table-cell>
          <table:table-cell table:style-name="ACE-1" office:value-type="string">
            <text:p>SY42STH47-1504A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ea</text:p>
          </table:table-cell>
          <table:table-cell table:style-name="ACE-32" office:value-type="float" office:value="7.2000000000000002">
            <text:p>$7.200</text:p>
          </table:table-cell>
          <table:table-cell table:style-name="ACE-42" table:formula="of:=SUM([.J61]*[.H61])" office:value-type="float" office:value="36">
            <text:p>$36.00</text:p>
          </table:table-cell>
          <table:table-cell table:style-name="ACE-50" table:formula="of:=[.$L$2]*[.H61]" office:value-type="float" office:value="50">
            <text:p>50</text:p>
          </table:table-cell>
          <table:table-cell table:number-columns-repeated="2" table:style-name="ACE-57"/>
          <table:table-cell table:style-name="ACE-57" office:value-type="string">
            <text:p>See Notes </text:p>
          </table:table-cell>
          <table:table-cell table:style-name="ACE-74" office:value-type="string">
            <text:p>Should have plenty in stock to support this build but we will want to replace these units with a Lancewood order <text:s/>(Note: <text:s/>Negotiated .30 reduction in cost – Need to order in time for sea shipment)</text:p>
          </table:table-cell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number-columns-repeated="4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9" office:value-type="string">
            <text:p>HD-MS0061</text:p>
          </table:table-cell>
          <table:table-cell table:style-name="ACE-9" office:value-type="string">
            <text:p>KNOB CLR/MATTE .50"DIA 6MM SHAFT</text:p>
          </table:table-cell>
          <table:table-cell table:style-name="ACE-1"/>
          <table:table-cell table:style-name="ACE-1" office:value-type="string">
            <text:p>OEJA-50-3-7</text:p>
          </table:table-cell>
          <table:table-cell table:style-name="ACE-1" office:value-type="string">
            <text:p>Digikey</text:p>
          </table:table-cell>
          <table:table-cell table:style-name="ACE-17" office:value-type="string">
            <text:p>226-3128-ND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4.7599999999999998">
            <text:p>$4.760</text:p>
          </table:table-cell>
          <table:table-cell table:style-name="ACE-42" table:formula="of:=SUM([.J63]*[.H63])" office:value-type="float" office:value="4.7599999999999998">
            <text:p>$4.76</text:p>
          </table:table-cell>
          <table:table-cell table:style-name="ACE-50" table:formula="of:=[.$L$2]*[.H63]" office:value-type="float" office:value="10">
            <text:p>10</text:p>
          </table:table-cell>
          <table:table-cell table:style-name="ACE-1" office:value-type="string">
            <text:p>PO06768</text:p>
          </table:table-cell>
          <table:table-cell table:style-name="ACE-64" office:value-type="date" office:date-value="2015-03-19">
            <text:p>03/19/15</text:p>
          </table:table-cell>
          <table:table-cell table:style-name="ACE-64" office:value-type="date" office:date-value="2015-03-23">
            <text:p>03/23/15</text:p>
          </table:table-cell>
          <table:table-cell table:style-name="ACE-73"/>
          <table:table-cell table:style-name="ACE-69"/>
          <table:table-cell table:number-columns-repeated="1007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9" office:value-type="string">
            <text:p>EL-MS0131</text:p>
          </table:table-cell>
          <table:table-cell table:style-name="ACE-9" office:value-type="string">
            <text:p><text:span text:style-name="AC-roman"><text:span text:style-name="AC-underline-none">14-POS, free hanging</text:span></text:span></text:p>
          </table:table-cell>
          <table:table-cell table:style-name="ACE-1" office:value-type="string">
            <text:p>TE</text:p>
          </table:table-cell>
          <table:table-cell table:style-name="ACE-17" office:value-type="string">
            <text:p>206044-1</text:p>
          </table:table-cell>
          <table:table-cell table:style-name="ACE-1" office:value-type="string">
            <text:p>Digikey</text:p>
          </table:table-cell>
          <table:table-cell table:style-name="ACE-17" office:value-type="string">
            <text:p>A1358-ND</text:p>
          </table:table-cell>
          <table:table-cell table:style-name="ACE-17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3.8399999999999999">
            <text:p>$3.840</text:p>
          </table:table-cell>
          <table:table-cell table:style-name="ACE-43" table:formula="of:=[.H64]*[.J64]" office:value-type="float" office:value="15.359999999999999">
            <text:p>$15.36</text:p>
          </table:table-cell>
          <table:table-cell table:style-name="ACE-50" table:formula="of:=[.$L$2]*[.H64]" office:value-type="float" office:value="40">
            <text:p>40</text:p>
          </table:table-cell>
          <table:table-cell table:style-name="ACE-1" office:value-type="string">
            <text:p>PO06768</text:p>
          </table:table-cell>
          <table:table-cell table:style-name="ACE-64" office:value-type="date" office:date-value="2015-03-19">
            <text:p>03/19/15</text:p>
          </table:table-cell>
          <table:table-cell table:style-name="ACE-57" office:value-type="date" office:date-value="2015-03-23">
            <text:p>03/23/15</text:p>
          </table:table-cell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5">
          <table:table-cell table:style-name="ACE-1" office:value-type="string">
            <text:p>Electronic</text:p>
          </table:table-cell>
          <table:table-cell table:style-name="ACE-8" office:value-type="string">
            <text:p>EL-MS0123</text:p>
          </table:table-cell>
          <table:table-cell table:style-name="ACE-8" office:value-type="string">
            <text:p>20-24 AWG Tin Pin for Plug</text:p>
          </table:table-cell>
          <table:table-cell table:style-name="ACE-1" office:value-type="string">
            <text:p>TE</text:p>
          </table:table-cell>
          <table:table-cell table:style-name="ACE-17" office:value-type="string">
            <text:p>1-66106-5</text:p>
          </table:table-cell>
          <table:table-cell table:style-name="ACE-1" office:value-type="string">
            <text:p>Digikey</text:p>
          </table:table-cell>
          <table:table-cell table:style-name="ACE-17" office:value-type="string">
            <text:p>A31991TR-ND</text:p>
          </table:table-cell>
          <table:table-cell table:style-name="ACE-17" office:value-type="float" office:value="37">
            <text:p>37</text:p>
          </table:table-cell>
          <table:table-cell table:style-name="ACE-1" office:value-type="string">
            <text:p>ea</text:p>
          </table:table-cell>
          <table:table-cell table:style-name="ACE-32" office:value-type="float" office:value="0.20000000000000001">
            <text:p>$0.200</text:p>
          </table:table-cell>
          <table:table-cell table:style-name="ACE-42" table:formula="of:=SUM([.J65]*[.H65])" office:value-type="float" office:value="7.4000000000000004">
            <text:p>$7.40</text:p>
          </table:table-cell>
          <table:table-cell table:style-name="ACE-50" table:formula="of:=[.$L$2]*[.H65]" office:value-type="float" office:value="370">
            <text:p>370</text:p>
          </table:table-cell>
          <table:table-cell table:number-columns-repeated="2" table:style-name="ACE-57"/>
          <table:table-cell table:style-name="ACE-57" office:value-type="string">
            <text:p>See Notes </text:p>
          </table:table-cell>
          <table:table-cell table:style-name="ACE-16" office:value-type="string">
            <text:p>Should have plenty in stock to support this build </text:p>
          </table:table-cell>
          <table:table-cell table:style-name="ACE-65"/>
          <table:table-cell table:number-columns-repeated="2" table:style-name="ACE-19"/>
          <table:table-cell table:number-columns-repeated="1005" table:style-name="Gnumeric-default"/>
        </table:table-row>
        <table:table-row table:style-name="AROW-5">
          <table:table-cell table:style-name="ACE-1" office:value-type="string">
            <text:p>Electronic</text:p>
          </table:table-cell>
          <table:table-cell table:style-name="ACE-8" office:value-type="string">
            <text:p>EL-MS0122</text:p>
          </table:table-cell>
          <table:table-cell table:style-name="ACE-8" office:value-type="string">
            <text:p>14-18 AWG Tin Pin for Plug</text:p>
          </table:table-cell>
          <table:table-cell table:style-name="ACE-1" office:value-type="string">
            <text:p>TE</text:p>
          </table:table-cell>
          <table:table-cell table:style-name="ACE-17" office:value-type="string">
            <text:p>1-66359-4</text:p>
          </table:table-cell>
          <table:table-cell table:style-name="ACE-1" office:value-type="string">
            <text:p>Digikey</text:p>
          </table:table-cell>
          <table:table-cell table:style-name="ACE-17" office:value-type="string">
            <text:p>A31998TR-ND</text:p>
          </table:table-cell>
          <table:table-cell table:style-name="ACE-17" office:value-type="float" office:value="3">
            <text:p>3</text:p>
          </table:table-cell>
          <table:table-cell table:style-name="ACE-1" office:value-type="string">
            <text:p>ea</text:p>
          </table:table-cell>
          <table:table-cell table:style-name="ACE-32" office:value-type="float" office:value="0.17399999999999999">
            <text:p>$0.174</text:p>
          </table:table-cell>
          <table:table-cell table:style-name="ACE-42" table:formula="of:=SUM([.J66]*[.H66])" office:value-type="float" office:value="0.52200000000000002">
            <text:p>$0.52</text:p>
          </table:table-cell>
          <table:table-cell table:style-name="ACE-50" table:formula="of:=[.$L$2]*[.H66]" office:value-type="float" office:value="30">
            <text:p>30</text:p>
          </table:table-cell>
          <table:table-cell table:number-columns-repeated="2" table:style-name="ACE-57"/>
          <table:table-cell table:style-name="ACE-57" office:value-type="string">
            <text:p>See Notes </text:p>
          </table:table-cell>
          <table:table-cell table:style-name="ACE-74" office:value-type="string">
            <text:p>Should have plenty in stock to support this build </text:p>
          </table:table-cell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5">
          <table:table-cell table:style-name="ACE-1" office:value-type="string">
            <text:p>Electronic</text:p>
          </table:table-cell>
          <table:table-cell table:style-name="ACE-8" office:value-type="string">
            <text:p>EL-MS0074</text:p>
          </table:table-cell>
          <table:table-cell table:style-name="ACE-8" office:value-type="string">
            <text:p>20-POS <text:s/>.100 Dual (Black)</text:p>
          </table:table-cell>
          <table:table-cell table:style-name="ACE-1"/>
          <table:table-cell table:style-name="ACE-17" office:value-type="float" office:value="22552201">
            <text:p>22552201</text:p>
          </table:table-cell>
          <table:table-cell table:style-name="ACE-1" office:value-type="string">
            <text:p>Digikey</text:p>
          </table:table-cell>
          <table:table-cell table:style-name="ACE-17" office:value-type="string">
            <text:p>WM2527-ND</text:p>
          </table:table-cell>
          <table:table-cell table:style-name="ACE-17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0.98812">
            <text:p>$0.988</text:p>
          </table:table-cell>
          <table:table-cell table:style-name="ACE-36" office:value-type="float" office:value="1.0587">
            <text:p>$1.059</text:p>
          </table:table-cell>
          <table:table-cell table:style-name="ACE-50" table:formula="of:=[.$L$2]*[.H67]" office:value-type="float" office:value="10">
            <text:p>10</text:p>
          </table:table-cell>
          <table:table-cell table:number-columns-repeated="2" table:style-name="ACE-57"/>
          <table:table-cell table:style-name="ACE-57" office:value-type="string">
            <text:p>See Notes </text:p>
          </table:table-cell>
          <table:table-cell table:style-name="ACE-74" office:value-type="string">
            <text:p>Should have plenty in stock to support this build </text:p>
          </table:table-cell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3">
          <table:table-cell table:style-name="ACE-1" office:value-type="string">
            <text:p>Electronic</text:p>
          </table:table-cell>
          <table:table-cell table:style-name="ACE-10" office:value-type="string">
            <text:p>EL-SW0023</text:p>
          </table:table-cell>
          <table:table-cell table:style-name="ACE-10" office:value-type="string">
            <text:p>SWITCH ROCKER DPST 20A 250V, illuminated red</text:p>
          </table:table-cell>
          <table:table-cell table:style-name="Gnumeric-default" office:value-type="string">
            <text:p>E-Switch</text:p>
          </table:table-cell>
          <table:table-cell table:style-name="Gnumeric-default" office:value-type="string">
            <text:p>R5BBLKREDFF2</text:p>
          </table:table-cell>
          <table:table-cell table:style-name="Gnumeric-default" office:value-type="string">
            <text:p>Digikey</text:p>
          </table:table-cell>
          <table:table-cell table:style-name="Gnumeric-default" office:value-type="string">
            <text:p>EG1535-N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a</text:p>
          </table:table-cell>
          <table:table-cell table:style-name="ACE-36" office:value-type="float" office:value="1.7019">
            <text:p>$1.702</text:p>
          </table:table-cell>
          <table:table-cell table:style-name="ACE-40" table:formula="of:=[.H68]*[.J68]" office:value-type="float" office:value="1.7019">
            <text:p>$1.70</text:p>
          </table:table-cell>
          <table:table-cell table:style-name="ACE-50" table:formula="of:=[.$L$2]*[.H68]" office:value-type="float" office:value="10">
            <text:p>10</text:p>
          </table:table-cell>
          <table:table-cell table:style-name="ACE-1" office:value-type="string">
            <text:p>PO06768</text:p>
          </table:table-cell>
          <table:table-cell table:style-name="ACE-64" office:value-type="date" office:date-value="2015-03-19">
            <text:p>03/19/15</text:p>
          </table:table-cell>
          <table:table-cell table:style-name="ACE-57" office:value-type="date" office:date-value="2015-04-03">
            <text:p>04/03/15</text:p>
          </table:table-cell>
          <table:table-cell table:style-name="ACE-74" office:value-type="string">
            <text:p>Ordered units for Kauri and Lancewood – we have units in house to start with but these need to be replaced – Long lead time and hard to get. </text:p>
          </table:table-cell>
          <table:table-cell table:style-name="ACE-89"/>
          <table:table-cell table:style-name="ACE-19"/>
          <table:table-cell table:style-name="Gnumeric-default"/>
          <table:table-cell table:style-name="ACE-89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8" office:value-type="string">
            <text:p>EL-MS0124</text:p>
          </table:table-cell>
          <table:table-cell table:style-name="ACE-8" office:value-type="string">
            <text:p>20-24 AWG Tin Sockets for Receptacle</text:p>
          </table:table-cell>
          <table:table-cell table:style-name="ACE-1" office:value-type="string">
            <text:p>TE</text:p>
          </table:table-cell>
          <table:table-cell table:style-name="ACE-17" office:value-type="string">
            <text:p>1-66331-4</text:p>
          </table:table-cell>
          <table:table-cell table:style-name="ACE-1" office:value-type="string">
            <text:p>Digikey / Heilind </text:p>
          </table:table-cell>
          <table:table-cell table:style-name="ACE-17" office:value-type="string">
            <text:p>A31995TR-ND</text:p>
          </table:table-cell>
          <table:table-cell table:style-name="ACE-17" office:value-type="float" office:value="48">
            <text:p>48</text:p>
          </table:table-cell>
          <table:table-cell table:style-name="ACE-1" office:value-type="string">
            <text:p>ea</text:p>
          </table:table-cell>
          <table:table-cell table:style-name="ACE-32" office:value-type="float" office:value="0.23000000000000001">
            <text:p>$0.230</text:p>
          </table:table-cell>
          <table:table-cell table:style-name="ACE-43" table:formula="of:=[.H69]*[.J69]" office:value-type="float" office:value="11.040000000000001">
            <text:p>$11.04</text:p>
          </table:table-cell>
          <table:table-cell table:style-name="ACE-50" table:formula="of:=[.$L$2]*[.H69]" office:value-type="float" office:value="480">
            <text:p>480</text:p>
          </table:table-cell>
          <table:table-cell table:style-name="ACE-57"/>
          <table:table-cell table:style-name="ACE-64"/>
          <table:table-cell table:style-name="ACE-57" office:value-type="string">
            <text:p>See Notes </text:p>
          </table:table-cell>
          <table:table-cell table:style-name="ACE-74" office:value-type="string">
            <text:p>Should have plenty in stock to support this build </text:p>
          </table:table-cell>
          <table:table-cell table:style-name="Gnumeric-default"/>
          <table:table-cell table:style-name="ACE-19"/>
          <table:table-cell table:style-name="Gnumeric-default"/>
          <table:table-cell table:style-name="ACE-89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9" office:value-type="string">
            <text:p>PC-CN0010</text:p>
          </table:table-cell>
          <table:table-cell table:style-name="ACE-9" office:value-type="string">
            <text:p>IDC 10POS Dual 30AU</text:p>
          </table:table-cell>
          <table:table-cell table:style-name="ACE-1" office:value-type="string">
            <text:p>FCI</text:p>
          </table:table-cell>
          <table:table-cell table:style-name="ACE-17" office:value-type="string">
            <text:p>BRG71600-010LF</text:p>
          </table:table-cell>
          <table:table-cell table:style-name="ACE-1" office:value-type="string">
            <text:p>Heilind</text:p>
          </table:table-cell>
          <table:table-cell table:style-name="ACE-17" office:value-type="string">
            <text:p>609-1739-ND</text:p>
          </table:table-cell>
          <table:table-cell table:style-name="ACE-17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0.501">
            <text:p>$0.501</text:p>
          </table:table-cell>
          <table:table-cell table:style-name="ACE-43" table:formula="of:=[.H70]*[.J70]" office:value-type="float" office:value="1.002">
            <text:p>$1.00</text:p>
          </table:table-cell>
          <table:table-cell table:style-name="ACE-50" table:formula="of:=[.$L$2]*[.H70]" office:value-type="float" office:value="20">
            <text:p>20</text:p>
          </table:table-cell>
          <table:table-cell table:style-name="ACE-19" office:value-type="string">
            <text:p>PO06776</text:p>
          </table:table-cell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style-name="ACE-40"/>
          <table:table-cell table:number-columns-repeated="1003" table:style-name="Gnumeric-default"/>
        </table:table-row>
        <table:table-row table:style-name="AROW-0">
          <table:table-cell table:style-name="Gnumeric-default" office:value-type="string">
            <text:p>Electronic</text:p>
          </table:table-cell>
          <table:table-cell table:style-name="ACE-10" office:value-type="string">
            <text:p>EL-MS0211</text:p>
          </table:table-cell>
          <table:table-cell table:style-name="ACE-10" office:value-type="string">
            <text:p>REEL – RING TONGUE CONN 16-22 AWG #10 PIDG</text:p>
          </table:table-cell>
          <table:table-cell table:style-name="Gnumeric-default" office:value-type="string">
            <text:p>TE</text:p>
          </table:table-cell>
          <table:table-cell table:style-name="Gnumeric-default" office:value-type="string">
            <text:p>2-36154-2</text:p>
          </table:table-cell>
          <table:table-cell table:style-name="Gnumeric-default" office:value-type="string">
            <text:p>Heilind</text:p>
          </table:table-cell>
          <table:table-cell table:style-name="Gnumeric-default" office:value-type="string">
            <text:p>A1062TR-ND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ea</text:p>
          </table:table-cell>
          <table:table-cell table:style-name="ACE-36" office:value-type="float" office:value="0.11985">
            <text:p>$0.120</text:p>
          </table:table-cell>
          <table:table-cell table:style-name="ACE-38" table:formula="of:=SUM([.J71]*[.H71])" office:value-type="float" office:value="0.83894999999999997">
            <text:p>$0.84</text:p>
          </table:table-cell>
          <table:table-cell table:style-name="ACE-50" table:formula="of:=[.$L$2]*[.H71]" office:value-type="float" office:value="70">
            <text:p>70</text:p>
          </table:table-cell>
          <table:table-cell table:style-name="ACE-36" office:value-type="string">
            <text:p>PO06776</text:p>
          </table:table-cell>
          <table:table-cell table:style-name="ACE-38"/>
          <table:table-cell table:style-name="ACE-54"/>
          <table:table-cell table:style-name="ACE-77" office:value-type="string">
            <text:p>5K unit Reel </text:p>
          </table:table-cell>
          <table:table-cell table:style-name="ACE-54"/>
          <table:table-cell table:style-name="ACE-69"/>
          <table:table-cell table:style-name="ACE-69" office:value-type="date" office:date-value="2014-10-03">
            <text:p>10/03/14</text:p>
          </table:table-cell>
          <table:table-cell table:style-name="ACE-69" office:value-type="string">
            <text:p>10000 rec'vd</text:p>
          </table:table-cell>
          <table:table-cell table:style-name="Gnumeric-default" office:value-type="string">
            <text:p>5k Reels </text:p>
          </table:table-cell>
          <table:table-cell table:number-columns-repeated="1003" table:style-name="Gnumeric-default"/>
        </table:table-row>
        <table:table-row table:style-name="AROW-2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3"/>
          <table:table-cell table:style-name="ACE-50"/>
          <table:table-cell table:style-name="ACE-19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style-name="ACE-40"/>
          <table:table-cell table:number-columns-repeated="1003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8" office:value-type="string">
            <text:p>HD-MS0058</text:p>
          </table:table-cell>
          <table:table-cell table:style-name="ACE-8" office:value-type="string">
            <text:p>Wire Tie, 8"</text:p>
          </table:table-cell>
          <table:table-cell table:style-name="ACE-1"/>
          <table:table-cell table:style-name="ACE-18" office:value-type="string">
            <text:p>7130K32</text:p>
          </table:table-cell>
          <table:table-cell table:style-name="ACE-1" office:value-type="string">
            <text:p>Electronics Distributors Corp.</text:p>
          </table:table-cell>
          <table:table-cell table:style-name="ACE-18" office:value-type="string">
            <text:p>7130K32</text:p>
          </table:table-cell>
          <table:table-cell table:style-name="ACE-1" office:value-type="float" office:value="10">
            <office:annotation>
              <text:p><text:span text:style-name="AC-strikethrough-none"><text:span text:style-name="AC-roman"><text:span text:style-name="AC-weight400"><text:span text:style-name="AC-underline-none">22 on printer, 2 in box</text:span></text:span></text:span></text:span></text:p>
            </office:annotation>
            <text:p>10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19599999999999999">
            <text:p>$0.020</text:p>
          </table:table-cell>
          <table:table-cell table:style-name="ACE-42" table:formula="of:=SUM([.J73]*[.H73])" office:value-type="float" office:value="0.19600000000000001">
            <text:p>$0.20</text:p>
          </table:table-cell>
          <table:table-cell table:style-name="ACE-50" table:formula="of:=[.$L$2]*[.H73]" office:value-type="float" office:value="100">
            <text:p>100</text:p>
          </table:table-cell>
          <table:table-cell table:style-name="ACE-57" office:value-type="string">
            <text:p>PO06876</text:p>
          </table:table-cell>
          <table:table-cell table:style-name="ACE-57" office:value-type="date" office:date-value="2015-03-20">
            <text:p>03/20/15</text:p>
          </table:table-cell>
          <table:table-cell table:style-name="ACE-64" office:value-type="string">
            <text:p>See Notes </text:p>
          </table:table-cell>
          <table:table-cell table:style-name="ACE-74" office:value-type="string">
            <text:p>Scheduled deliveries on this inventory item</text:p>
          </table:table-cell>
          <table:table-cell table:style-name="ACE-89"/>
          <table:table-cell table:style-name="ACE-19"/>
          <table:table-cell table:style-name="Gnumeric-default"/>
          <table:table-cell table:style-name="ACE-93"/>
          <table:table-cell table:style-name="ACE-40"/>
          <table:table-cell table:style-name="ACE-15"/>
          <table:table-cell table:number-columns-repeated="1002" table:style-name="Gnumeric-default"/>
        </table:table-row>
        <table:table-row table:style-name="AROW-2">
          <table:table-cell table:number-columns-repeated="4" table:style-name="ACE-1"/>
          <table:table-cell table:style-name="ACE-18"/>
          <table:table-cell table:style-name="ACE-1"/>
          <table:table-cell table:style-name="ACE-18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57"/>
          <table:table-cell table:style-name="ACE-64"/>
          <table:table-cell table:style-name="ACE-74"/>
          <table:table-cell table:style-name="ACE-89"/>
          <table:table-cell table:style-name="ACE-19"/>
          <table:table-cell table:style-name="Gnumeric-default"/>
          <table:table-cell table:style-name="ACE-93"/>
          <table:table-cell table:style-name="ACE-40"/>
          <table:table-cell table:style-name="ACE-15"/>
          <table:table-cell table:number-columns-repeated="1002" table:style-name="Gnumeric-default"/>
        </table:table-row>
        <table:table-row table:style-name="AROW-5">
          <table:table-cell table:style-name="ACE-1" office:value-type="string">
            <text:p>Hardware</text:p>
          </table:table-cell>
          <table:table-cell table:style-name="ACE-8" office:value-type="string">
            <text:p>EL-MS0073</text:p>
          </table:table-cell>
          <table:table-cell table:style-name="ACE-8" office:value-type="string">
            <text:p>Tubing, Corrugated Loom .25"</text:p>
          </table:table-cell>
          <table:table-cell table:style-name="ACE-1" office:value-type="string">
            <text:p>Panduit</text:p>
          </table:table-cell>
          <table:table-cell table:style-name="ACE-1" office:value-type="string">
            <text:p>CLT25F-C20</text:p>
          </table:table-cell>
          <table:table-cell table:style-name="ACE-1" office:value-type="string">
            <text:p>Electronics Distributors Corp.</text:p>
          </table:table-cell>
          <table:table-cell table:style-name="ACE-1" office:value-type="float" office:value="708161">
            <text:p>708161</text:p>
          </table:table-cell>
          <table:table-cell table:style-name="ACE-1" table:formula="of:=2320-975" office:value-type="float" office:value="1345">
            <text:p>1345</text:p>
          </table:table-cell>
          <table:table-cell table:style-name="ACE-1" office:value-type="string">
            <text:p>mm</text:p>
          </table:table-cell>
          <table:table-cell table:style-name="ACE-32" table:formula="of:=0.088900000000000007/30480" office:value-type="float" office:value="2.916666666666667e-06">
            <text:p>$0.000</text:p>
          </table:table-cell>
          <table:table-cell table:style-name="ACE-42" table:formula="of:=SUM([.J75]*[.H75])" office:value-type="float" office:value="0.0039229166666666674">
            <text:p>$0.00</text:p>
          </table:table-cell>
          <table:table-cell table:style-name="ACE-50" table:formula="of:=[.$L$2]*[.H75]" office:value-type="float" office:value="13450">
            <text:p>13,450</text:p>
          </table:table-cell>
          <table:table-cell table:style-name="ACE-1"/>
          <table:table-cell table:style-name="ACE-64"/>
          <table:table-cell table:style-name="ACE-64" office:value-type="string">
            <text:p>See Notes </text:p>
          </table:table-cell>
          <table:table-cell table:style-name="ACE-73" office:value-type="string">
            <text:p>Should have plenty in stock to support this build </text:p>
          </table:table-cell>
          <table:table-cell table:style-name="ACE-89"/>
          <table:table-cell table:number-columns-repeated="2" table:style-name="Gnumeric-default"/>
          <table:table-cell table:style-name="ACE-89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BT0054</text:p>
          </table:table-cell>
          <table:table-cell table:style-name="ACE-1" office:value-type="string">
            <text:p>Metric Class 12.9 Socket Head Cap Screw Alloy STL, M2.5 Thread, 12mm Length, 0.45mm Pitch</text:p>
          </table:table-cell>
          <table:table-cell table:style-name="ACE-1"/>
          <table:table-cell table:style-name="ACE-1" office:value-type="string">
            <text:p>0134612</text:p>
          </table:table-cell>
          <table:table-cell table:style-name="ACE-1" office:value-type="string">
            <text:p>Fastenal</text:p>
          </table:table-cell>
          <table:table-cell table:style-name="ACE-17" office:value-type="string">
            <text:p>0134612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23">
            <text:p>$0.023</text:p>
          </table:table-cell>
          <table:table-cell table:style-name="ACE-42" table:formula="of:=SUM([.J76]*[.H76])" office:value-type="float" office:value="0.091999999999999998">
            <text:p>$0.09</text:p>
          </table:table-cell>
          <table:table-cell table:style-name="ACE-50" table:formula="of:=[.$L$2]*[.H76]" office:value-type="float" office:value="40">
            <text:p>40</text:p>
          </table:table-cell>
          <table:table-cell table:style-name="ACE-1"/>
          <table:table-cell table:number-columns-repeated="2" table:style-name="ACE-64"/>
          <table:table-cell table:style-name="ACE-73"/>
          <table:table-cell table:style-name="ACE-89"/>
          <table:table-cell table:style-name="Gnumeric-default"/>
          <table:table-cell table:style-name="ACE-2"/>
          <table:table-cell table:number-columns-repeated="1005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BT0107</text:p>
          </table:table-cell>
          <table:table-cell table:style-name="ACE-1" office:value-type="string">
            <text:p>Metric Class 12.9 Socket Head Cap Screw Alloy Steel, Black, M2 Thread, 10mm Length, 0.4mm Pitch</text:p>
          </table:table-cell>
          <table:table-cell table:style-name="ACE-1"/>
          <table:table-cell table:style-name="ACE-1" office:value-type="string">
            <text:p>0134599</text:p>
          </table:table-cell>
          <table:table-cell table:style-name="ACE-1" office:value-type="string">
            <text:p>Fastenal</text:p>
          </table:table-cell>
          <table:table-cell table:style-name="ACE-1" office:value-type="string">
            <text:p>0134599</text:p>
          </table:table-cell>
          <table:table-cell table:style-name="ACE-1" office:value-type="float" office:value="6">
            <text:p>6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21899999999999999">
            <text:p>$0.022</text:p>
          </table:table-cell>
          <table:table-cell table:style-name="ACE-42" table:formula="of:=SUM([.J77]*[.H77])" office:value-type="float" office:value="0.13139999999999999">
            <text:p>$0.13</text:p>
          </table:table-cell>
          <table:table-cell table:style-name="ACE-50" table:formula="of:=[.$L$2]*[.H77]" office:value-type="float" office:value="60">
            <text:p>60</text:p>
          </table:table-cell>
          <table:table-cell table:style-name="ACE-1"/>
          <table:table-cell table:number-columns-repeated="2"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WA0012</text:p>
          </table:table-cell>
          <table:table-cell table:style-name="ACE-1" office:value-type="string">
            <text:p>Steel Flat Washer, DIN 125 zinc-plated class 4,M2 screw sz, 5mm OD, .25mm-.35mm thick</text:p>
          </table:table-cell>
          <table:table-cell table:style-name="ACE-1"/>
          <table:table-cell table:style-name="ACE-1" office:value-type="float" office:value="40350">
            <text:p>40350</text:p>
          </table:table-cell>
          <table:table-cell table:style-name="ACE-1" office:value-type="string">
            <text:p>Fastenal</text:p>
          </table:table-cell>
          <table:table-cell table:style-name="ACE-17" office:value-type="float" office:value="40350">
            <text:p>40350</text:p>
          </table:table-cell>
          <table:table-cell table:style-name="ACE-1" office:value-type="float" office:value="6">
            <text:p>6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015">
            <text:p>$0.002</text:p>
          </table:table-cell>
          <table:table-cell table:style-name="ACE-42" table:formula="of:=SUM([.J78]*[.H78])" office:value-type="float" office:value="0.0090000000000000011">
            <text:p>$0.01</text:p>
          </table:table-cell>
          <table:table-cell table:style-name="ACE-50" table:formula="of:=[.$L$2]*[.H78]" office:value-type="float" office:value="60">
            <text:p>60</text:p>
          </table:table-cell>
          <table:table-cell table:style-name="ACE-1"/>
          <table:table-cell table:number-columns-repeated="2"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BT0044</text:p>
          </table:table-cell>
          <table:table-cell table:style-name="ACE-1" office:value-type="string">
            <text:p>M3 x 5 Bolt, SHCS Black-Oxide</text:p>
          </table:table-cell>
          <table:table-cell table:style-name="ACE-1"/>
          <table:table-cell table:style-name="ACE-17" office:value-type="float" office:value="39501">
            <text:p>39501</text:p>
          </table:table-cell>
          <table:table-cell table:style-name="ACE-1" office:value-type="string">
            <text:p>Fastenal</text:p>
          </table:table-cell>
          <table:table-cell table:style-name="ACE-17" office:value-type="float" office:value="39501">
            <text:p>39501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22200000000000001">
            <text:p>$0.022</text:p>
          </table:table-cell>
          <table:table-cell table:style-name="ACE-42" table:formula="of:=SUM([.J79]*[.H79])" office:value-type="float" office:value="0.088800000000000004">
            <text:p>$0.09</text:p>
          </table:table-cell>
          <table:table-cell table:style-name="ACE-50" table:formula="of:=[.$L$2]*[.H79]" office:value-type="float" office:value="40">
            <text:p>40</text:p>
          </table:table-cell>
          <table:table-cell table:style-name="ACE-1"/>
          <table:table-cell table:number-columns-repeated="2"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NT0007</text:p>
          </table:table-cell>
          <table:table-cell table:style-name="ACE-1" office:value-type="string">
            <text:p>Metric Zinc-Plated Class 5 Steel Wing Nut M4 Screw Size, 0.7mm Pitch</text:p>
          </table:table-cell>
          <table:table-cell table:style-name="ACE-1"/>
          <table:table-cell table:style-name="ACE-1" office:value-type="float" office:value="90671">
            <text:p>90671</text:p>
          </table:table-cell>
          <table:table-cell table:style-name="ACE-1" office:value-type="string">
            <text:p>Fastenal</text:p>
          </table:table-cell>
          <table:table-cell table:style-name="ACE-17" office:value-type="float" office:value="90671">
            <text:p>90671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41909999999999997">
            <text:p>$0.419</text:p>
          </table:table-cell>
          <table:table-cell table:style-name="ACE-42" table:formula="of:=SUM([.J80]*[.H80])" office:value-type="float" office:value="1.6763999999999999">
            <text:p>$1.68</text:p>
          </table:table-cell>
          <table:table-cell table:style-name="ACE-50" table:formula="of:=[.$L$2]*[.H80]" office:value-type="float" office:value="40">
            <text:p>40</text:p>
          </table:table-cell>
          <table:table-cell table:style-name="ACE-1"/>
          <table:table-cell table:number-columns-repeated="2"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8" office:value-type="string">
            <text:p>HD-BT0010</text:p>
          </table:table-cell>
          <table:table-cell table:style-name="ACE-8" office:value-type="string">
            <text:p>M4 x 20 Bolt, SHCS Black-Oxide</text:p>
          </table:table-cell>
          <table:table-cell table:style-name="ACE-1" office:value-type="float" office:value="1139527">
            <text:p>1139527</text:p>
          </table:table-cell>
          <table:table-cell table:style-name="ACE-1" office:value-type="float" office:value="1139527">
            <text:p>1139527</text:p>
          </table:table-cell>
          <table:table-cell table:style-name="ACE-1" office:value-type="string">
            <text:p>Fastenal</text:p>
          </table:table-cell>
          <table:table-cell table:style-name="ACE-17" office:value-type="float" office:value="1139527">
            <text:p>1139527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1376">
            <text:p>$0.014</text:p>
          </table:table-cell>
          <table:table-cell table:style-name="ACE-42" table:formula="of:=SUM([.J81]*[.H81])" office:value-type="float" office:value="0.027519999999999999">
            <text:p>$0.03</text:p>
          </table:table-cell>
          <table:table-cell table:style-name="ACE-50" table:formula="of:=[.$L$2]*[.H81]" office:value-type="float" office:value="20">
            <text:p>20</text:p>
          </table:table-cell>
          <table:table-cell table:style-name="ACE-1"/>
          <table:table-cell table:style-name="ACE-64"/>
          <table:table-cell table:style-name="ACE-64" office:value-type="string">
            <text:p>See Notes </text:p>
          </table:table-cell>
          <table:table-cell table:style-name="ACE-73" office:value-type="string">
            <text:p>Should have plenty in stock to support this build </text:p>
          </table:table-cell>
          <table:table-cell table:number-columns-repeated="1008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8" office:value-type="string">
            <text:p>HD-BT0055</text:p>
          </table:table-cell>
          <table:table-cell table:style-name="ACE-8" office:value-type="string">
            <text:p>Class 10.9 STL Button Head Socket Cap Screw M5 Size, 8 mm Length, .8 mm Pitch</text:p>
          </table:table-cell>
          <table:table-cell table:style-name="ACE-1"/>
          <table:table-cell table:style-name="ACE-1" office:value-type="string">
            <text:p>40876</text:p>
          </table:table-cell>
          <table:table-cell table:style-name="ACE-1" office:value-type="string">
            <text:p>Fastenal</text:p>
          </table:table-cell>
          <table:table-cell table:style-name="ACE-20" office:value-type="string">
            <text:p>91239A222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276">
            <text:p>$0.028</text:p>
          </table:table-cell>
          <table:table-cell table:style-name="ACE-42" table:formula="of:=SUM([.J82]*[.H82])" office:value-type="float" office:value="0.1104">
            <text:p>$0.11</text:p>
          </table:table-cell>
          <table:table-cell table:style-name="ACE-50" table:formula="of:=[.$L$2]*[.H82]" office:value-type="float" office:value="40">
            <text:p>40</text:p>
          </table:table-cell>
          <table:table-cell table:style-name="ACE-1"/>
          <table:table-cell table:style-name="ACE-64"/>
          <table:table-cell table:style-name="ACE-64" office:value-type="string">
            <text:p>See Notes </text:p>
          </table:table-cell>
          <table:table-cell table:style-name="ACE-73" office:value-type="string">
            <text:p>Should have plenty in stock to support this build </text:p>
          </table:table-cell>
          <table:table-cell table:number-columns-repeated="1008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8" office:value-type="string">
            <text:p>HD-BT0049</text:p>
          </table:table-cell>
          <table:table-cell table:style-name="ACE-8" office:value-type="string">
            <text:p>M5 x 14 Bolt, SHCS Black_Oxide</text:p>
          </table:table-cell>
          <table:table-cell table:style-name="ACE-1"/>
          <table:table-cell table:style-name="ACE-1" office:value-type="string">
            <text:p>1139539</text:p>
          </table:table-cell>
          <table:table-cell table:style-name="ACE-1" office:value-type="string">
            <text:p>Fastenal</text:p>
          </table:table-cell>
          <table:table-cell table:style-name="ACE-17" office:value-type="string">
            <text:p>NOR-M60051014SO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24500000000000001">
            <text:p>$0.025</text:p>
          </table:table-cell>
          <table:table-cell table:style-name="ACE-42" table:formula="of:=SUM([.J83]*[.H83])" office:value-type="float" office:value="0.29400000000000004">
            <text:p>$0.29</text:p>
          </table:table-cell>
          <table:table-cell table:style-name="ACE-50" table:formula="of:=[.$L$2]*[.H83]" office:value-type="float" office:value="120">
            <text:p>120</text:p>
          </table:table-cell>
          <table:table-cell table:style-name="ACE-17"/>
          <table:table-cell table:style-name="ACE-64"/>
          <table:table-cell table:style-name="ACE-64" office:value-type="string">
            <text:p>See Notes </text:p>
          </table:table-cell>
          <table:table-cell table:style-name="ACE-73" office:value-type="string">
            <text:p>Should have plenty in stock to support this build </text:p>
          </table:table-cell>
          <table:table-cell table:number-columns-repeated="1008" table:style-name="Gnumeric-default"/>
        </table:table-row>
        <table:table-row table:style-name="AROW-2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1" office:value-type="string">
            <text:p>HD-TB0007</text:p>
          </table:table-cell>
          <table:table-cell table:style-name="ACE-13" office:value-type="string">
            <text:p>Feed Tube, PTFE</text:p>
          </table:table-cell>
          <table:table-cell table:number-columns-repeated="2" table:style-name="ACE-13"/>
          <table:table-cell table:style-name="ACE-13" office:value-type="string">
            <text:p>Professional Plastics</text:p>
          </table:table-cell>
          <table:table-cell table:style-name="ACE-22" office:value-type="string">
            <text:p>0.187 ID X .250 OD NAT PTFE TUBE</text:p>
          </table:table-cell>
          <table:table-cell table:style-name="ACE-7" office:value-type="float" office:value="850">
            <text:p>850</text:p>
          </table:table-cell>
          <table:table-cell table:style-name="ACE-1" office:value-type="string">
            <text:p>mm</text:p>
          </table:table-cell>
          <table:table-cell table:style-name="ACE-32" table:formula="of:=1.0900000000000001/304.80000000000001" office:value-type="float" office:value="0.0035761154855643044">
            <text:p>$0.004</text:p>
          </table:table-cell>
          <table:table-cell table:style-name="ACE-42" table:formula="of:=SUM([.J85]*[.H85])" office:value-type="float" office:value="3.0396981627296586">
            <text:p>$3.04</text:p>
          </table:table-cell>
          <table:table-cell table:style-name="ACE-50" table:formula="of:=[.$L$2]*[.H85]" office:value-type="float" office:value="8500">
            <text:p>8,500</text:p>
          </table:table-cell>
          <table:table-cell table:style-name="ACE-1" office:value-type="string">
            <text:p>PO06980</text:p>
          </table:table-cell>
          <table:table-cell table:style-name="ACE-64" office:value-type="date" office:date-value="2015-03-31">
            <text:p>03/31/15</text:p>
          </table:table-cell>
          <table:table-cell table:style-name="ACE-64" office:value-type="date" office:date-value="2015-04-06">
            <text:p>04/06/15</text:p>
          </table:table-cell>
          <table:table-cell table:style-name="ACE-73"/>
          <table:table-cell table:number-columns-repeated="1008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MS0030</text:p>
          </table:table-cell>
          <table:table-cell table:style-name="ACE-1" office:value-type="string">
            <text:p>M3-.5 3.8mm Heatset Insert</text:p>
          </table:table-cell>
          <table:table-cell table:style-name="ACE-1"/>
          <table:table-cell table:style-name="ACE-1" office:value-type="float" office:value="11125995">
            <text:p>11125995</text:p>
          </table:table-cell>
          <table:table-cell table:style-name="ACE-1" office:value-type="string">
            <text:p>Hayden Industrial</text:p>
          </table:table-cell>
          <table:table-cell table:style-name="ACE-17" office:value-type="float" office:value="11125995">
            <text:p>11125995</text:p>
          </table:table-cell>
          <table:table-cell table:style-name="ACE-17" office:value-type="float" office:value="69">
            <text:p>69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40000000000000001">
            <text:p>$0.040</text:p>
          </table:table-cell>
          <table:table-cell table:style-name="ACE-42" table:formula="of:=SUM([.J86]*[.H86])" office:value-type="float" office:value="2.7600000000000002">
            <text:p>$2.76</text:p>
          </table:table-cell>
          <table:table-cell table:style-name="ACE-50" table:formula="of:=[.$L$2]*[.H86]" office:value-type="float" office:value="690">
            <text:p>69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2" table:style-name="Gnumeric-default"/>
          <table:table-cell table:style-name="ACE-2"/>
          <table:table-cell table:number-columns-repeated="1005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HD-MS0158</text:p>
          </table:table-cell>
          <table:table-cell table:style-name="ACE-1" office:value-type="string">
            <text:p>M5-.8 6.7mm Heatset Insert</text:p>
          </table:table-cell>
          <table:table-cell table:style-name="ACE-1"/>
          <table:table-cell table:style-name="ACE-1" office:value-type="float" office:value="11125997">
            <text:p>11125997</text:p>
          </table:table-cell>
          <table:table-cell table:style-name="ACE-1" office:value-type="string">
            <text:p>Hayden Industrial</text:p>
          </table:table-cell>
          <table:table-cell table:style-name="ACE-17" office:value-type="float" office:value="11125997">
            <text:p>11125997</text:p>
          </table:table-cell>
          <table:table-cell table:style-name="ACE-1" office:value-type="float" office:value="6">
            <text:p>6</text:p>
          </table:table-cell>
          <table:table-cell table:style-name="ACE-1" office:value-type="string">
            <text:p>ea</text:p>
          </table:table-cell>
          <table:table-cell table:style-name="ACE-32" office:value-type="float" office:value="0.14940000000000001">
            <text:p>$0.149</text:p>
          </table:table-cell>
          <table:table-cell table:style-name="ACE-42" table:formula="of:=SUM([.J87]*[.H87])" office:value-type="float" office:value="0.89640000000000009">
            <text:p>$0.90</text:p>
          </table:table-cell>
          <table:table-cell table:style-name="ACE-50" table:formula="of:=[.$L$2]*[.H87]" office:value-type="float" office:value="60">
            <text:p>60</text:p>
          </table:table-cell>
          <table:table-cell table:style-name="ACE-57"/>
          <table:table-cell table:style-name="ACE-64"/>
          <table:table-cell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57"/>
          <table:table-cell table:style-name="ACE-64"/>
          <table:table-cell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9" office:value-type="string">
            <text:p>EL-MS0130</text:p>
          </table:table-cell>
          <table:table-cell table:style-name="ACE-9" office:value-type="string">
            <text:p>Cable Clamp for 14-Pos; 0.453” opening; full cover</text:p>
          </table:table-cell>
          <table:table-cell table:style-name="ACE-1" office:value-type="string">
            <text:p>TE</text:p>
          </table:table-cell>
          <table:table-cell table:style-name="ACE-17" office:value-type="string">
            <text:p>AMP1546349-2</text:p>
          </table:table-cell>
          <table:table-cell table:style-name="ACE-1" office:value-type="string">
            <text:p>Heilind</text:p>
          </table:table-cell>
          <table:table-cell table:style-name="ACE-17" office:value-type="string">
            <text:p>A33754-ND</text:p>
          </table:table-cell>
          <table:table-cell table:style-name="ACE-17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3.3900000000000001">
            <text:p>$3.390</text:p>
          </table:table-cell>
          <table:table-cell table:style-name="ACE-43" table:formula="of:=[.H89]*[.J89]" office:value-type="float" office:value="3.3900000000000001">
            <text:p>$3.39</text:p>
          </table:table-cell>
          <table:table-cell table:style-name="ACE-50" table:formula="of:=[.$L$2]*[.H89]" office:value-type="float" office:value="10">
            <text:p>10</text:p>
          </table:table-cell>
          <table:table-cell table:style-name="ACE-57" office:value-type="string">
            <text:p>PO06776</text:p>
          </table:table-cell>
          <table:table-cell table:number-columns-repeated="2" table:style-name="ACE-57"/>
          <table:table-cell table:style-name="ACE-74" office:value-type="string">
            <text:p>Ordered Kauri, Lancewood and Mangrove</text:p>
          </table:table-cell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Mechanical</text:p>
          </table:table-cell>
          <table:table-cell table:style-name="ACE-9" office:value-type="string">
            <text:p>EL-MS0062</text:p>
          </table:table-cell>
          <table:table-cell table:style-name="ACE-9" office:value-type="string">
            <text:p>Connector, 4 pin Female housing with latch</text:p>
          </table:table-cell>
          <table:table-cell table:style-name="ACE-1" office:value-type="string">
            <text:p>Molex</text:p>
          </table:table-cell>
          <table:table-cell table:style-name="ACE-1" office:value-type="float" office:value="50579404">
            <text:p>50579404</text:p>
          </table:table-cell>
          <table:table-cell table:style-name="ACE-1" office:value-type="string">
            <text:p>Helind</text:p>
          </table:table-cell>
          <table:table-cell table:style-name="ACE-1" office:value-type="string">
            <text:p>WM2902-ND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62">
            <text:p>$0.062</text:p>
          </table:table-cell>
          <table:table-cell table:style-name="ACE-43" table:formula="of:=[.H90]*[.J90]" office:value-type="float" office:value="0.74399999999999999">
            <text:p>$0.74</text:p>
          </table:table-cell>
          <table:table-cell table:style-name="ACE-50" table:formula="of:=[.$L$2]*[.H90]" office:value-type="float" office:value="120">
            <text:p>120</text:p>
          </table:table-cell>
          <table:table-cell table:style-name="ACE-57" office:value-type="string">
            <text:p>PO06776</text:p>
          </table:table-cell>
          <table:table-cell table:number-columns-repeated="2" table:style-name="ACE-57"/>
          <table:table-cell table:style-name="ACE-74" office:value-type="string">
            <text:p>Ordered Kauri, Lancewood and Mangrove</text:p>
          </table:table-cell>
          <table:table-cell table:number-columns-repeated="1008" table:style-name="Gnumeric-default"/>
        </table:table-row>
        <table:table-row table:style-name="AROW-2">
          <table:table-cell table:number-columns-repeated="9" table:style-name="ACE-1"/>
          <table:table-cell table:style-name="ACE-32"/>
          <table:table-cell table:style-name="ACE-43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9" office:value-type="string">
            <text:p>HD-BU0001</text:p>
          </table:table-cell>
          <table:table-cell table:style-name="ACE-9" office:value-type="string">
            <text:p>DryLin® R - Solid polymer bearing RJM-01, 10mm</text:p>
          </table:table-cell>
          <table:table-cell table:number-columns-repeated="2" table:style-name="ACE-1"/>
          <table:table-cell table:style-name="ACE-1" office:value-type="string">
            <text:p>IGUS</text:p>
          </table:table-cell>
          <table:table-cell table:style-name="ACE-1" office:value-type="string">
            <text:p>RJM-01-10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ea</text:p>
          </table:table-cell>
          <table:table-cell table:style-name="ACE-32" office:value-type="float" office:value="1.3200000000000001">
            <text:p>$1.320</text:p>
          </table:table-cell>
          <table:table-cell table:style-name="ACE-42" table:formula="of:=SUM([.J92]*[.H92])" office:value-type="float" office:value="15.84">
            <text:p>$15.84</text:p>
          </table:table-cell>
          <table:table-cell table:style-name="ACE-50" table:formula="of:=[.$L$2]*[.H92]" office:value-type="float" office:value="120">
            <text:p>120</text:p>
          </table:table-cell>
          <table:table-cell table:style-name="ACE-1" office:value-type="string">
            <text:p>Free Samples</text:p>
          </table:table-cell>
          <table:table-cell table:style-name="ACE-64" office:value-type="date" office:date-value="2015-03-15">
            <text:p>03/15/15</text:p>
          </table:table-cell>
          <table:table-cell table:style-name="ACE-64" office:value-type="date" office:date-value="2015-03-26">
            <text:p>03/26/15</text:p>
          </table:table-cell>
          <table:table-cell table:style-name="ACE-16"/>
          <table:table-cell table:style-name="ACE-89"/>
          <table:table-cell table:number-columns-repeated="1007" table:style-name="Gnumeric-default"/>
        </table:table-row>
        <table:table-row table:style-name="AROW-0">
          <table:table-cell table:style-name="ACE-1"/>
          <table:table-cell table:style-name="ACE-9" office:value-type="string">
            <text:p>HD-BU0014</text:p>
          </table:table-cell>
          <table:table-cell table:style-name="ACE-9" office:value-type="string">
            <text:p>DryLin® R - Linear plain bearing RJUM-01, 10mm</text:p>
          </table:table-cell>
          <table:table-cell table:number-columns-repeated="2" table:style-name="ACE-1"/>
          <table:table-cell table:style-name="ACE-1" office:value-type="string">
            <text:p>IGUS</text:p>
          </table:table-cell>
          <table:table-cell table:style-name="ACE-1" office:value-type="string">
            <text:p>RJUM-01-10</text:p>
          </table:table-cell>
          <table:table-cell table:number-columns-repeated="2" table:style-name="ACE-1"/>
          <table:table-cell table:style-name="ACE-32"/>
          <table:table-cell table:style-name="ACE-42"/>
          <table:table-cell table:style-name="ACE-50" office:value-type="float" office:value="36">
            <text:p>36</text:p>
          </table:table-cell>
          <table:table-cell table:style-name="ACE-1" office:value-type="string">
            <text:p>Free Samples</text:p>
          </table:table-cell>
          <table:table-cell table:style-name="ACE-64" office:value-type="date" office:date-value="2015-03-15">
            <text:p>03/15/15</text:p>
          </table:table-cell>
          <table:table-cell table:style-name="ACE-64" office:value-type="date" office:date-value="2015-03-26">
            <text:p>03/26/15</text:p>
          </table:table-cell>
          <table:table-cell table:style-name="ACE-16"/>
          <table:table-cell table:style-name="ACE-89"/>
          <table:table-cell table:number-columns-repeated="1007" table:style-name="Gnumeric-default"/>
        </table:table-row>
        <table:table-row table:style-name="AROW-0">
          <table:table-cell table:style-name="ACE-1"/>
          <table:table-cell table:style-name="ACE-9" office:value-type="string">
            <text:p>HD-BU0015</text:p>
          </table:table-cell>
          <table:table-cell table:style-name="ACE-9" office:value-type="string">
            <text:p>DryLin® R - Solid polymer bearing RJMP-01, 10mm</text:p>
          </table:table-cell>
          <table:table-cell table:number-columns-repeated="2" table:style-name="ACE-1"/>
          <table:table-cell table:style-name="ACE-1" office:value-type="string">
            <text:p>IGUS</text:p>
          </table:table-cell>
          <table:table-cell table:style-name="ACE-1" office:value-type="string">
            <text:p>RJMP-01-10</text:p>
          </table:table-cell>
          <table:table-cell table:number-columns-repeated="2" table:style-name="ACE-1"/>
          <table:table-cell table:style-name="ACE-32"/>
          <table:table-cell table:style-name="ACE-42"/>
          <table:table-cell table:style-name="ACE-50" office:value-type="float" office:value="36">
            <text:p>36</text:p>
          </table:table-cell>
          <table:table-cell table:style-name="ACE-1" office:value-type="string">
            <text:p>Free Samples</text:p>
          </table:table-cell>
          <table:table-cell table:style-name="ACE-64" office:value-type="date" office:date-value="2015-03-15">
            <text:p>03/15/15</text:p>
          </table:table-cell>
          <table:table-cell table:style-name="ACE-64" office:value-type="date" office:date-value="2015-03-26">
            <text:p>03/26/15</text:p>
          </table:table-cell>
          <table:table-cell table:style-name="ACE-16"/>
          <table:table-cell table:style-name="ACE-89"/>
          <table:table-cell table:number-columns-repeated="1007" table:style-name="Gnumeric-default"/>
        </table:table-row>
        <table:table-row table:style-name="AROW-0">
          <table:table-cell table:style-name="Gnumeric-default" office:value-type="string">
            <text:p>Hardware</text:p>
          </table:table-cell>
          <table:table-cell table:style-name="ACE-11" office:value-type="string">
            <text:p>EL-MS0165</text:p>
          </table:table-cell>
          <table:table-cell table:style-name="ACE-11" office:value-type="string">
            <text:p>Snap-Together Cable and Hose Carrier, Feed-Through, 0.41" High x 0.39" Wide Interior Size</text:p>
          </table:table-cell>
          <table:table-cell table:number-columns-repeated="2" table:style-name="Gnumeric-default"/>
          <table:table-cell table:style-name="Gnumeric-default" office:value-type="string">
            <text:p>IGUS</text:p>
          </table:table-cell>
          <table:table-cell table:style-name="Gnumeric-default" office:value-type="string">
            <text:p>06-10-028-0</text:p>
          </table:table-cell>
          <table:table-cell table:style-name="Gnumeric-default" office:value-type="float" office:value="1220">
            <text:p>1220</text:p>
          </table:table-cell>
          <table:table-cell table:style-name="Gnumeric-default" office:value-type="string">
            <text:p>mm</text:p>
          </table:table-cell>
          <table:table-cell table:style-name="ACE-36" table:formula="of:=(6.1753999999999998/12)/25.399999999999999" office:value-type="float" office:value="0.020260498687664042">
            <text:p>$0.020</text:p>
          </table:table-cell>
          <table:table-cell table:style-name="ACE-38" table:formula="of:=SUM([.J95]*[.H95])" office:value-type="float" office:value="24.71780839895013">
            <text:p>$24.72</text:p>
          </table:table-cell>
          <table:table-cell table:style-name="ACE-50" table:formula="of:=[.$L$2]*[.H95]" office:value-type="float" office:value="12200">
            <text:p>12,200</text:p>
          </table:table-cell>
          <table:table-cell table:style-name="ACE-1" office:value-type="string">
            <text:p>Free Samples</text:p>
          </table:table-cell>
          <table:table-cell table:style-name="ACE-64" office:value-type="date" office:date-value="2015-03-15">
            <text:p>03/15/15</text:p>
          </table:table-cell>
          <table:table-cell table:style-name="ACE-64" office:value-type="date" office:date-value="2015-03-26">
            <text:p>03/26/15</text:p>
          </table:table-cell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>
          <table:table-cell table:style-name="Gnumeric-default" office:value-type="string">
            <text:p>Consumable </text:p>
          </table:table-cell>
          <table:table-cell table:style-name="ACE-11" office:value-type="string">
            <text:p>EL-MS0166</text:p>
          </table:table-cell>
          <table:table-cell table:style-name="ACE-11" office:value-type="string">
            <text:p>Mounting Brackets for .41" High x .39" Wide Interior Snap-Together Cable and Hose Carrier</text:p>
          </table:table-cell>
          <table:table-cell table:number-columns-repeated="2" table:style-name="Gnumeric-default"/>
          <table:table-cell table:style-name="Gnumeric-default" office:value-type="string">
            <text:p>IGUS</text:p>
          </table:table-cell>
          <table:table-cell table:style-name="Gnumeric-default" office:value-type="string">
            <text:p>060-10-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ea</text:p>
          </table:table-cell>
          <table:table-cell table:style-name="ACE-36" office:value-type="float" office:value="3.3300000000000001">
            <text:p>$3.330</text:p>
          </table:table-cell>
          <table:table-cell table:style-name="ACE-38" table:formula="of:=SUM([.J96]*[.H96])" office:value-type="float" office:value="9.9900000000000002">
            <text:p>$9.99</text:p>
          </table:table-cell>
          <table:table-cell table:style-name="ACE-50" table:formula="of:=[.$L$2]*[.H96]" office:value-type="float" office:value="30">
            <text:p>30</text:p>
          </table:table-cell>
          <table:table-cell table:style-name="ACE-1" office:value-type="string">
            <text:p>Free Samples</text:p>
          </table:table-cell>
          <table:table-cell table:style-name="ACE-64" office:value-type="date" office:date-value="2015-03-15">
            <text:p>03/15/15</text:p>
          </table:table-cell>
          <table:table-cell table:style-name="ACE-64" office:value-type="date" office:date-value="2015-03-26">
            <text:p>03/26/15</text:p>
          </table:table-cell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Gnumeric-default"/>
          <table:table-cell table:style-name="ACE-36"/>
          <table:table-cell table:style-name="ACE-38"/>
          <table:table-cell table:style-name="ACE-50"/>
          <table:table-cell table:style-name="ACE-19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Electronic</text:p>
          </table:table-cell>
          <table:table-cell table:style-name="ACE-9" office:value-type="string">
            <text:p>HD-RD0004</text:p>
          </table:table-cell>
          <table:table-cell table:style-name="ACE-9" office:value-type="string">
            <text:p>8mm Smooth Rod x 18-19mm</text:p>
          </table:table-cell>
          <table:table-cell table:number-columns-repeated="2" table:style-name="ACE-1"/>
          <table:table-cell table:style-name="ACE-1" office:value-type="string">
            <text:p>MBK</text:p>
          </table:table-cell>
          <table:table-cell table:style-name="ACE-1" office:value-type="string">
            <text:p>8mm Smooth Rod x 18-19mm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5.0999999999999996">
            <text:p>$5.100</text:p>
          </table:table-cell>
          <table:table-cell table:style-name="ACE-42" table:formula="of:=SUM([.J98]*[.H98])" office:value-type="float" office:value="5.0999999999999996">
            <text:p>$5.10</text:p>
          </table:table-cell>
          <table:table-cell table:style-name="ACE-50" table:formula="of:=[.$L$2]*[.H98]" office:value-type="float" office:value="10">
            <text:p>10</text:p>
          </table:table-cell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11" office:value-type="string">
            <text:p>PP-MP0082</text:p>
          </table:table-cell>
          <table:table-cell table:style-name="ACE-11" office:value-type="string">
            <text:p>Bed leveling washer, 303 SST</text:p>
          </table:table-cell>
          <table:table-cell table:number-columns-repeated="2" table:style-name="Gnumeric-default"/>
          <table:table-cell table:style-name="Gnumeric-default" office:value-type="string">
            <text:p>MBK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ea</text:p>
          </table:table-cell>
          <table:table-cell table:style-name="ACE-36" office:value-type="float" office:value="2.8999999999999999">
            <text:p>$2.900</text:p>
          </table:table-cell>
          <table:table-cell table:style-name="ACE-38" table:formula="of:=SUM([.J99]*[.H99])" office:value-type="float" office:value="11.6">
            <text:p>$11.60</text:p>
          </table:table-cell>
          <table:table-cell table:style-name="ACE-50" table:formula="of:=[.$L$2]*[.H99]" office:value-type="float" office:value="40">
            <text:p>40</text:p>
          </table:table-cell>
          <table:table-cell table:style-name="ACE-17"/>
          <table:table-cell table:number-columns-repeated="2" table:style-name="ACE-64"/>
          <table:table-cell table:style-name="ACE-73"/>
          <table:table-cell table:style-name="ACE-89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/>
          <table:table-cell table:number-columns-repeated="8" table:style-name="Gnumeric-default"/>
          <table:table-cell table:style-name="ACE-36"/>
          <table:table-cell table:style-name="ACE-38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style-name="ACE-89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Gnumeric-default" office:value-type="string">
            <text:p>HD-BT0104</text:p>
          </table:table-cell>
          <table:table-cell table:style-name="Gnumeric-default" office:value-type="string">
            <text:p>M3 x 8 Bolt, BHCS, SST</text:p>
          </table:table-cell>
          <table:table-cell table:number-columns-repeated="2" table:style-name="Gnumeric-default"/>
          <table:table-cell table:style-name="Gnumeric-default" office:value-type="string">
            <text:p>mcmaster</text:p>
          </table:table-cell>
          <table:table-cell table:style-name="ACE-19" office:value-type="string">
            <text:p>92095A181 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a</text:p>
          </table:table-cell>
          <table:table-cell table:style-name="ACE-36" table:formula="of:=9.3699999999999992/100" office:value-type="float" office:value="0.093699999999999992">
            <text:p>$0.094</text:p>
          </table:table-cell>
          <table:table-cell table:style-name="ACE-42" table:formula="of:=SUM([.J101]*[.H101])" office:value-type="float" office:value="0.093699999999999992">
            <text:p>$0.09</text:p>
          </table:table-cell>
          <table:table-cell table:style-name="ACE-50" table:formula="of:=[.$L$2]*[.H101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2" table:style-name="Gnumeric-default"/>
          <table:table-cell table:style-name="ACE-2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Gnumeric-default" office:value-type="string">
            <text:p>TL-CS0040</text:p>
          </table:table-cell>
          <table:table-cell table:style-name="Gnumeric-default" office:value-type="string">
            <text:p>Extreme-Temperature Pipe Sealant &amp; Threadlocker, 4 oz bottle, blue</text:p>
          </table:table-cell>
          <table:table-cell table:number-columns-repeated="2" table:style-name="Gnumeric-default"/>
          <table:table-cell table:style-name="Gnumeric-default" office:value-type="string">
            <text:p>Mcmaster</text:p>
          </table:table-cell>
          <table:table-cell table:style-name="ACE-19" office:value-type="string">
            <text:p>7604A5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string">
            <text:p>g</text:p>
          </table:table-cell>
          <table:table-cell table:style-name="ACE-36" table:formula="of:=41.740000000000002/628" office:value-type="float" office:value="0.066464968152866247">
            <text:p>$0.066</text:p>
          </table:table-cell>
          <table:table-cell table:style-name="ACE-38" table:formula="of:=SUM([.J102]*[.H102])" office:value-type="float" office:value="0.033232484076433123">
            <text:p>$0.03</text:p>
          </table:table-cell>
          <table:table-cell table:style-name="ACE-50" table:formula="of:=[.$L$2]*[.H102]" office:value-type="float" office:value="5">
            <text:p>5</text:p>
          </table:table-cell>
          <table:table-cell table:style-name="ACE-17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Gnumeric-default" office:value-type="string">
            <text:p>HD-MS0244</text:p>
          </table:table-cell>
          <table:table-cell table:style-name="Gnumeric-default" office:value-type="string">
            <text:p>Firm White Polyester Felt Strip, 1/4" Thick, 1" Width, Plain Back</text:p>
          </table:table-cell>
          <table:table-cell table:number-columns-repeated="2" table:style-name="Gnumeric-default"/>
          <table:table-cell table:style-name="Gnumeric-default" office:value-type="string">
            <text:p>Mcmaster</text:p>
          </table:table-cell>
          <table:table-cell table:style-name="Gnumeric-default" office:value-type="string">
            <text:p>88085K311</text:p>
          </table:table-cell>
          <table:table-cell table:style-name="Gnumeric-default" office:value-type="float" office:value="270">
            <office:annotation>
              <text:p><text:span text:style-name="AC-strikethrough-none"><text:span text:style-name="AC-roman"><text:span text:style-name="AC-weight400"><text:span text:style-name="AC-underline-none">1 in printer</text:span></text:span></text:span></text:span><text:line-break/><text:span text:style-name="AC-strikethrough-none"><text:span text:style-name="AC-roman"><text:span text:style-name="AC-weight400"><text:span text:style-name="AC-underline-none">5 spares</text:span></text:span></text:span></text:span></text:p>
            </office:annotation>
            <text:p>270</text:p>
          </table:table-cell>
          <table:table-cell table:style-name="Gnumeric-default" office:value-type="string">
            <text:p>mm</text:p>
          </table:table-cell>
          <table:table-cell table:style-name="ACE-36" table:formula="of:=(((0.42999999999999999)/12)/25.399999999999999)" office:value-type="float" office:value="0.0014107611548556432">
            <text:p>$0.001</text:p>
          </table:table-cell>
          <table:table-cell table:style-name="ACE-38" table:formula="of:=SUM([.J103]*[.H103])" office:value-type="float" office:value="0.38090551181102367">
            <text:p>$0.38</text:p>
          </table:table-cell>
          <table:table-cell table:style-name="ACE-50" table:formula="of:=[.$L$2]*[.H103]" office:value-type="float" office:value="2700">
            <text:p>2,700</text:p>
          </table:table-cell>
          <table:table-cell table:style-name="ACE-17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5">
          <table:table-cell table:style-name="ACE-1" office:value-type="string">
            <text:p>Mechanical</text:p>
          </table:table-cell>
          <table:table-cell table:style-name="ACE-8" office:value-type="string">
            <text:p>EL-MS0139</text:p>
          </table:table-cell>
          <table:table-cell table:style-name="ACE-8" office:value-type="string">
            <text:p>Tubing, Corrugated Loom .375"</text:p>
          </table:table-cell>
          <table:table-cell table:style-name="ACE-1" office:value-type="string">
            <text:p>Panduit</text:p>
          </table:table-cell>
          <table:table-cell table:style-name="ACE-1" office:value-type="string">
            <text:p>0708162</text:p>
          </table:table-cell>
          <table:table-cell table:style-name="ACE-1" office:value-type="string">
            <text:p>Electronics Distributors Corp.</text:p>
          </table:table-cell>
          <table:table-cell table:style-name="ACE-1" office:value-type="string">
            <text:p>7840K32 </text:p>
          </table:table-cell>
          <table:table-cell table:style-name="ACE-1" table:formula="of:=305+975" office:value-type="float" office:value="1280">
            <text:p>1280</text:p>
          </table:table-cell>
          <table:table-cell table:style-name="ACE-1" office:value-type="string">
            <text:p>mm</text:p>
          </table:table-cell>
          <table:table-cell table:style-name="ACE-32" table:formula="of:=0.098299999999999998/30480" office:value-type="float" office:value="3.2250656167979004e-06">
            <text:p>$0.000</text:p>
          </table:table-cell>
          <table:table-cell table:style-name="ACE-42" table:formula="of:=SUM([.J104]*[.H104])" office:value-type="float" office:value="0.0041280839895013128">
            <text:p>$0.00</text:p>
          </table:table-cell>
          <table:table-cell table:style-name="ACE-50" table:formula="of:=[.$L$2]*[.H104]" office:value-type="float" office:value="12800">
            <text:p>12,800</text:p>
          </table:table-cell>
          <table:table-cell table:style-name="ACE-17"/>
          <table:table-cell table:style-name="ACE-64"/>
          <table:table-cell table:style-name="ACE-64" office:value-type="string">
            <text:p>See Notes </text:p>
          </table:table-cell>
          <table:table-cell table:style-name="ACE-73" office:value-type="string">
            <text:p>Should have plenty in stock to support this build </text:p>
          </table:table-cell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1" office:value-type="string">
            <text:p>HD-WA0027</text:p>
          </table:table-cell>
          <table:table-cell table:style-name="ACE-1" office:value-type="string">
            <text:p>Metric 18-8 Stainless Steel Internal-Tooth Lock Washer, M3 Screw Size, 6mm OD, .4mm min Thick</text:p>
          </table:table-cell>
          <table:table-cell table:style-name="ACE-1"/>
          <table:table-cell table:style-name="ACE-17" office:value-type="string">
            <text:p>WF6330000/</text:p>
          </table:table-cell>
          <table:table-cell table:style-name="ACE-1" office:value-type="string">
            <text:p>Mcmaster / Fastenal </text:p>
          </table:table-cell>
          <table:table-cell table:style-name="ACE-17" office:value-type="string">
            <text:p>93925A240</text:p>
          </table:table-cell>
          <table:table-cell table:style-name="ACE-17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061000000000000004">
            <text:p>$0.006</text:p>
          </table:table-cell>
          <table:table-cell table:style-name="ACE-42" table:formula="of:=SUM([.J105]*[.H105])" office:value-type="float" office:value="0.012200000000000001">
            <text:p>$0.01</text:p>
          </table:table-cell>
          <table:table-cell table:style-name="ACE-50" table:formula="of:=[.$L$2]*[.H105]" office:value-type="float" office:value="20">
            <text:p>20</text:p>
          </table:table-cell>
          <table:table-cell table:style-name="ACE-17"/>
          <table:table-cell table:number-columns-repeated="2" table:style-name="ACE-64"/>
          <table:table-cell table:style-name="ACE-73"/>
          <table:table-cell table:style-name="ACE-40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Mechanical</text:p>
          </table:table-cell>
          <table:table-cell table:style-name="ACE-1" office:value-type="string">
            <text:p>PP-MP0066</text:p>
          </table:table-cell>
          <table:table-cell table:style-name="ACE-1" office:value-type="string">
            <text:p>Metric Brass Heat-Set Insert for Plastics, Tapered, M2-.4 Internal Thread, 2.9MM Length</text:p>
          </table:table-cell>
          <table:table-cell table:number-columns-repeated="2" table:style-name="ACE-1"/>
          <table:table-cell table:style-name="ACE-1" office:value-type="string">
            <text:p>Mcmaster / Hayden</text:p>
          </table:table-cell>
          <table:table-cell table:style-name="ACE-17" office:value-type="string">
            <text:p>94180A307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ea</text:p>
          </table:table-cell>
          <table:table-cell table:style-name="ACE-32" office:value-type="float" office:value="0.1028">
            <text:p>$0.103</text:p>
          </table:table-cell>
          <table:table-cell table:style-name="ACE-42" table:formula="of:=SUM([.J106]*[.H106])" office:value-type="float" office:value="0.51400000000000001">
            <text:p>$0.51</text:p>
          </table:table-cell>
          <table:table-cell table:style-name="ACE-50" table:formula="of:=[.$L$2]*[.H106]" office:value-type="float" office:value="50">
            <text:p>50</text:p>
          </table:table-cell>
          <table:table-cell table:style-name="ACE-17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4" office:value-type="string">
            <text:p>Hardware</text:p>
          </table:table-cell>
          <table:table-cell table:style-name="ACE-4" office:value-type="string">
            <text:p>HD-MS0249</text:p>
          </table:table-cell>
          <table:table-cell table:style-name="ACE-4" office:value-type="string">
            <text:p>UV-Resistant Cable Tie Holder, Adhesive Back/Screw Mount, 4-Way, for.18" Maximum Tie, Black</text:p>
          </table:table-cell>
          <table:table-cell table:number-columns-repeated="2" table:style-name="ACE-4"/>
          <table:table-cell table:style-name="ACE-4" office:value-type="string">
            <text:p>Mcmaster</text:p>
          </table:table-cell>
          <table:table-cell table:style-name="ACE-23" office:value-type="string">
            <text:p>7582k22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ea</text:p>
          </table:table-cell>
          <table:table-cell table:style-name="ACE-37" table:formula="of:=12.470000000000001/50" office:value-type="float" office:value="0.24940000000000001">
            <text:p>$0.249</text:p>
          </table:table-cell>
          <table:table-cell table:style-name="ACE-46" table:formula="of:=SUM([.J107]*[.H107])" office:value-type="float" office:value="1.4964">
            <text:p>$1.50</text:p>
          </table:table-cell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1" office:value-type="string">
            <text:p>HD-NT0017</text:p>
          </table:table-cell>
          <table:table-cell table:style-name="ACE-9" office:value-type="string">
            <text:p>T-nut M5 Thread</text:p>
          </table:table-cell>
          <table:table-cell table:number-columns-repeated="2" table:style-name="ACE-1"/>
          <table:table-cell table:style-name="ACE-1" office:value-type="string">
            <text:p>Misumi</text:p>
          </table:table-cell>
          <table:table-cell table:style-name="ACE-1" office:value-type="string">
            <text:p>HNKK5-5</text:p>
          </table:table-cell>
          <table:table-cell table:style-name="ACE-1" office:value-type="float" office:value="53">
            <text:p>53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91499999999999998">
            <text:p>$0.091</text:p>
          </table:table-cell>
          <table:table-cell table:style-name="ACE-42" table:formula="of:=SUM([.J109]*[.H109])" office:value-type="float" office:value="4.8494999999999999">
            <text:p>$4.85</text:p>
          </table:table-cell>
          <table:table-cell table:style-name="ACE-50" office:value-type="float" office:value="600">
            <text:p>600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73"/>
          <table:table-cell table:number-columns-repeated="3" table:style-name="Gnumeric-default"/>
          <table:table-cell table:style-name="ACE-19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Mechanical</text:p>
          </table:table-cell>
          <table:table-cell table:style-name="ACE-1" office:value-type="string">
            <text:p>HD-RD0018</text:p>
          </table:table-cell>
          <table:table-cell table:style-name="ACE-9" office:value-type="string">
            <text:p>10mm x 500mm smooth rod</text:p>
          </table:table-cell>
          <table:table-cell table:number-columns-repeated="2" table:style-name="ACE-1"/>
          <table:table-cell table:style-name="ACE-1" office:value-type="string">
            <text:p>Misumi</text:p>
          </table:table-cell>
          <table:table-cell table:style-name="ACE-1" office:value-type="string">
            <text:p>SSFHR10-500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11.99">
            <text:p>$11.990</text:p>
          </table:table-cell>
          <table:table-cell table:style-name="ACE-42" table:formula="of:=SUM([.J110]*[.H110])" office:value-type="float" office:value="23.98">
            <text:p>$23.98</text:p>
          </table:table-cell>
          <table:table-cell table:style-name="ACE-50" table:formula="of:=[.$L$2]*[.H110]" office:value-type="float" office:value="20">
            <text:p>20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74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1" office:value-type="string">
            <text:p>HD-RD0039</text:p>
          </table:table-cell>
          <table:table-cell table:style-name="ACE-9" office:value-type="string">
            <text:p>10mm x 477mm smooth rod</text:p>
          </table:table-cell>
          <table:table-cell table:number-columns-repeated="2" table:style-name="ACE-1"/>
          <table:table-cell table:style-name="ACE-1" office:value-type="string">
            <text:p>Misumi</text:p>
          </table:table-cell>
          <table:table-cell table:style-name="ACE-1" office:value-type="string">
            <text:p>SSFHR10-477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11.99">
            <text:p>$11.990</text:p>
          </table:table-cell>
          <table:table-cell table:style-name="ACE-42" table:formula="of:=SUM([.J111]*[.H111])" office:value-type="float" office:value="47.960000000000001">
            <text:p>$47.96</text:p>
          </table:table-cell>
          <table:table-cell table:style-name="ACE-50" table:formula="of:=[.$L$2]*[.H111]" office:value-type="float" office:value="40">
            <text:p>40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1" office:value-type="string">
            <text:p>HD-EX0012</text:p>
          </table:table-cell>
          <table:table-cell table:style-name="ACE-9" office:value-type="string">
            <text:p>Aluminum Frame TPW, extrusion 20mm x 20mm x 500mm,Tapped M5x0.8 on both Ends, black</text:p>
          </table:table-cell>
          <table:table-cell table:number-columns-repeated="2" table:style-name="ACE-1"/>
          <table:table-cell table:style-name="ACE-1" office:value-type="string">
            <text:p>Misumi</text:p>
          </table:table-cell>
          <table:table-cell table:style-name="ACE-1" office:value-type="string">
            <text:p>HFSB5-2020-500-TPW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7.4199999999999999">
            <text:p>$7.420</text:p>
          </table:table-cell>
          <table:table-cell table:style-name="ACE-42" table:formula="of:=SUM([.J112]*[.H112])" office:value-type="float" office:value="14.84">
            <text:p>$14.84</text:p>
          </table:table-cell>
          <table:table-cell table:style-name="ACE-50" table:formula="of:=[.$L$2]*[.H112]" office:value-type="float" office:value="20">
            <text:p>20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79" office:value-type="string">
            <text:p>Ends of extrusion must be free of anodize</text:p>
          </table:table-cell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1" office:value-type="string">
            <text:p>HD-EX0059</text:p>
          </table:table-cell>
          <table:table-cell table:style-name="ACE-9" office:value-type="string">
            <text:p>Aluminum Frame TPW, extrusion 20mm x 20mm x 545mm,Tapped M5x0.8 on both Ends, black</text:p>
          </table:table-cell>
          <table:table-cell table:number-columns-repeated="2" table:style-name="ACE-1"/>
          <table:table-cell table:style-name="ACE-1" office:value-type="string">
            <text:p>Misumi</text:p>
          </table:table-cell>
          <table:table-cell table:style-name="ACE-1" office:value-type="string">
            <text:p>HFSB5-2020-545-TPW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7.7599999999999998">
            <text:p>$7.760</text:p>
          </table:table-cell>
          <table:table-cell table:style-name="ACE-42" table:formula="of:=SUM([.J113]*[.H113])" office:value-type="float" office:value="31.039999999999999">
            <text:p>$31.04</text:p>
          </table:table-cell>
          <table:table-cell table:style-name="ACE-50" table:formula="of:=[.$L$2]*[.H113]" office:value-type="float" office:value="40">
            <text:p>40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79" office:value-type="string">
            <text:p>Ends of extrusion must be free of anodize</text:p>
          </table:table-cell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1" office:value-type="string">
            <text:p>HD-RD0040</text:p>
          </table:table-cell>
          <table:table-cell table:style-name="ACE-9" office:value-type="string">
            <text:p>Screw, Lead, Misumi MTSBRK12-421-F7-R8-T12-Q8-S11-E5-FE0-FW8-FY1, Black Oxide</text:p>
          </table:table-cell>
          <table:table-cell table:number-columns-repeated="2" table:style-name="ACE-1"/>
          <table:table-cell table:style-name="ACE-1" office:value-type="string">
            <text:p>Misumi</text:p>
          </table:table-cell>
          <table:table-cell table:style-name="ACE-24" office:value-type="string">
            <text:p>MTSBRK12-421-F7-R8-T12-Q8-S11-E5-FE0-FW8-FY1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24.18">
            <text:p>$24.180</text:p>
          </table:table-cell>
          <table:table-cell table:style-name="ACE-42" table:formula="of:=SUM([.J114]*[.H114])" office:value-type="float" office:value="48.359999999999999">
            <text:p>$48.36</text:p>
          </table:table-cell>
          <table:table-cell table:style-name="ACE-50" table:formula="of:=[.$L$2]*[.H114]" office:value-type="float" office:value="20">
            <text:p>20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16"/>
          <table:table-cell table:style-name="ACE-89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1" office:value-type="string">
            <text:p>HD-RD0041</text:p>
          </table:table-cell>
          <table:table-cell table:style-name="ACE-9" office:value-type="string">
            <text:p>Screw, Lead, Misumi RMTSRK12-421-F7-R8-T12-Q8-S11-E5-FE0-FW8-FY1, Black Chrome</text:p>
          </table:table-cell>
          <table:table-cell table:number-columns-repeated="2" table:style-name="ACE-1"/>
          <table:table-cell table:style-name="ACE-1" office:value-type="string">
            <text:p>Misumi</text:p>
          </table:table-cell>
          <table:table-cell table:style-name="ACE-1" office:value-type="string">
            <text:p>RMTSRK12-421-F7-R8-T12-Q8-S11-E5-FE0-FW8-FY1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31.550000000000001">
            <text:p>$31.550</text:p>
          </table:table-cell>
          <table:table-cell table:style-name="ACE-42" table:formula="of:=SUM([.J115]*[.H115])" office:value-type="float" office:value="63.100000000000001">
            <text:p>$63.10</text:p>
          </table:table-cell>
          <table:table-cell table:style-name="ACE-50" table:formula="of:=[.$L$2]*[.H115]" office:value-type="float" office:value="20">
            <text:p>20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16"/>
          <table:table-cell table:style-name="ACE-89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1" office:value-type="string">
            <text:p>HD-RD0042</text:p>
          </table:table-cell>
          <table:table-cell table:style-name="ACE-9" office:value-type="string">
            <text:p>Screw, Lead, Misumi MTSTRK12-421-F7-R8-T12-Q8-S11-E5-FE0-FW8-FY1, 300 Stainless Steel</text:p>
          </table:table-cell>
          <table:table-cell table:number-columns-repeated="2" table:style-name="ACE-1"/>
          <table:table-cell table:style-name="ACE-1" office:value-type="string">
            <text:p>Misumi</text:p>
          </table:table-cell>
          <table:table-cell table:style-name="ACE-1" office:value-type="string">
            <text:p>MTSTRK12-421-F7-R8-T12-Q8-S11-E5-FE0-FW8-FY1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34.439999999999998">
            <text:p>$34.440</text:p>
          </table:table-cell>
          <table:table-cell table:style-name="ACE-42" table:formula="of:=SUM([.J116]*[.H116])" office:value-type="float" office:value="68.879999999999995">
            <text:p>$68.88</text:p>
          </table:table-cell>
          <table:table-cell table:style-name="ACE-50" table:formula="of:=[.$L$2]*[.H116]" office:value-type="float" office:value="20">
            <text:p>20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16"/>
          <table:table-cell table:style-name="ACE-89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1" office:value-type="string">
            <text:p>HD-MS0173</text:p>
          </table:table-cell>
          <table:table-cell table:style-name="ACE-9" office:value-type="string">
            <text:p>Nut, Lead Screw, Resin, Misumi MTSRR12</text:p>
          </table:table-cell>
          <table:table-cell table:number-columns-repeated="2" table:style-name="ACE-1"/>
          <table:table-cell table:style-name="ACE-1" office:value-type="string">
            <text:p>Misumi</text:p>
          </table:table-cell>
          <table:table-cell table:style-name="ACE-1" office:value-type="string">
            <text:p>MTSRR1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7.4000000000000004">
            <text:p>$7.400</text:p>
          </table:table-cell>
          <table:table-cell table:style-name="ACE-42" table:formula="of:=SUM([.J117]*[.H117])" office:value-type="float" office:value="14.800000000000001">
            <text:p>$14.80</text:p>
          </table:table-cell>
          <table:table-cell table:style-name="ACE-50" table:formula="of:=[.$L$2]*[.H117]" office:value-type="float" office:value="20">
            <text:p>20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16"/>
          <table:table-cell table:number-columns-repeated="2" table:style-name="Gnumeric-default"/>
          <table:table-cell table:style-name="ACE-2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Gnumeric-default" office:value-type="string">
            <text:p>HD-MS0283</text:p>
          </table:table-cell>
          <table:table-cell table:style-name="ACE-11" office:value-type="string">
            <text:p>Coupling, Set Screw, Misumi GSASL16-5-5-NAB</text:p>
          </table:table-cell>
          <table:table-cell table:number-columns-repeated="2" table:style-name="Gnumeric-default"/>
          <table:table-cell table:style-name="Gnumeric-default" office:value-type="string">
            <text:p>Misumi</text:p>
          </table:table-cell>
          <table:table-cell table:style-name="Gnumeric-default" office:value-type="string">
            <text:p>GSASL16-5-5-NAB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ea</text:p>
          </table:table-cell>
          <table:table-cell table:style-name="ACE-38" office:value-type="float" office:value="7.5">
            <text:p>$7.50</text:p>
          </table:table-cell>
          <table:table-cell table:style-name="ACE-38" table:formula="of:=SUM([.J118]*[.H118])" office:value-type="float" office:value="15">
            <text:p>$15.00</text:p>
          </table:table-cell>
          <table:table-cell table:style-name="ACE-50" table:formula="of:=[.$L$2]*[.H118]" office:value-type="float" office:value="20">
            <text:p>20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80" office:value-type="string">
            <text:p>(Updated part number for the new coupler set screw)</text:p>
          </table:table-cell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Gnumeric-default" office:value-type="string">
            <text:p>HD-RD0043</text:p>
          </table:table-cell>
          <table:table-cell table:style-name="ACE-11" office:value-type="string">
            <text:p>10mm x 500mm ground rod for linear bearings</text:p>
          </table:table-cell>
          <table:table-cell table:number-columns-repeated="2" table:style-name="Gnumeric-default"/>
          <table:table-cell table:style-name="Gnumeric-default" office:value-type="string">
            <text:p>Misumi</text:p>
          </table:table-cell>
          <table:table-cell table:style-name="Gnumeric-default" office:value-type="string">
            <text:p>SFJ10-500</text:p>
          </table:table-cell>
          <table:table-cell table:number-columns-repeated="2" table:style-name="Gnumeric-default"/>
          <table:table-cell table:style-name="ACE-38" office:value-type="float" office:value="8.2899999999999991">
            <text:p>$8.29</text:p>
          </table:table-cell>
          <table:table-cell table:style-name="ACE-38"/>
          <table:table-cell table:style-name="ACE-50" office:value-type="float" office:value="6">
            <text:p>6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Gnumeric-default" office:value-type="string">
            <text:p>HD-RD0044</text:p>
          </table:table-cell>
          <table:table-cell table:style-name="ACE-11" office:value-type="string">
            <text:p>10mm x 477mm ground rod for linear bearings</text:p>
          </table:table-cell>
          <table:table-cell table:number-columns-repeated="2" table:style-name="Gnumeric-default"/>
          <table:table-cell table:style-name="Gnumeric-default" office:value-type="string">
            <text:p>Misumi</text:p>
          </table:table-cell>
          <table:table-cell table:style-name="Gnumeric-default" office:value-type="string">
            <text:p>SFJ10-477</text:p>
          </table:table-cell>
          <table:table-cell table:number-columns-repeated="2" table:style-name="Gnumeric-default"/>
          <table:table-cell table:style-name="ACE-38" office:value-type="float" office:value="8.2899999999999991">
            <text:p>$8.29</text:p>
          </table:table-cell>
          <table:table-cell table:style-name="ACE-38"/>
          <table:table-cell table:style-name="ACE-50" office:value-type="float" office:value="12">
            <text:p>12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Gnumeric-default" office:value-type="string">
            <text:p>HD-RD0045</text:p>
          </table:table-cell>
          <table:table-cell table:style-name="ACE-11" office:value-type="string">
            <text:p>10mm linear bearing, stainless steel</text:p>
          </table:table-cell>
          <table:table-cell table:number-columns-repeated="2" table:style-name="Gnumeric-default"/>
          <table:table-cell table:style-name="Gnumeric-default" office:value-type="string">
            <text:p>Misumi</text:p>
          </table:table-cell>
          <table:table-cell table:style-name="Gnumeric-default" office:value-type="string">
            <text:p>SLMU10</text:p>
          </table:table-cell>
          <table:table-cell table:number-columns-repeated="2" table:style-name="Gnumeric-default"/>
          <table:table-cell table:style-name="ACE-38" office:value-type="float" office:value="5.5999999999999996">
            <text:p>$5.60</text:p>
          </table:table-cell>
          <table:table-cell table:style-name="ACE-38"/>
          <table:table-cell table:style-name="ACE-50" office:value-type="float" office:value="36">
            <text:p>36</text:p>
          </table:table-cell>
          <table:table-cell table:style-name="ACE-17" office:value-type="string">
            <text:p>PO06912</text:p>
          </table:table-cell>
          <table:table-cell table:style-name="ACE-64" office:value-type="date" office:date-value="2015-03-25">
            <text:p>03/25/15</text:p>
          </table:table-cell>
          <table:table-cell table:style-name="ACE-64" office:value-type="date" office:date-value="2015-04-03">
            <text:p>04/03/15</text:p>
          </table:table-cell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/>
          <table:table-cell table:number-columns-repeated="8" table:style-name="Gnumeric-default"/>
          <table:table-cell table:number-columns-repeated="2" table:style-name="ACE-38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11" office:value-type="string">
            <text:p>EL-CA0030</text:p>
          </table:table-cell>
          <table:table-cell table:style-name="ACE-11" office:value-type="string">
            <text:p>6ft 18AWG Power Cord Cable w/ 3 Conductor PC Power Connector Socket (C13/5-15P) – Black</text:p>
          </table:table-cell>
          <table:table-cell table:number-columns-repeated="2" table:style-name="Gnumeric-default"/>
          <table:table-cell table:style-name="Gnumeric-default" office:value-type="string">
            <text:p>Linvox Tumber </text:p>
          </table:table-cell>
          <table:table-cell table:style-name="ACE-19" office:value-type="string">
            <text:p>C13/5-15P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a</text:p>
          </table:table-cell>
          <table:table-cell table:style-name="ACE-38" office:value-type="float" office:value="1.6499999999999999">
            <text:p>$1.65</text:p>
          </table:table-cell>
          <table:table-cell table:style-name="ACE-38" table:formula="of:=SUM([.J123]*[.H123])" office:value-type="float" office:value="1.6499999999999999">
            <text:p>$1.65</text:p>
          </table:table-cell>
          <table:table-cell table:style-name="ACE-50" table:formula="of:=[.$L$2]*[.H123]" office:value-type="float" office:value="10">
            <text:p>10</text:p>
          </table:table-cell>
          <table:table-cell table:style-name="ACE-1" office:value-type="string">
            <text:p>PO06456</text:p>
          </table:table-cell>
          <table:table-cell table:style-name="ACE-64" office:value-type="date" office:date-value="2015-03-02">
            <text:p>03/02/15</text:p>
          </table:table-cell>
          <table:table-cell table:style-name="ACE-64" office:value-type="date" office:date-value="2015-03-31">
            <text:p>03/31/15</text:p>
          </table:table-cell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/>
          <table:table-cell table:number-columns-repeated="5" table:style-name="Gnumeric-default"/>
          <table:table-cell table:style-name="ACE-19"/>
          <table:table-cell table:number-columns-repeated="2" table:style-name="Gnumeric-default"/>
          <table:table-cell table:number-columns-repeated="2" table:style-name="ACE-38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/>
          <table:table-cell table:style-name="ACE-11" office:value-type="string">
            <text:p>EL-PS0027</text:p>
          </table:table-cell>
          <table:table-cell table:style-name="ACE-11" office:value-type="string">
            <text:p>Switching Power Supplies 451.2W 24V 18.8A</text:p>
          </table:table-cell>
          <table:table-cell table:number-columns-repeated="2" table:style-name="Gnumeric-default"/>
          <table:table-cell table:style-name="Gnumeric-default" office:value-type="string">
            <text:p>Mouser</text:p>
          </table:table-cell>
          <table:table-cell table:style-name="ACE-19" office:value-type="string">
            <text:p>709-SE450-2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a</text:p>
          </table:table-cell>
          <table:table-cell table:style-name="ACE-38" office:value-type="float" office:value="68.310000000000002">
            <text:p>$68.31</text:p>
          </table:table-cell>
          <table:table-cell table:style-name="ACE-43" table:formula="of:=[.H125]*[.J125]" office:value-type="float" office:value="68.310000000000002">
            <text:p>$68.31</text:p>
          </table:table-cell>
          <table:table-cell table:style-name="ACE-50" table:formula="of:=[.$L$2]*[.H125]" office:value-type="float" office:value="10">
            <text:p>10</text:p>
          </table:table-cell>
          <table:table-cell table:style-name="ACE-1" office:value-type="string">
            <text:p>PO06793</text:p>
          </table:table-cell>
          <table:table-cell table:style-name="ACE-64" office:value-type="date" office:date-value="2015-03-20">
            <text:p>03/20/15</text:p>
          </table:table-cell>
          <table:table-cell table:style-name="ACE-64" office:value-type="date" office:date-value="2015-03-25">
            <text:p>03/25/15</text:p>
          </table:table-cell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Mechanical</text:p>
          </table:table-cell>
          <table:table-cell table:style-name="ACE-1" office:value-type="string">
            <text:p>EL-MS0008</text:p>
          </table:table-cell>
          <table:table-cell table:style-name="ACE-1" office:value-type="string">
            <text:p>Heavy Duty Power Connectors HOUSING ONLY, BLACK POWERPOLE 15/45</text:p>
          </table:table-cell>
          <table:table-cell table:style-name="ACE-1"/>
          <table:table-cell table:style-name="ACE-17"/>
          <table:table-cell table:style-name="ACE-1" office:value-type="string">
            <text:p>Mouser</text:p>
          </table:table-cell>
          <table:table-cell table:style-name="ACE-17" office:value-type="string">
            <text:p>879-1327G6-BK</text:p>
          </table:table-cell>
          <table:table-cell table:style-name="ACE-17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0.184">
            <text:p>$0.184</text:p>
          </table:table-cell>
          <table:table-cell table:style-name="ACE-43" table:formula="of:=[.H126]*[.J126]" office:value-type="float" office:value="0.36799999999999999">
            <text:p>$0.37</text:p>
          </table:table-cell>
          <table:table-cell table:style-name="ACE-50" table:formula="of:=[.$L$2]*[.H126]" office:value-type="float" office:value="20">
            <text:p>2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EL-MS0010</text:p>
          </table:table-cell>
          <table:table-cell table:style-name="ACE-1" office:value-type="string">
            <text:p>Heavy Duty Power Connectors POWERPOLE 15A CONT</text:p>
          </table:table-cell>
          <table:table-cell table:style-name="ACE-1"/>
          <table:table-cell table:style-name="ACE-17"/>
          <table:table-cell table:style-name="ACE-1" office:value-type="string">
            <text:p>Mouser</text:p>
          </table:table-cell>
          <table:table-cell table:style-name="ACE-17" office:value-type="string">
            <text:p>879-1332-BK</text:p>
          </table:table-cell>
          <table:table-cell table:style-name="ACE-17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0.121">
            <text:p>$0.121</text:p>
          </table:table-cell>
          <table:table-cell table:style-name="ACE-43" table:formula="of:=[.H127]*[.J127]" office:value-type="float" office:value="0.24199999999999999">
            <text:p>$0.24</text:p>
          </table:table-cell>
          <table:table-cell table:style-name="ACE-50" table:formula="of:=[.$L$2]*[.H127]" office:value-type="float" office:value="20">
            <text:p>20</text:p>
          </table:table-cell>
          <table:table-cell table:style-name="ACE-59"/>
          <table:table-cell table:style-name="ACE-57"/>
          <table:table-cell table:style-name="ACE-71"/>
          <table:table-cell table:style-name="ACE-74"/>
          <table:table-cell table:style-name="ACE-40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Mechanical</text:p>
          </table:table-cell>
          <table:table-cell table:style-name="ACE-1" office:value-type="string">
            <text:p>EL-CA0016</text:p>
          </table:table-cell>
          <table:table-cell table:style-name="ACE-1" office:value-type="string">
            <text:p>Flat Cables .050" 10C Shielded Black 28AWG Stranded</text:p>
          </table:table-cell>
          <table:table-cell table:style-name="ACE-1"/>
          <table:table-cell table:style-name="ACE-17"/>
          <table:table-cell table:style-name="ACE-1" office:value-type="string">
            <text:p>Mouser</text:p>
          </table:table-cell>
          <table:table-cell table:style-name="ACE-17" office:value-type="string">
            <text:p>517-3517/10</text:p>
          </table:table-cell>
          <table:table-cell table:style-name="ACE-17" office:value-type="float" office:value="685">
            <text:p>685</text:p>
          </table:table-cell>
          <table:table-cell table:style-name="ACE-1" office:value-type="string">
            <text:p>mm</text:p>
          </table:table-cell>
          <table:table-cell table:style-name="ACE-32" table:formula="of:=500/30480" office:value-type="float" office:value="0.016404199475065617">
            <text:p>$0.016</text:p>
          </table:table-cell>
          <table:table-cell table:style-name="ACE-43" table:formula="of:=[.H128]*[.J128]" office:value-type="float" office:value="11.236876640419947">
            <text:p>$11.24</text:p>
          </table:table-cell>
          <table:table-cell table:style-name="ACE-50" table:formula="of:=[.$L$2]*[.H128]" office:value-type="float" office:value="6850">
            <text:p>6,850</text:p>
          </table:table-cell>
          <table:table-cell table:style-name="ACE-1"/>
          <table:table-cell table:style-name="ACE-57"/>
          <table:table-cell table:style-name="ACE-64"/>
          <table:table-cell table:style-name="ACE-73"/>
          <table:table-cell table:style-name="ACE-89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11" office:value-type="string">
            <text:p>PP-MP0028</text:p>
          </table:table-cell>
          <table:table-cell table:style-name="ACE-11" office:value-type="string">
            <text:p>AC Power Entry Modules SC MT FUSED .25" TAB</text:p>
          </table:table-cell>
          <table:table-cell table:number-columns-repeated="2" table:style-name="Gnumeric-default"/>
          <table:table-cell table:style-name="Gnumeric-default" office:value-type="string">
            <text:p>Mouser</text:p>
          </table:table-cell>
          <table:table-cell table:style-name="Gnumeric-default" office:value-type="string">
            <text:p>161-PF0030/6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a</text:p>
          </table:table-cell>
          <table:table-cell table:style-name="ACE-39" office:value-type="float" office:value="5.1200000000000001">
            <text:p>$5.12</text:p>
          </table:table-cell>
          <table:table-cell table:style-name="ACE-38" table:formula="of:=SUM([.J129]*[.H129])" office:value-type="float" office:value="5.1200000000000001">
            <text:p>$5.12</text:p>
          </table:table-cell>
          <table:table-cell table:style-name="ACE-50" table:formula="of:=[.$L$2]*[.H129]" office:value-type="float" office:value="10">
            <text:p>10</text:p>
          </table:table-cell>
          <table:table-cell table:style-name="ACE-1" office:value-type="string">
            <text:p>PO06793</text:p>
          </table:table-cell>
          <table:table-cell table:style-name="ACE-57" office:value-type="date" office:date-value="2015-03-20">
            <text:p>03/20/15</text:p>
          </table:table-cell>
          <table:table-cell table:style-name="ACE-64" office:value-type="date" office:date-value="2015-03-25">
            <text:p>03/25/15</text:p>
          </table:table-cell>
          <table:table-cell table:style-name="ACE-73"/>
          <table:table-cell table:style-name="ACE-89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11" office:value-type="string">
            <text:p>EL-MS0096</text:p>
          </table:table-cell>
          <table:table-cell table:style-name="ACE-11" office:value-type="string">
            <text:p>Cartridge Fuses 125V 7A 5X20 MA UL LBC</text:p>
          </table:table-cell>
          <table:table-cell table:style-name="Gnumeric-default"/>
          <table:table-cell table:style-name="Gnumeric-default" office:value-type="string">
            <text:p>F4710-ND</text:p>
          </table:table-cell>
          <table:table-cell table:style-name="Gnumeric-default" office:value-type="string">
            <text:p>Digikey</text:p>
          </table:table-cell>
          <table:table-cell table:style-name="Gnumeric-default" office:value-type="string">
            <text:p>576-0233007.MXP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ea</text:p>
          </table:table-cell>
          <table:table-cell table:style-name="ACE-39" office:value-type="float" office:value="0.38088">
            <text:p>$0.38</text:p>
          </table:table-cell>
          <table:table-cell table:style-name="ACE-38" table:formula="of:=SUM([.J130]*[.H130])" office:value-type="float" office:value="0.76175999999999999">
            <text:p>$0.76</text:p>
          </table:table-cell>
          <table:table-cell table:style-name="ACE-50" table:formula="of:=[.$L$2]*[.H130]" office:value-type="float" office:value="20">
            <text:p>20</text:p>
          </table:table-cell>
          <table:table-cell table:style-name="ACE-57" office:value-type="string">
            <text:p>PO06768</text:p>
          </table:table-cell>
          <table:table-cell table:style-name="ACE-57" office:value-type="date" office:date-value="2015-03-19">
            <text:p>03/19/15</text:p>
          </table:table-cell>
          <table:table-cell table:style-name="ACE-57" office:value-type="date" office:date-value="2015-03-23">
            <text:p>03/23/15</text:p>
          </table:table-cell>
          <table:table-cell table:style-name="ACE-74"/>
          <table:table-cell table:style-name="ACE-40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/>
          <table:table-cell table:number-columns-repeated="8" table:style-name="Gnumeric-default"/>
          <table:table-cell table:style-name="ACE-39"/>
          <table:table-cell table:style-name="ACE-38"/>
          <table:table-cell table:style-name="ACE-50"/>
          <table:table-cell table:number-columns-repeated="3" table:style-name="ACE-57"/>
          <table:table-cell table:style-name="ACE-74"/>
          <table:table-cell table:style-name="ACE-40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3">
          <table:table-cell table:style-name="ACE-1" office:value-type="string">
            <text:p>Electronic</text:p>
          </table:table-cell>
          <table:table-cell table:style-name="ACE-7" office:value-type="string">
            <text:p>PC-BD0027</text:p>
          </table:table-cell>
          <table:table-cell table:style-name="ACE-7" office:value-type="string">
            <text:p>Silicon Heater, 24V ,360W, 298mm x 298mm, Self Adhesive, w/ connectors</text:p>
          </table:table-cell>
          <table:table-cell table:style-name="ACE-1"/>
          <table:table-cell table:style-name="ACE-17" office:value-type="string">
            <text:p>NPH PC-BD0027</text:p>
          </table:table-cell>
          <table:table-cell table:style-name="ACE-1" office:value-type="string">
            <text:p>National Plastic Heater</text:p>
          </table:table-cell>
          <table:table-cell table:style-name="ACE-17" office:value-type="string">
            <text:p>NPH PC-BD0027</text:p>
          </table:table-cell>
          <table:table-cell table:style-name="ACE-17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37.899999999999999">
            <text:p>$37.900</text:p>
          </table:table-cell>
          <table:table-cell table:style-name="ACE-42" table:formula="of:=SUM([.J132]*[.H132])" office:value-type="float" office:value="37.899999999999999">
            <text:p>$37.90</text:p>
          </table:table-cell>
          <table:table-cell table:style-name="ACE-50" table:formula="of:=[.$L$2]*[.H132]" office:value-type="float" office:value="10">
            <text:p>10</text:p>
          </table:table-cell>
          <table:table-cell table:style-name="ACE-1"/>
          <table:table-cell table:style-name="ACE-64" office:value-type="string">
            <text:p>See notes</text:p>
          </table:table-cell>
          <table:table-cell table:style-name="ACE-64"/>
          <table:table-cell table:style-name="ACE-73" office:value-type="string">
            <text:p>We will have enough in house to fill Kauri and Lancewood and then start Juniperbear production. </text:p>
          </table:table-cell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Accessories</text:p>
          </table:table-cell>
          <table:table-cell table:style-name="ACE-11" office:value-type="string">
            <text:p>EL-CA0063</text:p>
          </table:table-cell>
          <table:table-cell table:style-name="ACE-11" office:value-type="string">
            <text:p>6ft USB 2.0 A/B Gold Device Cable Ferrite Chokes A Male B Male</text:p>
          </table:table-cell>
          <table:table-cell table:style-name="Gnumeric-default"/>
          <table:table-cell table:style-name="Gnumeric-default" office:value-type="string">
            <text:p>U023-006</text:p>
          </table:table-cell>
          <table:table-cell table:style-name="Gnumeric-default" office:value-type="string">
            <text:p>Electronics Distributors Corp.</text:p>
          </table:table-cell>
          <table:table-cell table:style-name="ACE-19" office:value-type="string">
            <text:p>01T09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a</text:p>
          </table:table-cell>
          <table:table-cell table:style-name="ACE-38" office:value-type="float" office:value="2.8900000000000001">
            <text:p>$2.89</text:p>
          </table:table-cell>
          <table:table-cell table:style-name="ACE-38" table:formula="of:=SUM([.J134]*[.H134])" office:value-type="float" office:value="2.8900000000000001">
            <text:p>$2.89</text:p>
          </table:table-cell>
          <table:table-cell table:style-name="ACE-50" table:formula="of:=[.$L$2]*[.H134]" office:value-type="float" office:value="10">
            <text:p>10</text:p>
          </table:table-cell>
          <table:table-cell table:style-name="ACE-1" office:value-type="string">
            <text:p>PO06876</text:p>
          </table:table-cell>
          <table:table-cell table:style-name="ACE-64" office:value-type="date" office:date-value="2015-03-20">
            <text:p>03/20/15</text:p>
          </table:table-cell>
          <table:table-cell table:style-name="ACE-64" office:value-type="date" office:date-value="2015-03-31">
            <text:p>03/31/15</text:p>
          </table:table-cell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/>
          <table:table-cell table:number-columns-repeated="5" table:style-name="Gnumeric-default"/>
          <table:table-cell table:style-name="ACE-19"/>
          <table:table-cell table:number-columns-repeated="2" table:style-name="Gnumeric-default"/>
          <table:table-cell table:number-columns-repeated="2" table:style-name="ACE-38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9" office:value-type="string">
            <text:p>EL-MS0144</text:p>
          </table:table-cell>
          <table:table-cell table:style-name="ACE-9" office:value-type="string">
            <text:p>Connector Accessories, Sealing Cap, Shell Size 17</text:p>
          </table:table-cell>
          <table:table-cell table:number-columns-repeated="2" table:style-name="ACE-1"/>
          <table:table-cell table:style-name="ACE-1" office:value-type="string">
            <text:p>Onlinecomponents.com</text:p>
          </table:table-cell>
          <table:table-cell table:style-name="ACE-17" office:value-type="string">
            <text:p>207445-3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1.98">
            <text:p>$1.980</text:p>
          </table:table-cell>
          <table:table-cell table:style-name="ACE-42" table:formula="of:=SUM([.J136]*[.H136])" office:value-type="float" office:value="1.98">
            <text:p>$1.98</text:p>
          </table:table-cell>
          <table:table-cell table:style-name="ACE-50" table:formula="of:=[.$L$2]*[.H136]" office:value-type="float" office:value="10">
            <text:p>10</text:p>
          </table:table-cell>
          <table:table-cell table:style-name="ACE-1" office:value-type="string">
            <text:p>PO06795</text:p>
          </table:table-cell>
          <table:table-cell table:style-name="ACE-64" office:value-type="date" office:date-value="2015-04-01">
            <text:p>04/01/15</text:p>
          </table:table-cell>
          <table:table-cell table:style-name="ACE-64" office:value-type="date" office:date-value="2015-04-03">
            <text:p>04/03/15</text:p>
          </table:table-cell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5">
          <table:table-cell table:style-name="ACE-1" office:value-type="string">
            <text:p>Hardware</text:p>
          </table:table-cell>
          <table:table-cell table:style-name="ACE-10" office:value-type="string">
            <text:p>EL-FA0020</text:p>
          </table:table-cell>
          <table:table-cell table:style-name="ACE-10" office:value-type="string">
            <text:p>RFB2008 Micro Blower, 30 AWG wire 250mm long</text:p>
          </table:table-cell>
          <table:table-cell table:style-name="Gnumeric-default"/>
          <table:table-cell table:style-name="ACE-19"/>
          <table:table-cell table:style-name="Gnumeric-default" office:value-type="string">
            <text:p>Pelonis</text:p>
          </table:table-cell>
          <table:table-cell table:style-name="ACE-19"/>
          <table:table-cell table:style-name="ACE-19" office:value-type="float" office:value="1">
            <text:p>1</text:p>
          </table:table-cell>
          <table:table-cell table:style-name="Gnumeric-default" office:value-type="string">
            <text:p>ea</text:p>
          </table:table-cell>
          <table:table-cell table:style-name="ACE-38" office:value-type="float" office:value="6.6799999999999997">
            <text:p>$6.68</text:p>
          </table:table-cell>
          <table:table-cell table:style-name="ACE-42" table:formula="of:=SUM([.J138]*[.H138])" office:value-type="float" office:value="6.6799999999999997">
            <text:p>$6.68</text:p>
          </table:table-cell>
          <table:table-cell table:style-name="ACE-50" table:formula="of:=[.$L$2]*[.H138]" office:value-type="float" office:value="10">
            <text:p>10</text:p>
          </table:table-cell>
          <table:table-cell table:style-name="ACE-1" office:value-type="string">
            <text:p>PO05810</text:p>
          </table:table-cell>
          <table:table-cell table:style-name="ACE-64"/>
          <table:table-cell table:style-name="ACE-64" office:value-type="string">
            <text:p>See Notes </text:p>
          </table:table-cell>
          <table:table-cell table:style-name="ACE-73" office:value-type="string">
            <text:p>Covered under a scheduled PO with delivery dates for steady supply </text:p>
          </table:table-cell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/>
          <table:table-cell table:number-columns-repeated="3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8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3">
          <table:table-cell table:style-name="Gnumeric-default" office:value-type="string">
            <text:p>Hardware</text:p>
          </table:table-cell>
          <table:table-cell table:style-name="ACE-8" office:value-type="string">
            <text:p>HD-MS0262</text:p>
          </table:table-cell>
          <table:table-cell table:style-name="ACE-8" office:value-type="string">
            <text:p>Ultem PEI, 0.010" x 12.50" x 90ft rolls</text:p>
          </table:table-cell>
          <table:table-cell table:number-columns-repeated="2" table:style-name="ACE-1"/>
          <table:table-cell table:style-name="ACE-1" office:value-type="string">
            <text:p>Professional Plastics </text:p>
          </table:table-cell>
          <table:table-cell table:style-name="ACE-1"/>
          <table:table-cell table:style-name="ACE-1" table:formula="of:=1/86" office:value-type="float" office:value="0.011627906976744186">
            <text:p>0.01162791</text:p>
          </table:table-cell>
          <table:table-cell table:style-name="ACE-1" office:value-type="string">
            <text:p>ea</text:p>
          </table:table-cell>
          <table:table-cell table:style-name="ACE-32" office:value-type="float" office:value="1199.6400000000001">
            <text:p>$1,199.640</text:p>
          </table:table-cell>
          <table:table-cell table:style-name="ACE-42" table:formula="of:=[.J140]*[.H140]" office:value-type="float" office:value="13.949302325581396">
            <text:p>$13.95</text:p>
          </table:table-cell>
          <table:table-cell table:style-name="ACE-50" table:formula="of:=[.$L$2]*[.H140]" office:value-type="float" office:value="0.11627906976744186">
            <text:p>0</text:p>
          </table:table-cell>
          <table:table-cell table:style-name="ACE-1"/>
          <table:table-cell table:style-name="ACE-64"/>
          <table:table-cell table:style-name="ACE-64" office:value-type="string">
            <text:p>See Notes </text:p>
          </table:table-cell>
          <table:table-cell table:style-name="ACE-73" office:value-type="string">
            <text:p>We will have enough in house to fill Kauri and Lancewood and then start Juniperbear production. </text:p>
          </table:table-cell>
          <table:table-cell table:style-name="ACE-89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3">
          <table:table-cell table:style-name="ACE-1" office:value-type="string">
            <text:p>Hardware</text:p>
          </table:table-cell>
          <table:table-cell table:style-name="ACE-8" office:value-type="string">
            <text:p>HD-MS0263</text:p>
          </table:table-cell>
          <table:table-cell table:style-name="ACE-8" office:value-type="string">
            <text:p>3M 468MP Adhesive Transfer Tape – 14.4” x 60 yards</text:p>
          </table:table-cell>
          <table:table-cell table:number-columns-repeated="2" table:style-name="ACE-1"/>
          <table:table-cell table:style-name="ACE-1" office:value-type="string">
            <text:p>Professional Plastics </text:p>
          </table:table-cell>
          <table:table-cell table:style-name="ACE-1"/>
          <table:table-cell table:style-name="ACE-1" table:formula="of:=1/172" office:value-type="float" office:value="0.0058139534883720929">
            <text:p>0.00581395</text:p>
          </table:table-cell>
          <table:table-cell table:style-name="ACE-1" office:value-type="string">
            <text:p>ea</text:p>
          </table:table-cell>
          <table:table-cell table:style-name="ACE-32" office:value-type="float" office:value="402.38999999999999">
            <text:p>$402.390</text:p>
          </table:table-cell>
          <table:table-cell table:style-name="ACE-42" table:formula="of:=[.J141]*[.H141]" office:value-type="float" office:value="2.3394767441860465">
            <text:p>$2.34</text:p>
          </table:table-cell>
          <table:table-cell table:style-name="ACE-50" table:formula="of:=[.$L$2]*[.H141]" office:value-type="float" office:value="0.058139534883720929">
            <text:p>0</text:p>
          </table:table-cell>
          <table:table-cell table:style-name="ACE-1"/>
          <table:table-cell table:style-name="ACE-64"/>
          <table:table-cell table:style-name="ACE-64" office:value-type="string">
            <text:p>See Notes </text:p>
          </table:table-cell>
          <table:table-cell table:style-name="ACE-73" office:value-type="string">
            <text:p>We will have enough in house to fill Kauri and Lancewood and then start Juniperbear production. </text:p>
          </table:table-cell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5">
          <table:table-cell table:style-name="ACE-1" office:value-type="string">
            <text:p>Hardware</text:p>
          </table:table-cell>
          <table:table-cell table:style-name="ACE-8" office:value-type="string">
            <text:p>HD-BT0108</text:p>
          </table:table-cell>
          <table:table-cell table:style-name="ACE-8" office:value-type="string">
            <text:p>Hobbed Bolt, M8 x 50mm Hex head, 26mm offset, Stainless Steel</text:p>
          </table:table-cell>
          <table:table-cell table:number-columns-repeated="2" table:style-name="ACE-1"/>
          <table:table-cell table:style-name="ACE-1" office:value-type="string">
            <text:p>Quatro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5.8499999999999996">
            <text:p>$5.850</text:p>
          </table:table-cell>
          <table:table-cell table:style-name="ACE-42" table:formula="of:=SUM([.J143]*[.H143])" office:value-type="float" office:value="5.8499999999999996">
            <text:p>$5.85</text:p>
          </table:table-cell>
          <table:table-cell table:style-name="ACE-50" table:formula="of:=[.$L$2]*[.H143]" office:value-type="float" office:value="10">
            <text:p>10</text:p>
          </table:table-cell>
          <table:table-cell table:style-name="ACE-1" office:value-type="string">
            <text:p>PO06239</text:p>
          </table:table-cell>
          <table:table-cell table:style-name="ACE-64"/>
          <table:table-cell table:style-name="ACE-64" office:value-type="string">
            <text:p>See Notes </text:p>
          </table:table-cell>
          <table:table-cell table:style-name="ACE-73" office:value-type="string">
            <text:p>Covered under a scheduled PO with delivery dates for steady supply </text:p>
          </table:table-cell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9" office:value-type="string">
            <text:p>PP-FP0015</text:p>
          </table:table-cell>
          <table:table-cell table:style-name="ACE-9" office:value-type="string">
            <text:p>Y Axis End Idler, TAZ</text:p>
          </table:table-cell>
          <table:table-cell table:number-columns-repeated="2" table:style-name="ACE-1"/>
          <table:table-cell table:style-name="ACE-1" office:value-type="string">
            <text:p>Sheet metal shop</text:p>
          </table:table-cell>
          <table:table-cell table:style-name="ACE-1" office:value-type="string">
            <text:p>Star Precision 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8.25">
            <text:p>$8.250</text:p>
          </table:table-cell>
          <table:table-cell table:style-name="ACE-42" table:formula="of:=SUM([.J145]*[.H145])" office:value-type="float" office:value="8.25">
            <text:p>$8.25</text:p>
          </table:table-cell>
          <table:table-cell table:style-name="ACE-50" table:formula="of:=[.$L$2]*[.H145]" office:value-type="float" office:value="10">
            <text:p>10</text:p>
          </table:table-cell>
          <table:table-cell table:style-name="ACE-1" office:value-type="string">
            <text:p>PO06767</text:p>
          </table:table-cell>
          <table:table-cell table:style-name="ACE-64" office:value-type="date" office:date-value="2015-03-20">
            <text:p>03/20/15</text:p>
          </table:table-cell>
          <table:table-cell table:style-name="ACE-64" office:value-type="date" office:date-value="2015-03-31">
            <text:p>03/31/15</text:p>
          </table:table-cell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9" office:value-type="string">
            <text:p>PP-FP0016</text:p>
          </table:table-cell>
          <table:table-cell table:style-name="ACE-9" office:value-type="string">
            <text:p>Y Axis End Motor, TAZ</text:p>
          </table:table-cell>
          <table:table-cell table:number-columns-repeated="2" table:style-name="ACE-1"/>
          <table:table-cell table:style-name="ACE-1" office:value-type="string">
            <text:p>Sheet metal shop</text:p>
          </table:table-cell>
          <table:table-cell table:style-name="ACE-1" office:value-type="string">
            <text:p>Star Precision 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8.75">
            <text:p>$8.750</text:p>
          </table:table-cell>
          <table:table-cell table:style-name="ACE-42" table:formula="of:=SUM([.J146]*[.H146])" office:value-type="float" office:value="8.75">
            <text:p>$8.75</text:p>
          </table:table-cell>
          <table:table-cell table:style-name="ACE-50" table:formula="of:=[.$L$2]*[.H146]" office:value-type="float" office:value="10">
            <text:p>10</text:p>
          </table:table-cell>
          <table:table-cell table:style-name="ACE-1" office:value-type="string">
            <text:p>PO06767</text:p>
          </table:table-cell>
          <table:table-cell table:style-name="ACE-64" office:value-type="date" office:date-value="2015-03-20">
            <text:p>03/20/15</text:p>
          </table:table-cell>
          <table:table-cell table:style-name="ACE-64" office:value-type="date" office:date-value="2015-03-31">
            <text:p>03/31/15</text:p>
          </table:table-cell>
          <table:table-cell table:style-name="ACE-81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9" office:value-type="string">
            <text:p>PP-MP0088</text:p>
          </table:table-cell>
          <table:table-cell table:style-name="ACE-9" office:value-type="string">
            <text:p>300mm Bed Mount Plate v4.0</text:p>
          </table:table-cell>
          <table:table-cell table:number-columns-repeated="2" table:style-name="ACE-1"/>
          <table:table-cell table:style-name="ACE-1" office:value-type="string">
            <text:p>Sheet metal shop</text:p>
          </table:table-cell>
          <table:table-cell table:style-name="ACE-1" office:value-type="string">
            <text:p>Star Precision 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23.25">
            <text:p>$23.250</text:p>
          </table:table-cell>
          <table:table-cell table:style-name="ACE-42" table:formula="of:=SUM([.J147]*[.H147])" office:value-type="float" office:value="23.25">
            <text:p>$23.25</text:p>
          </table:table-cell>
          <table:table-cell table:style-name="ACE-50" table:formula="of:=[.$L$2]*[.H147]" office:value-type="float" office:value="10">
            <text:p>10</text:p>
          </table:table-cell>
          <table:table-cell table:style-name="ACE-1" office:value-type="string">
            <text:p>PO06767</text:p>
          </table:table-cell>
          <table:table-cell table:style-name="ACE-64" office:value-type="date" office:date-value="2015-03-20">
            <text:p>03/20/15</text:p>
          </table:table-cell>
          <table:table-cell table:style-name="ACE-64" office:value-type="date" office:date-value="2015-03-31">
            <text:p>03/31/15</text:p>
          </table:table-cell>
          <table:table-cell table:style-name="ACE-81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9" office:value-type="string">
            <text:p>PP-MP0089</text:p>
          </table:table-cell>
          <table:table-cell table:style-name="ACE-9" office:value-type="string">
            <text:p>Case, right end</text:p>
          </table:table-cell>
          <table:table-cell table:number-columns-repeated="2" table:style-name="ACE-1"/>
          <table:table-cell table:style-name="ACE-1" office:value-type="string">
            <text:p>Sheet metal shop</text:p>
          </table:table-cell>
          <table:table-cell table:style-name="ACE-1" office:value-type="string">
            <text:p>Star Precision 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41">
            <text:p>$41.000</text:p>
          </table:table-cell>
          <table:table-cell table:style-name="ACE-42" table:formula="of:=SUM([.J148]*[.H148])" office:value-type="float" office:value="41">
            <text:p>$41.00</text:p>
          </table:table-cell>
          <table:table-cell table:style-name="ACE-50" table:formula="of:=[.$L$2]*[.H148]" office:value-type="float" office:value="10">
            <text:p>10</text:p>
          </table:table-cell>
          <table:table-cell table:style-name="ACE-1" office:value-type="string">
            <text:p>PO06767</text:p>
          </table:table-cell>
          <table:table-cell table:style-name="ACE-64" office:value-type="date" office:date-value="2015-03-20">
            <text:p>03/20/15</text:p>
          </table:table-cell>
          <table:table-cell table:style-name="ACE-64" office:value-type="date" office:date-value="2015-03-31">
            <text:p>03/31/15</text:p>
          </table:table-cell>
          <table:table-cell table:style-name="ACE-81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9" office:value-type="string">
            <text:p>PP-MP0090</text:p>
          </table:table-cell>
          <table:table-cell table:style-name="ACE-9" office:value-type="string">
            <text:p>Case, left end</text:p>
          </table:table-cell>
          <table:table-cell table:number-columns-repeated="2" table:style-name="ACE-1"/>
          <table:table-cell table:style-name="ACE-1" office:value-type="string">
            <text:p>Sheet metal shop</text:p>
          </table:table-cell>
          <table:table-cell table:style-name="ACE-1" office:value-type="string">
            <text:p>Star Precision 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49">
            <text:p>$49.000</text:p>
          </table:table-cell>
          <table:table-cell table:style-name="ACE-42" table:formula="of:=SUM([.J149]*[.H149])" office:value-type="float" office:value="49">
            <text:p>$49.00</text:p>
          </table:table-cell>
          <table:table-cell table:style-name="ACE-50" table:formula="of:=[.$L$2]*[.H149]" office:value-type="float" office:value="10">
            <text:p>10</text:p>
          </table:table-cell>
          <table:table-cell table:style-name="ACE-1" office:value-type="string">
            <text:p>PO06767</text:p>
          </table:table-cell>
          <table:table-cell table:style-name="ACE-64" office:value-type="date" office:date-value="2015-03-20">
            <text:p>03/20/15</text:p>
          </table:table-cell>
          <table:table-cell table:style-name="ACE-64" office:value-type="date" office:date-value="2015-03-31">
            <text:p>03/31/15</text:p>
          </table:table-cell>
          <table:table-cell table:style-name="ACE-81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9" office:value-type="string">
            <text:p>PP-MP0091</text:p>
          </table:table-cell>
          <table:table-cell table:style-name="ACE-9" office:value-type="string">
            <text:p>Case, electronics enclosure</text:p>
          </table:table-cell>
          <table:table-cell table:number-columns-repeated="2" table:style-name="ACE-1"/>
          <table:table-cell table:style-name="ACE-1" office:value-type="string">
            <text:p>Sheet metal shop</text:p>
          </table:table-cell>
          <table:table-cell table:style-name="ACE-1" office:value-type="string">
            <text:p>Star Precision 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37.5">
            <text:p>$37.500</text:p>
          </table:table-cell>
          <table:table-cell table:style-name="ACE-42" table:formula="of:=SUM([.J150]*[.H150])" office:value-type="float" office:value="37.5">
            <text:p>$37.50</text:p>
          </table:table-cell>
          <table:table-cell table:style-name="ACE-50" table:formula="of:=[.$L$2]*[.H150]" office:value-type="float" office:value="10">
            <text:p>10</text:p>
          </table:table-cell>
          <table:table-cell table:style-name="ACE-1" office:value-type="string">
            <text:p>PO06767</text:p>
          </table:table-cell>
          <table:table-cell table:style-name="ACE-64" office:value-type="date" office:date-value="2015-03-20">
            <text:p>03/20/15</text:p>
          </table:table-cell>
          <table:table-cell table:style-name="ACE-64" office:value-type="date" office:date-value="2015-03-31">
            <text:p>03/31/15</text:p>
          </table:table-cell>
          <table:table-cell table:style-name="ACE-81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9" office:value-type="string">
            <text:p>PP-MP0092</text:p>
          </table:table-cell>
          <table:table-cell table:style-name="ACE-9" office:value-type="string">
            <text:p>Case, lcd mount</text:p>
          </table:table-cell>
          <table:table-cell table:number-columns-repeated="2" table:style-name="ACE-1"/>
          <table:table-cell table:style-name="ACE-1" office:value-type="string">
            <text:p>Sheet metal shop</text:p>
          </table:table-cell>
          <table:table-cell table:style-name="ACE-1" office:value-type="string">
            <text:p>Star Precision 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12.5">
            <text:p>$12.500</text:p>
          </table:table-cell>
          <table:table-cell table:style-name="ACE-42" table:formula="of:=SUM([.J151]*[.H151])" office:value-type="float" office:value="12.5">
            <text:p>$12.50</text:p>
          </table:table-cell>
          <table:table-cell table:style-name="ACE-50" table:formula="of:=[.$L$2]*[.H151]" office:value-type="float" office:value="10">
            <text:p>10</text:p>
          </table:table-cell>
          <table:table-cell table:style-name="ACE-1" office:value-type="string">
            <text:p>PO06767</text:p>
          </table:table-cell>
          <table:table-cell table:style-name="ACE-64" office:value-type="date" office:date-value="2015-03-20">
            <text:p>03/20/15</text:p>
          </table:table-cell>
          <table:table-cell table:style-name="ACE-64" office:value-type="date" office:date-value="2015-03-31">
            <text:p>03/31/15</text:p>
          </table:table-cell>
          <table:table-cell table:style-name="ACE-81"/>
          <table:table-cell table:number-columns-repeated="1008" table:style-name="Gnumeric-default"/>
        </table:table-row>
        <table:table-row table:style-name="AROW-0">
          <table:table-cell table:number-columns-repeated="9" table:style-name="ACE-1"/>
          <table:table-cell table:number-columns-repeated="2" table:style-name="ACE-32"/>
          <table:table-cell table:style-name="ACE-50"/>
          <table:table-cell table:style-name="ACE-1"/>
          <table:table-cell table:number-columns-repeated="2" table:style-name="ACE-64"/>
          <table:table-cell table:style-name="ACE-81"/>
          <table:table-cell table:number-columns-repeated="1008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8" office:value-type="string">
            <text:p>HE-SH0033</text:p>
          </table:table-cell>
          <table:table-cell table:style-name="ACE-8" office:value-type="string">
            <text:p>Reprap Modified Hexagon Hotend, Lulzbot Edition, 3.0mm Filament, 0.35mm nozzle</text:p>
          </table:table-cell>
          <table:table-cell table:number-columns-repeated="2" table:style-name="ACE-1"/>
          <table:table-cell table:style-name="ACE-1" office:value-type="string">
            <text:p>reprapdiscount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23">
            <text:p>$23.000</text:p>
          </table:table-cell>
          <table:table-cell table:style-name="ACE-42" table:formula="of:=SUM([.J153]*[.H153])" office:value-type="float" office:value="23">
            <text:p>$23.00</text:p>
          </table:table-cell>
          <table:table-cell table:style-name="ACE-50" table:formula="of:=[.$L$2]*[.H153]" office:value-type="float" office:value="10">
            <text:p>10</text:p>
          </table:table-cell>
          <table:table-cell table:style-name="ACE-1"/>
          <table:table-cell table:style-name="ACE-64"/>
          <table:table-cell table:style-name="ACE-64" office:value-type="string">
            <text:p>See Notes </text:p>
          </table:table-cell>
          <table:table-cell table:style-name="ACE-73" office:value-type="string">
            <text:p>Take from existing stock and I will beack fill on next order </text:p>
          </table:table-cell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Hardware</text:p>
          </table:table-cell>
          <table:table-cell table:style-name="ACE-9" office:value-type="string">
            <text:p>PC-AS0019</text:p>
          </table:table-cell>
          <table:table-cell table:style-name="ACE-9" office:value-type="string">
            <text:p>Full Graphic Smart LCD Controller</text:p>
          </table:table-cell>
          <table:table-cell table:number-columns-repeated="2" table:style-name="ACE-1"/>
          <table:table-cell table:style-name="ACE-1" office:value-type="string">
            <text:p>reprapdiscount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28">
            <text:p>$28.000</text:p>
          </table:table-cell>
          <table:table-cell table:style-name="ACE-42" table:formula="of:=SUM([.J154]*[.H154])" office:value-type="float" office:value="28">
            <text:p>$28.00</text:p>
          </table:table-cell>
          <table:table-cell table:style-name="ACE-50" table:formula="of:=[.$L$2]*[.H154]" office:value-type="float" office:value="10">
            <text:p>10</text:p>
          </table:table-cell>
          <table:table-cell table:style-name="ACE-1"/>
          <table:table-cell table:style-name="ACE-64"/>
          <table:table-cell table:style-name="ACE-64" office:value-type="string">
            <text:p>See Notes </text:p>
          </table:table-cell>
          <table:table-cell table:style-name="ACE-73" office:value-type="string">
            <text:p>Take from existing stock and I will beack fill on next order </text:p>
          </table:table-cell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BT0053</text:p>
          </table:table-cell>
          <table:table-cell table:style-name="ACE-1" office:value-type="string">
            <text:p>18-8 SS Flat Head Phillips Machine Screw Black-Oxide Finish, 4-40 Thread, 1/4" Length</text:p>
          </table:table-cell>
          <table:table-cell table:style-name="ACE-1"/>
          <table:table-cell table:style-name="ACE-17" office:value-type="string">
            <text:p>NS3420-2208/BO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NS3420-2208/BO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26700000000000002">
            <text:p>$0.027</text:p>
          </table:table-cell>
          <table:table-cell table:style-name="ACE-42" table:formula="of:=SUM([.J156]*[.H156])" office:value-type="float" office:value="0.53400000000000003">
            <text:p>$0.53</text:p>
          </table:table-cell>
          <table:table-cell table:style-name="ACE-50" table:formula="of:=[.$L$2]*[.H156]" office:value-type="float" office:value="200">
            <text:p>20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WA0013</text:p>
          </table:table-cell>
          <table:table-cell table:style-name="ACE-1" office:value-type="string">
            <text:p>DIN 125 Zinc-Plated Class 4 Steel Flat Washer M2.5 Screw Size, 6mm OD, .45mm-.55mm Thick</text:p>
          </table:table-cell>
          <table:table-cell table:style-name="ACE-1"/>
          <table:table-cell table:style-name="ACE-17" office:value-type="string">
            <text:p>MNTR-M312.521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MNTR-M312.521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033999999999999998">
            <text:p>$0.003</text:p>
          </table:table-cell>
          <table:table-cell table:style-name="ACE-42" table:formula="of:=SUM([.J157]*[.H157])" office:value-type="float" office:value="0.013599999999999999">
            <text:p>$0.01</text:p>
          </table:table-cell>
          <table:table-cell table:style-name="ACE-50" table:formula="of:=[.$L$2]*[.H157]" office:value-type="float" office:value="40">
            <text:p>4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Gnumeric-default" office:value-type="string">
            <text:p>HD-MS0230</text:p>
          </table:table-cell>
          <table:table-cell table:style-name="Gnumeric-default" office:value-type="string">
            <text:p>M2 x 6 SHCS, Black-Oxide</text:p>
          </table:table-cell>
          <table:table-cell table:style-name="Gnumeric-default"/>
          <table:table-cell table:style-name="Gnumeric-default" office:value-type="string">
            <text:p>8050-0206</text:p>
          </table:table-cell>
          <table:table-cell table:style-name="Gnumeric-default" office:value-type="string">
            <text:p>Timberline</text:p>
          </table:table-cell>
          <table:table-cell table:style-name="Gnumeric-default" office:value-type="string">
            <text:p>8050-020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a</text:p>
          </table:table-cell>
          <table:table-cell table:style-name="ACE-40" office:value-type="float" office:value="0.035000000000000003">
            <text:p>$0.04</text:p>
          </table:table-cell>
          <table:table-cell table:style-name="ACE-42" table:formula="of:=SUM([.J158]*[.H158])" office:value-type="float" office:value="0.035000000000000003">
            <text:p>$0.04</text:p>
          </table:table-cell>
          <table:table-cell table:style-name="ACE-50" table:formula="of:=[.$L$2]*[.H158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NT0004</text:p>
          </table:table-cell>
          <table:table-cell table:style-name="ACE-1" office:value-type="string">
            <text:p>M3 Nut, Zinc Plated</text:p>
          </table:table-cell>
          <table:table-cell table:style-name="ACE-1"/>
          <table:table-cell table:style-name="ACE-1" office:value-type="string">
            <text:p>8100-0030</text:p>
          </table:table-cell>
          <table:table-cell table:style-name="ACE-1" office:value-type="string">
            <text:p>Timberline</text:p>
          </table:table-cell>
          <table:table-cell table:style-name="ACE-1" office:value-type="string">
            <text:p>8100-0030</text:p>
          </table:table-cell>
          <table:table-cell table:style-name="ACE-1" office:value-type="float" office:value="16">
            <text:p>16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091999999999999998">
            <text:p>$0.009</text:p>
          </table:table-cell>
          <table:table-cell table:style-name="ACE-42" table:formula="of:=SUM([.J159]*[.H159])" office:value-type="float" office:value="0.1472">
            <text:p>$0.15</text:p>
          </table:table-cell>
          <table:table-cell table:style-name="ACE-50" table:formula="of:=[.$L$2]*[.H159]" office:value-type="float" office:value="160">
            <text:p>16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BT0012</text:p>
          </table:table-cell>
          <table:table-cell table:style-name="ACE-1" office:value-type="string">
            <text:p>M3 Set Screw (Grub Screw)</text:p>
          </table:table-cell>
          <table:table-cell table:style-name="ACE-1"/>
          <table:table-cell table:style-name="ACE-17" office:value-type="string">
            <text:p>NS0310-0306/met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NS0310-0306/met</text:p>
          </table:table-cell>
          <table:table-cell table:style-name="ACE-1" office:value-type="float" office:value="11">
            <text:p>11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19">
            <text:p>$0.019</text:p>
          </table:table-cell>
          <table:table-cell table:style-name="ACE-42" table:formula="of:=SUM([.J160]*[.H160])" office:value-type="float" office:value="0.20899999999999999">
            <text:p>$0.21</text:p>
          </table:table-cell>
          <table:table-cell table:style-name="ACE-50" table:formula="of:=[.$L$2]*[.H160]" office:value-type="float" office:value="110">
            <text:p>1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WA0001</text:p>
          </table:table-cell>
          <table:table-cell table:style-name="ACE-1" office:value-type="string">
            <text:p>M3 Washer, Steel, Zinc Plated</text:p>
          </table:table-cell>
          <table:table-cell table:style-name="ACE-1"/>
          <table:table-cell table:style-name="ACE-17" office:value-type="string">
            <text:p>MTR-M3100321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MTR-M3100321</text:p>
          </table:table-cell>
          <table:table-cell table:style-name="ACE-1" office:value-type="float" office:value="106">
            <text:p>106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016999999999999999">
            <text:p>$0.002</text:p>
          </table:table-cell>
          <table:table-cell table:style-name="ACE-42" table:formula="of:=SUM([.J161]*[.H161])" office:value-type="float" office:value="0.1802">
            <text:p>$0.18</text:p>
          </table:table-cell>
          <table:table-cell table:style-name="ACE-50" table:formula="of:=[.$L$2]*[.H161]" office:value-type="float" office:value="1060">
            <text:p>1,06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BT0039</text:p>
          </table:table-cell>
          <table:table-cell table:style-name="ACE-1" office:value-type="string">
            <text:p>M3 x 12 Bolt, SHCS Black-Oxide</text:p>
          </table:table-cell>
          <table:table-cell table:style-name="ACE-1"/>
          <table:table-cell table:style-name="ACE-1" office:value-type="string">
            <text:p>8050-0312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8050-0312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117">
            <text:p>$0.012</text:p>
          </table:table-cell>
          <table:table-cell table:style-name="ACE-42" table:formula="of:=SUM([.J162]*[.H162])" office:value-type="float" office:value="1.2284999999999999">
            <text:p>$1.23</text:p>
          </table:table-cell>
          <table:table-cell table:style-name="ACE-50" table:formula="of:=[.$L$2]*[.H162]" office:value-type="float" office:value="1050">
            <text:p>1,05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BT0041</text:p>
          </table:table-cell>
          <table:table-cell table:style-name="ACE-1" office:value-type="string">
            <text:p>M3 x 25 Bolt, SHCS Black-Oxide</text:p>
          </table:table-cell>
          <table:table-cell table:style-name="ACE-1"/>
          <table:table-cell table:style-name="ACE-17" office:value-type="string">
            <text:p>8050-0325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8050-0325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33300000000000003">
            <text:p>$0.033</text:p>
          </table:table-cell>
          <table:table-cell table:style-name="ACE-42" table:formula="of:=SUM([.J163]*[.H163])" office:value-type="float" office:value="0.16650000000000001">
            <text:p>$0.17</text:p>
          </table:table-cell>
          <table:table-cell table:style-name="ACE-50" table:formula="of:=[.$L$2]*[.H163]" office:value-type="float" office:value="50">
            <text:p>5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NT0011</text:p>
          </table:table-cell>
          <table:table-cell table:style-name="ACE-1" office:value-type="string">
            <text:p>M4 Nut,Zinc-Plated Steel</text:p>
          </table:table-cell>
          <table:table-cell table:style-name="ACE-1"/>
          <table:table-cell table:style-name="ACE-17" office:value-type="string">
            <text:p>8100-0040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8100-0040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047999999999999996">
            <text:p>$0.005</text:p>
          </table:table-cell>
          <table:table-cell table:style-name="ACE-42" table:formula="of:=SUM([.J164]*[.H164])" office:value-type="float" office:value="0.019199999999999998">
            <text:p>$0.02</text:p>
          </table:table-cell>
          <table:table-cell table:style-name="ACE-50" table:formula="of:=[.$L$2]*[.H164]" office:value-type="float" office:value="40">
            <text:p>40</text:p>
          </table:table-cell>
          <table:table-cell table:style-name="ACE-1"/>
          <table:table-cell table:number-columns-repeated="2" table:style-name="ACE-64"/>
          <table:table-cell table:style-name="ACE-73"/>
          <table:table-cell table:style-name="ACE-1"/>
          <table:table-cell table:style-name="ACE-17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WA0005</text:p>
          </table:table-cell>
          <table:table-cell table:style-name="ACE-1" office:value-type="string">
            <text:p>M4 Washer</text:p>
          </table:table-cell>
          <table:table-cell table:style-name="ACE-1"/>
          <table:table-cell table:style-name="ACE-17" office:value-type="string">
            <text:p>8200-0040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8200-0040</text:p>
          </table:table-cell>
          <table:table-cell table:style-name="ACE-1" office:value-type="float" office:value="6">
            <text:p>6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040000000000000001">
            <text:p>$0.004</text:p>
          </table:table-cell>
          <table:table-cell table:style-name="ACE-42" table:formula="of:=SUM([.J165]*[.H165])" office:value-type="float" office:value="0.024">
            <text:p>$0.02</text:p>
          </table:table-cell>
          <table:table-cell table:style-name="ACE-50" table:formula="of:=[.$L$2]*[.H165]" office:value-type="float" office:value="60">
            <text:p>60</text:p>
          </table:table-cell>
          <table:table-cell table:style-name="ACE-1"/>
          <table:table-cell table:number-columns-repeated="2" table:style-name="ACE-64"/>
          <table:table-cell table:style-name="ACE-81"/>
          <table:table-cell table:number-columns-repeated="1008" table:style-name="Gnumeric-default"/>
        </table:table-row>
        <table:table-row table:style-name="AROW-2">
          <table:table-cell table:style-name="ACE-1" office:value-type="string">
            <text:p>Hardware</text:p>
          </table:table-cell>
          <table:table-cell table:style-name="ACE-1" office:value-type="string">
            <text:p>HD-BT0030</text:p>
          </table:table-cell>
          <table:table-cell table:style-name="ACE-1" office:value-type="string">
            <text:p>Metric 8.8 Zinc-Pltd Steel Hex Head Cap Screw M4 Size, 20mm Length, .7mm Pitch, Fully Threaded</text:p>
          </table:table-cell>
          <table:table-cell table:style-name="ACE-1"/>
          <table:table-cell table:style-name="ACE-1" office:value-type="string">
            <text:p>8000-0420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8000-0420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32199999999999999">
            <text:p>$0.032</text:p>
          </table:table-cell>
          <table:table-cell table:style-name="ACE-42" table:formula="of:=SUM([.J166]*[.H166])" office:value-type="float" office:value="0.1288">
            <text:p>$0.13</text:p>
          </table:table-cell>
          <table:table-cell table:style-name="ACE-50" table:formula="of:=[.$L$2]*[.H166]" office:value-type="float" office:value="40">
            <text:p>40</text:p>
          </table:table-cell>
          <table:table-cell table:style-name="ACE-1"/>
          <table:table-cell table:number-columns-repeated="2" table:style-name="ACE-64"/>
          <table:table-cell table:style-name="ACE-81"/>
          <table:table-cell table:number-columns-repeated="1008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HD-BT0052</text:p>
          </table:table-cell>
          <table:table-cell table:style-name="ACE-1" office:value-type="string">
            <text:p>M4 x 55 Bolt, SHCS Black-Oxide</text:p>
          </table:table-cell>
          <table:table-cell table:style-name="ACE-1"/>
          <table:table-cell table:style-name="ACE-17" office:value-type="string">
            <text:p>NS8050-0455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NS8050-0455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78299999999999995">
            <text:p>$0.078</text:p>
          </table:table-cell>
          <table:table-cell table:style-name="ACE-42" table:formula="of:=SUM([.J167]*[.H167])" office:value-type="float" office:value="0.15659999999999999">
            <text:p>$0.16</text:p>
          </table:table-cell>
          <table:table-cell table:style-name="ACE-50" table:formula="of:=[.$L$2]*[.H167]" office:value-type="float" office:value="20">
            <text:p>20</text:p>
          </table:table-cell>
          <table:table-cell table:style-name="ACE-57"/>
          <table:table-cell table:style-name="ACE-64"/>
          <table:table-cell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HD-WA0007</text:p>
          </table:table-cell>
          <table:table-cell table:style-name="ACE-1" office:value-type="string">
            <text:p>M5 Washer, Steel, Zinc Plated</text:p>
          </table:table-cell>
          <table:table-cell table:style-name="ACE-1"/>
          <table:table-cell table:style-name="ACE-17" office:value-type="string">
            <text:p>8200-0050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8200-0050</text:p>
          </table:table-cell>
          <table:table-cell table:style-name="ACE-1" office:value-type="float" office:value="109">
            <text:p>109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080000000000000002">
            <text:p>$0.008</text:p>
          </table:table-cell>
          <table:table-cell table:style-name="ACE-42" table:formula="of:=SUM([.J168]*[.H168])" office:value-type="float" office:value="0.872">
            <text:p>$0.87</text:p>
          </table:table-cell>
          <table:table-cell table:style-name="ACE-50" table:formula="of:=[.$L$2]*[.H168]" office:value-type="float" office:value="1090">
            <text:p>1,090</text:p>
          </table:table-cell>
          <table:table-cell table:number-columns-repeated="3" table:style-name="ACE-57"/>
          <table:table-cell table:style-name="ACE-16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7" office:value-type="string">
            <text:p>HD-BT0048</text:p>
          </table:table-cell>
          <table:table-cell table:style-name="ACE-7" office:value-type="string">
            <text:p>M5 x 10 Bolt, SHCS Black-Oxide</text:p>
          </table:table-cell>
          <table:table-cell table:style-name="ACE-1"/>
          <table:table-cell table:style-name="ACE-17" office:value-type="string">
            <text:p>8050-0510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8050-0510</text:p>
          </table:table-cell>
          <table:table-cell table:style-name="ACE-1" office:value-type="float" office:value="106">
            <text:p>106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21999999999999999">
            <text:p>$0.022</text:p>
          </table:table-cell>
          <table:table-cell table:style-name="ACE-42" table:formula="of:=SUM([.J169]*[.H169])" office:value-type="float" office:value="2.3319999999999999">
            <text:p>$2.33</text:p>
          </table:table-cell>
          <table:table-cell table:style-name="ACE-50" table:formula="of:=[.$L$2]*[.H169]" office:value-type="float" office:value="1060">
            <text:p>1,060</text:p>
          </table:table-cell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HD-NT0002</text:p>
          </table:table-cell>
          <table:table-cell table:style-name="ACE-1" office:value-type="string">
            <text:p>M8 Nyloc Nut, Zinc Plated</text:p>
          </table:table-cell>
          <table:table-cell table:style-name="ACE-1"/>
          <table:table-cell table:style-name="ACE-1" office:value-type="string">
            <text:p>GBO-9862700004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90576A117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12200000000000001">
            <text:p>$0.012</text:p>
          </table:table-cell>
          <table:table-cell table:style-name="ACE-42" table:formula="of:=SUM([.J170]*[.H170])" office:value-type="float" office:value="0.036600000000000001">
            <text:p>$0.04</text:p>
          </table:table-cell>
          <table:table-cell table:style-name="ACE-50" table:formula="of:=[.$L$2]*[.H170]" office:value-type="float" office:value="30">
            <text:p>30</text:p>
          </table:table-cell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HD-WA0006</text:p>
          </table:table-cell>
          <table:table-cell table:style-name="ACE-1" office:value-type="string">
            <text:p>M8 Washer, Steel, Zinc Plated</text:p>
          </table:table-cell>
          <table:table-cell table:style-name="ACE-1"/>
          <table:table-cell table:style-name="ACE-17" office:value-type="string">
            <text:p>8200-0080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8200-0080</text:p>
          </table:table-cell>
          <table:table-cell table:style-name="ACE-1" office:value-type="float" office:value="9">
            <text:p>9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14">
            <text:p>$0.014</text:p>
          </table:table-cell>
          <table:table-cell table:style-name="ACE-42" table:formula="of:=SUM([.J171]*[.H171])" office:value-type="float" office:value="0.126">
            <text:p>$0.13</text:p>
          </table:table-cell>
          <table:table-cell table:style-name="ACE-50" table:formula="of:=[.$L$2]*[.H171]" office:value-type="float" office:value="90">
            <text:p>90</text:p>
          </table:table-cell>
          <table:table-cell table:style-name="ACE-57"/>
          <table:table-cell table:style-name="ACE-64"/>
          <table:table-cell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HD-BT0059</text:p>
          </table:table-cell>
          <table:table-cell table:style-name="ACE-1" office:value-type="string">
            <text:p>M8 x 35 Bolt, BHCS Black-oxide</text:p>
          </table:table-cell>
          <table:table-cell table:style-name="ACE-1"/>
          <table:table-cell table:style-name="ACE-17" office:value-type="string">
            <text:p>NS8052-0835</text:p>
          </table:table-cell>
          <table:table-cell table:style-name="ACE-1" office:value-type="string">
            <text:p>Timberline</text:p>
          </table:table-cell>
          <table:table-cell table:style-name="ACE-17" office:value-type="string">
            <text:p>NS8052-0835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73400000000000007">
            <text:p>$0.073</text:p>
          </table:table-cell>
          <table:table-cell table:style-name="ACE-42" table:formula="of:=SUM([.J172]*[.H172])" office:value-type="float" office:value="0.14680000000000001">
            <text:p>$0.15</text:p>
          </table:table-cell>
          <table:table-cell table:style-name="ACE-50" table:formula="of:=[.$L$2]*[.H172]" office:value-type="float" office:value="20">
            <text:p>20</text:p>
          </table:table-cell>
          <table:table-cell table:style-name="ACE-57"/>
          <table:table-cell table:style-name="ACE-64"/>
          <table:table-cell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HD-WA0008</text:p>
          </table:table-cell>
          <table:table-cell table:style-name="ACE-1" office:value-type="string">
            <text:p>Metric Spring Steel Shim - DIN 988 0.5mm Thick, 8mm ID, 14mm OD</text:p>
          </table:table-cell>
          <table:table-cell table:style-name="ACE-1"/>
          <table:table-cell table:style-name="ACE-1" office:value-type="string">
            <text:p>NS-010373</text:p>
          </table:table-cell>
          <table:table-cell table:style-name="ACE-1" office:value-type="string">
            <text:p>Timberline</text:p>
          </table:table-cell>
          <table:table-cell table:style-name="ACE-20" office:value-type="string">
            <text:p>98055A114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50000000000000003">
            <text:p>$0.050</text:p>
          </table:table-cell>
          <table:table-cell table:style-name="ACE-42" table:formula="of:=SUM([.J173]*[.H173])" office:value-type="float" office:value="0.050000000000000003">
            <text:p>$0.05</text:p>
          </table:table-cell>
          <table:table-cell table:style-name="ACE-50" table:formula="of:=[.$L$2]*[.H173]" office:value-type="float" office:value="10">
            <text:p>10</text:p>
          </table:table-cell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HD-WA0009</text:p>
          </table:table-cell>
          <table:table-cell table:style-name="ACE-1" office:value-type="string">
            <text:p>Metric Spring Steel Shim - DIN 988 1.0mm Thick, 8mm ID, 14mm OD</text:p>
          </table:table-cell>
          <table:table-cell table:style-name="ACE-1"/>
          <table:table-cell table:style-name="ACE-1" office:value-type="string">
            <text:p>NS-010374</text:p>
          </table:table-cell>
          <table:table-cell table:style-name="ACE-1" office:value-type="string">
            <text:p>Timberline</text:p>
          </table:table-cell>
          <table:table-cell table:style-name="ACE-1" office:value-type="string">
            <text:p>NS-010374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59999999999999998">
            <text:p>$0.060</text:p>
          </table:table-cell>
          <table:table-cell table:style-name="ACE-42" table:formula="of:=SUM([.J174]*[.H174])" office:value-type="float" office:value="0.059999999999999998">
            <text:p>$0.06</text:p>
          </table:table-cell>
          <table:table-cell table:style-name="ACE-50" table:formula="of:=[.$L$2]*[.H174]" office:value-type="float" office:value="10">
            <text:p>10</text:p>
          </table:table-cell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Gnumeric-default" office:value-type="string">
            <text:p>Electronic</text:p>
          </table:table-cell>
          <table:table-cell table:style-name="ACE-1" office:value-type="string">
            <text:p>HD-MS0031</text:p>
          </table:table-cell>
          <table:table-cell table:style-name="ACE-1" office:value-type="string">
            <text:p>Thumb Screw Knob for M4 SHCS, Black</text:p>
          </table:table-cell>
          <table:table-cell table:style-name="ACE-1"/>
          <table:table-cell table:style-name="ACE-1" office:value-type="string">
            <text:p>NSK-83-98-929B</text:p>
          </table:table-cell>
          <table:table-cell table:style-name="ACE-1" office:value-type="string">
            <text:p>Timberline</text:p>
          </table:table-cell>
          <table:table-cell table:style-name="ACE-1" office:value-type="string">
            <text:p>NSK-83-98-929B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95200000000000007">
            <text:p>$0.095</text:p>
          </table:table-cell>
          <table:table-cell table:style-name="ACE-42" table:formula="of:=SUM([.J175]*[.H175])" office:value-type="float" office:value="0.19040000000000001">
            <text:p>$0.19</text:p>
          </table:table-cell>
          <table:table-cell table:style-name="ACE-50" table:formula="of:=[.$L$2]*[.H175]" office:value-type="float" office:value="20">
            <text:p>20</text:p>
          </table:table-cell>
          <table:table-cell table:style-name="ACE-57"/>
          <table:table-cell table:style-name="ACE-64"/>
          <table:table-cell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1" office:value-type="string">
            <text:p>HD-MS0055</text:p>
          </table:table-cell>
          <table:table-cell table:style-name="ACE-1" office:value-type="string">
            <text:p>Thumb Screw Knob for M5 SHCS, Black</text:p>
          </table:table-cell>
          <table:table-cell table:style-name="ACE-1"/>
          <table:table-cell table:style-name="ACE-1" office:value-type="string">
            <text:p>NS-SHE#8398930B</text:p>
          </table:table-cell>
          <table:table-cell table:style-name="ACE-1" office:value-type="string">
            <text:p>Timberline <text:s/>/ McMaster-Carr Supply Company</text:p>
          </table:table-cell>
          <table:table-cell table:style-name="ACE-17" office:value-type="string">
            <text:p>91175A063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0.13">
            <text:p>$0.130</text:p>
          </table:table-cell>
          <table:table-cell table:style-name="ACE-42" table:formula="of:=SUM([.J176]*[.H176])" office:value-type="float" office:value="0.52000000000000002">
            <text:p>$0.52</text:p>
          </table:table-cell>
          <table:table-cell table:style-name="ACE-50" table:formula="of:=[.$L$2]*[.H176]" office:value-type="float" office:value="40">
            <text:p>40</text:p>
          </table:table-cell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7" office:value-type="string">
            <text:p>EL-MS0141</text:p>
          </table:table-cell>
          <table:table-cell table:style-name="ACE-7" office:value-type="string">
            <text:p>Term Ring Non Ins 26-22AWG #4 <text:s/>(THIS COMES IN BULK)</text:p>
          </table:table-cell>
          <table:table-cell table:style-name="ACE-16" office:value-type="string">
            <text:p>Panduit</text:p>
          </table:table-cell>
          <table:table-cell table:style-name="ACE-20" office:value-type="string">
            <text:p>P22-4R-M</text:p>
          </table:table-cell>
          <table:table-cell table:style-name="ACE-1" office:value-type="string">
            <text:p>TTI</text:p>
          </table:table-cell>
          <table:table-cell table:style-name="ACE-17" office:value-type="string">
            <text:p>298-10067-ND</text:p>
          </table:table-cell>
          <table:table-cell table:style-name="ACE-17" office:value-type="float" office:value="3">
            <text:p>3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58999999999999997">
            <text:p>$0.059</text:p>
          </table:table-cell>
          <table:table-cell table:style-name="ACE-43" office:value-type="float" office:value="0.10000000000000001">
            <text:p>$0.10</text:p>
          </table:table-cell>
          <table:table-cell table:style-name="ACE-50" table:formula="of:=[.$L$2]*[.H178]" office:value-type="float" office:value="30">
            <text:p>30</text:p>
          </table:table-cell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9" office:value-type="string">
            <text:p>EL-MS0133</text:p>
          </table:table-cell>
          <table:table-cell table:style-name="ACE-9" office:value-type="string">
            <text:p>14-POS, panel mount w. brass inserts</text:p>
          </table:table-cell>
          <table:table-cell table:style-name="ACE-16" office:value-type="string">
            <text:p>TE</text:p>
          </table:table-cell>
          <table:table-cell table:style-name="ACE-20" office:value-type="string">
            <text:p>211103-1</text:p>
          </table:table-cell>
          <table:table-cell table:style-name="ACE-1" office:value-type="string">
            <text:p>TTI</text:p>
          </table:table-cell>
          <table:table-cell table:style-name="ACE-17" office:value-type="string">
            <text:p>A106308-ND</text:p>
          </table:table-cell>
          <table:table-cell table:style-name="ACE-17" office:value-type="float" office:value="4">
            <text:p>4</text:p>
          </table:table-cell>
          <table:table-cell table:style-name="ACE-1" office:value-type="string">
            <text:p>ea</text:p>
          </table:table-cell>
          <table:table-cell table:style-name="ACE-32" office:value-type="float" office:value="3.7709999999999999">
            <text:p>$3.771</text:p>
          </table:table-cell>
          <table:table-cell table:style-name="ACE-43" table:formula="of:=[.H179]*[.J179]" office:value-type="float" office:value="15.084">
            <text:p>$15.08</text:p>
          </table:table-cell>
          <table:table-cell table:style-name="ACE-50" table:formula="of:=[.$L$2]*[.H179]" office:value-type="float" office:value="40">
            <text:p>40</text:p>
          </table:table-cell>
          <table:table-cell table:style-name="ACE-60" office:value-type="string">
            <text:p>PO06978</text:p>
          </table:table-cell>
          <table:table-cell table:number-columns-repeated="2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5" office:value-type="string">
            <text:p>Electronic</text:p>
          </table:table-cell>
          <table:table-cell table:style-name="ACE-12" office:value-type="string">
            <text:p>EL-MS0142</text:p>
          </table:table-cell>
          <table:table-cell table:style-name="ACE-12" office:value-type="string">
            <text:p>CONN RECEPT FASTON 22-26AWG .110</text:p>
          </table:table-cell>
          <table:table-cell table:style-name="ACE-5"/>
          <table:table-cell table:style-name="ACE-21" office:value-type="string">
            <text:p>7-520365-2</text:p>
          </table:table-cell>
          <table:table-cell table:style-name="ACE-5" office:value-type="string">
            <text:p>TTI</text:p>
          </table:table-cell>
          <table:table-cell table:style-name="ACE-21" office:value-type="string">
            <text:p>7-520365-2</text:p>
          </table:table-cell>
          <table:table-cell table:style-name="ACE-21" office:value-type="float" office:value="14">
            <text:p>14</text:p>
          </table:table-cell>
          <table:table-cell table:style-name="ACE-5" office:value-type="string">
            <text:p>ea</text:p>
          </table:table-cell>
          <table:table-cell table:style-name="ACE-41" office:value-type="float" office:value="0.109">
            <text:p>$0.109</text:p>
          </table:table-cell>
          <table:table-cell table:style-name="ACE-47" table:formula="of:=[.H180]*[.J180]" office:value-type="float" office:value="1.526">
            <text:p>$1.53</text:p>
          </table:table-cell>
          <table:table-cell table:style-name="ACE-53" table:formula="of:=[.$L$2]*[.H180]" office:value-type="float" office:value="140">
            <text:p>140</text:p>
          </table:table-cell>
          <table:table-cell table:number-columns-repeated="3" table:style-name="ACE-61"/>
          <table:table-cell table:style-name="ACE-82"/>
          <table:table-cell table:style-name="ACE-90"/>
          <table:table-cell table:style-name="ACE-91"/>
          <table:table-cell table:number-columns-repeated="1006" table:style-name="ACE-27"/>
        </table:table-row>
        <table:table-row table:style-name="AROW-0">
          <table:table-cell table:style-name="ACE-1" office:value-type="string">
            <text:p>Electronic</text:p>
          </table:table-cell>
          <table:table-cell table:style-name="ACE-9" office:value-type="string">
            <text:p>EL-MS0143</text:p>
          </table:table-cell>
          <table:table-cell table:style-name="ACE-9" office:value-type="string">
            <text:p>Conn Fast Receptacle14-16 AWG .250</text:p>
          </table:table-cell>
          <table:table-cell table:style-name="ACE-1"/>
          <table:table-cell table:style-name="ACE-17" office:value-type="string">
            <text:p>3-350820-2</text:p>
          </table:table-cell>
          <table:table-cell table:style-name="ACE-1" office:value-type="string">
            <text:p>TTI</text:p>
          </table:table-cell>
          <table:table-cell table:style-name="ACE-17" office:value-type="string">
            <text:p>3-350820-2</text:p>
          </table:table-cell>
          <table:table-cell table:style-name="ACE-17" office:value-type="float" office:value="7">
            <text:p>7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76999999999999999">
            <text:p>$0.077</text:p>
          </table:table-cell>
          <table:table-cell table:style-name="ACE-42" table:formula="of:=SUM([.J181]*[.H181])" office:value-type="float" office:value="0.53900000000000003">
            <text:p>$0.54</text:p>
          </table:table-cell>
          <table:table-cell table:style-name="ACE-50" table:formula="of:=[.$L$2]*[.H181]" office:value-type="float" office:value="70">
            <text:p>70</text:p>
          </table:table-cell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ACE-1" office:value-type="string">
            <text:p>Electronic</text:p>
          </table:table-cell>
          <table:table-cell table:style-name="ACE-9" office:value-type="string">
            <text:p>EL-MS0121</text:p>
          </table:table-cell>
          <table:table-cell table:style-name="ACE-9" office:value-type="string">
            <text:p>14-18 AWG Tin Sockets for Receptacle</text:p>
          </table:table-cell>
          <table:table-cell table:style-name="ACE-1" office:value-type="string">
            <text:p>TE</text:p>
          </table:table-cell>
          <table:table-cell table:style-name="ACE-17" office:value-type="string">
            <text:p>1-66358-6</text:p>
          </table:table-cell>
          <table:table-cell table:style-name="ACE-1" office:value-type="string">
            <text:p>TTI</text:p>
          </table:table-cell>
          <table:table-cell table:style-name="ACE-17" office:value-type="string">
            <text:p>A31997TR-ND</text:p>
          </table:table-cell>
          <table:table-cell table:style-name="ACE-17" office:value-type="float" office:value="3">
            <text:p>3</text:p>
          </table:table-cell>
          <table:table-cell table:style-name="ACE-1" office:value-type="string">
            <text:p>ea</text:p>
          </table:table-cell>
          <table:table-cell table:style-name="ACE-32" office:value-type="float" office:value="0.20999999999999999">
            <text:p>$0.210</text:p>
          </table:table-cell>
          <table:table-cell table:style-name="ACE-43" table:formula="of:=[.H182]*[.J182]" office:value-type="float" office:value="0.63">
            <text:p>$0.63</text:p>
          </table:table-cell>
          <table:table-cell table:style-name="ACE-50" table:formula="of:=[.$L$2]*[.H182]" office:value-type="float" office:value="30">
            <text:p>30</text:p>
          </table:table-cell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style-name="Gnumeric-default" office:value-type="string">
            <text:p>Accessories</text:p>
          </table:table-cell>
          <table:table-cell table:style-name="ACE-8" office:value-type="string">
            <text:p>EL-MS0129</text:p>
          </table:table-cell>
          <table:table-cell table:style-name="ACE-8" office:value-type="string">
            <text:p>Cable Clamp for 14-Pos; 0.453” opening</text:p>
          </table:table-cell>
          <table:table-cell table:style-name="ACE-1" office:value-type="string">
            <text:p>TE</text:p>
          </table:table-cell>
          <table:table-cell table:style-name="ACE-17" office:value-type="string">
            <text:p>206070-8</text:p>
          </table:table-cell>
          <table:table-cell table:style-name="ACE-1" office:value-type="string">
            <text:p>TTI</text:p>
          </table:table-cell>
          <table:table-cell table:style-name="ACE-17" office:value-type="string">
            <text:p>A32516-ND</text:p>
          </table:table-cell>
          <table:table-cell table:style-name="ACE-17" office:value-type="float" office:value="2">
            <text:p>2</text:p>
          </table:table-cell>
          <table:table-cell table:style-name="ACE-1" office:value-type="string">
            <text:p>ea</text:p>
          </table:table-cell>
          <table:table-cell table:style-name="ACE-32" office:value-type="float" office:value="2.1600000000000001">
            <text:p>$2.160</text:p>
          </table:table-cell>
          <table:table-cell table:style-name="ACE-43" table:formula="of:=[.H183]*[.J183]" office:value-type="float" office:value="4.3200000000000003">
            <text:p>$4.32</text:p>
          </table:table-cell>
          <table:table-cell table:style-name="ACE-50" table:formula="of:=[.$L$2]*[.H183]" office:value-type="float" office:value="20">
            <text:p>20</text:p>
          </table:table-cell>
          <table:table-cell table:style-name="ACE-62" office:value-type="string">
            <text:p>PO05062</text:p>
          </table:table-cell>
          <table:table-cell table:style-name="ACE-62" office:value-type="date" office:date-value="2014-12-31">
            <text:p>12/31/14</text:p>
          </table:table-cell>
          <table:table-cell table:style-name="ACE-57" office:value-type="date" office:date-value="2015-04-01">
            <text:p>04/01/15</text:p>
          </table:table-cell>
          <table:table-cell table:style-name="ACE-69" office:value-type="string">
            <text:p>Due to lead time, ordered 1500 unit Kauri run. </text:p>
          </table:table-cell>
          <table:table-cell table:style-name="ACE-89"/>
          <table:table-cell table:number-columns-repeated="1007" table:style-name="Gnumeric-default"/>
        </table:table-row>
        <table:table-row table:style-name="AROW-2">
          <table:table-cell table:style-name="ACE-1" office:value-type="string">
            <text:p>Mechanical</text:p>
          </table:table-cell>
          <table:table-cell table:style-name="ACE-1" office:value-type="string">
            <text:p>EL-MS0059</text:p>
          </table:table-cell>
          <table:table-cell table:style-name="ACE-1" office:value-type="string">
            <text:p>CONN TERM FEMALE 22-24AWG TIN</text:p>
          </table:table-cell>
          <table:table-cell table:style-name="ACE-1" office:value-type="string">
            <text:p>Molex Inc.</text:p>
          </table:table-cell>
          <table:table-cell table:style-name="ACE-1" office:value-type="string">
            <text:p>16-02-0086</text:p>
          </table:table-cell>
          <table:table-cell table:style-name="ACE-1" office:value-type="string">
            <text:p>TTI</text:p>
          </table:table-cell>
          <table:table-cell table:style-name="ACE-1" office:value-type="string">
            <text:p>WM2510TR-ND</text:p>
          </table:table-cell>
          <table:table-cell table:style-name="ACE-1" office:value-type="float" office:value="96">
            <text:p>96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19">
            <text:p>$0.019</text:p>
          </table:table-cell>
          <table:table-cell table:style-name="ACE-43" table:formula="of:=[.H184]*[.J184]" office:value-type="float" office:value="1.8239999999999998">
            <text:p>$1.82</text:p>
          </table:table-cell>
          <table:table-cell table:style-name="ACE-50" table:formula="of:=[.$L$2]*[.H184]" office:value-type="float" office:value="960">
            <text:p>960</text:p>
          </table:table-cell>
          <table:table-cell table:number-columns-repeated="3" table:style-name="ACE-57"/>
          <table:table-cell table:style-name="ACE-74"/>
          <table:table-cell table:number-columns-repeated="1008" table:style-name="Gnumeric-default"/>
        </table:table-row>
        <table:table-row table:style-name="AROW-0">
          <table:table-cell table:style-name="ACE-1"/>
          <table:table-cell table:style-name="ACE-1" office:value-type="string">
            <text:p>EL-MS0205</text:p>
          </table:table-cell>
          <table:table-cell table:style-name="ACE-1" office:value-type="string">
            <text:p>CONN TERM MALE 22-24AWG TIN</text:p>
          </table:table-cell>
          <table:table-cell table:style-name="ACE-1" office:value-type="string">
            <text:p>Molex</text:p>
          </table:table-cell>
          <table:table-cell table:style-name="ACE-1" office:value-type="string">
            <text:p>16-02-0107</text:p>
          </table:table-cell>
          <table:table-cell table:style-name="ACE-1" office:value-type="string">
            <text:p>TTI</text:p>
          </table:table-cell>
          <table:table-cell table:style-name="ACE-1" office:value-type="string">
            <text:p>WM2517TR-ND</text:p>
          </table:table-cell>
          <table:table-cell table:style-name="ACE-1" office:value-type="float" office:value="36">
            <text:p>36</text:p>
          </table:table-cell>
          <table:table-cell table:style-name="ACE-1" office:value-type="string">
            <text:p>ea</text:p>
          </table:table-cell>
          <table:table-cell table:style-name="ACE-32" table:formula="of:=838.39999999999998/20000" office:value-type="float" office:value="0.041919999999999999">
            <text:p>$0.042</text:p>
          </table:table-cell>
          <table:table-cell table:style-name="ACE-42" table:formula="of:=SUM([.J185]*[.H185])" office:value-type="float" office:value="1.50912">
            <text:p>$1.51</text:p>
          </table:table-cell>
          <table:table-cell table:style-name="ACE-50" table:formula="of:=[.$L$2]*[.H185]" office:value-type="float" office:value="360">
            <text:p>360</text:p>
          </table:table-cell>
          <table:table-cell table:style-name="ACE-17"/>
          <table:table-cell table:number-columns-repeated="2" table:style-name="ACE-57"/>
          <table:table-cell table:style-name="ACE-74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style-name="Gnumeric-default" office:value-type="string">
            <text:p>Hardware</text:p>
          </table:table-cell>
          <table:table-cell table:style-name="Gnumeric-default" office:value-type="string">
            <text:p>EL-MS0212</text:p>
          </table:table-cell>
          <table:table-cell table:style-name="Gnumeric-default" office:value-type="string">
            <text:p>CONN PIN 24-30AWG CRIMP TIN</text:p>
          </table:table-cell>
          <table:table-cell table:style-name="Gnumeric-default" office:value-type="string">
            <text:p>Molex</text:p>
          </table:table-cell>
          <table:table-cell table:style-name="ACE-18" office:value-type="string">
            <text:p>16-02-0108</text:p>
          </table:table-cell>
          <table:table-cell table:style-name="Gnumeric-default" office:value-type="string">
            <text:p>TTI</text:p>
          </table:table-cell>
          <table:table-cell table:style-name="Gnumeric-default" office:value-type="string">
            <text:p>MOL16-02-010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ea</text:p>
          </table:table-cell>
          <table:table-cell table:style-name="ACE-36" office:value-type="float" office:value="0.081089999999999995">
            <text:p>$0.081</text:p>
          </table:table-cell>
          <table:table-cell table:style-name="ACE-42" table:formula="of:=SUM([.J186]*[.H186])" office:value-type="float" office:value="0.16217999999999999">
            <text:p>$0.16</text:p>
          </table:table-cell>
          <table:table-cell table:style-name="ACE-50" table:formula="of:=[.$L$2]*[.H186]" office:value-type="float" office:value="20">
            <text:p>20</text:p>
          </table:table-cell>
          <table:table-cell table:style-name="ACE-19"/>
          <table:table-cell table:number-columns-repeated="2" table:style-name="ACE-65"/>
          <table:table-cell table:style-name="ACE-83"/>
          <table:table-cell table:style-name="ACE-19"/>
          <table:table-cell table:number-columns-repeated="3" table:style-name="ACE-65"/>
          <table:table-cell table:number-columns-repeated="1004" table:style-name="Gnumeric-default"/>
        </table:table-row>
        <table:table-row table:style-name="AROW-2">
          <table:table-cell table:style-name="Gnumeric-default" office:value-type="string">
            <text:p>Hardware</text:p>
          </table:table-cell>
          <table:table-cell table:style-name="ACE-1" office:value-type="string">
            <text:p>PP-MP0059</text:p>
          </table:table-cell>
          <table:table-cell table:style-name="ACE-1" office:value-type="string">
            <text:p>CONN HOUSING MALE 2POS .100</text:p>
          </table:table-cell>
          <table:table-cell table:style-name="ACE-1"/>
          <table:table-cell table:style-name="ACE-1" office:value-type="string">
            <text:p>0701070001</text:p>
          </table:table-cell>
          <table:table-cell table:style-name="ACE-1" office:value-type="string">
            <text:p>TTI</text:p>
          </table:table-cell>
          <table:table-cell table:style-name="ACE-1" office:value-type="string">
            <text:p>WM2533-ND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ea</text:p>
          </table:table-cell>
          <table:table-cell table:style-name="ACE-32" office:value-type="float" office:value="0.124">
            <text:p>$0.124</text:p>
          </table:table-cell>
          <table:table-cell table:style-name="ACE-43" table:formula="of:=[.H187]*[.J187]" office:value-type="float" office:value="0.62">
            <text:p>$0.62</text:p>
          </table:table-cell>
          <table:table-cell table:style-name="ACE-50" table:formula="of:=[.$L$2]*[.H187]" office:value-type="float" office:value="50">
            <text:p>50</text:p>
          </table:table-cell>
          <table:table-cell table:style-name="ACE-19"/>
          <table:table-cell table:number-columns-repeated="2" table:style-name="ACE-65"/>
          <table:table-cell table:style-name="ACE-83"/>
          <table:table-cell table:style-name="ACE-19"/>
          <table:table-cell table:number-columns-repeated="3" table:style-name="ACE-65"/>
          <table:table-cell table:number-columns-repeated="1004" table:style-name="Gnumeric-default"/>
        </table:table-row>
        <table:table-row table:style-name="AROW-0">
          <table:table-cell table:style-name="ACE-1"/>
          <table:table-cell table:style-name="ACE-1" office:value-type="string">
            <text:p>EL-MS0061</text:p>
          </table:table-cell>
          <table:table-cell table:style-name="ACE-1" office:value-type="string">
            <text:p>Connector, 4 pin Male housing with latch</text:p>
          </table:table-cell>
          <table:table-cell table:style-name="ACE-1" office:value-type="string">
            <text:p>Molex</text:p>
          </table:table-cell>
          <table:table-cell table:style-name="ACE-1" office:value-type="string">
            <text:p>0701070003</text:p>
          </table:table-cell>
          <table:table-cell table:style-name="ACE-1" office:value-type="string">
            <text:p>TTI</text:p>
          </table:table-cell>
          <table:table-cell table:style-name="ACE-1" office:value-type="string">
            <text:p>WM2535-ND</text:p>
          </table:table-cell>
          <table:table-cell table:style-name="ACE-1" office:value-type="float" office:value="6">
            <text:p>6</text:p>
          </table:table-cell>
          <table:table-cell table:style-name="ACE-1" office:value-type="string">
            <text:p>ea</text:p>
          </table:table-cell>
          <table:table-cell table:style-name="ACE-32" office:value-type="float" office:value="0.13600000000000001">
            <text:p>$0.136</text:p>
          </table:table-cell>
          <table:table-cell table:style-name="ACE-42" table:formula="of:=SUM([.J188]*[.H188])" office:value-type="float" office:value="0.81600000000000006">
            <text:p>$0.82</text:p>
          </table:table-cell>
          <table:table-cell table:style-name="ACE-50" table:formula="of:=[.$L$2]*[.H188]" office:value-type="float" office:value="60">
            <text:p>6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2">
          <table:table-cell table:style-name="Gnumeric-default" office:value-type="string">
            <text:p>Hardware</text:p>
          </table:table-cell>
          <table:table-cell table:style-name="ACE-1" office:value-type="string">
            <text:p>PC-CN0001</text:p>
          </table:table-cell>
          <table:table-cell table:style-name="ACE-1" office:value-type="string">
            <text:p>CONN HOUSING 2POS .100 W/LATCH</text:p>
          </table:table-cell>
          <table:table-cell table:style-name="ACE-1"/>
          <table:table-cell table:style-name="ACE-1" office:value-type="string">
            <text:p>050579402</text:p>
          </table:table-cell>
          <table:table-cell table:style-name="ACE-1" office:value-type="string">
            <text:p>TTI</text:p>
          </table:table-cell>
          <table:table-cell table:style-name="ACE-1" office:value-type="string">
            <text:p>WM2900-ND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62">
            <text:p>$0.062</text:p>
          </table:table-cell>
          <table:table-cell table:style-name="ACE-43" table:formula="of:=[.H189]*[.J189]" office:value-type="float" office:value="0.74399999999999999">
            <text:p>$0.74</text:p>
          </table:table-cell>
          <table:table-cell table:style-name="ACE-50" table:formula="of:=[.$L$2]*[.H189]" office:value-type="float" office:value="120">
            <text:p>120</text:p>
          </table:table-cell>
          <table:table-cell table:style-name="ACE-19"/>
          <table:table-cell table:number-columns-repeated="2" table:style-name="ACE-65"/>
          <table:table-cell table:style-name="ACE-83"/>
          <table:table-cell table:style-name="ACE-19"/>
          <table:table-cell table:number-columns-repeated="3" table:style-name="ACE-65"/>
          <table:table-cell table:number-columns-repeated="52" table:style-name="Gnumeric-default"/>
          <table:table-cell table:number-columns-repeated="952" table:style-name="ACE-85"/>
        </table:table-row>
        <table:table-row table:style-name="AROW-2">
          <table:table-cell table:style-name="ACE-1"/>
          <table:table-cell table:style-name="ACE-1" office:value-type="string">
            <text:p>PC-CN0003</text:p>
          </table:table-cell>
          <table:table-cell table:style-name="ACE-1" office:value-type="string">
            <text:p>Connector Housing <text:s/>3POS .100 W/Latch</text:p>
          </table:table-cell>
          <table:table-cell table:style-name="ACE-1"/>
          <table:table-cell table:style-name="ACE-17" office:value-type="string">
            <text:p>0050579403</text:p>
          </table:table-cell>
          <table:table-cell table:style-name="ACE-1" office:value-type="string">
            <text:p>TTI</text:p>
          </table:table-cell>
          <table:table-cell table:style-name="ACE-17" office:value-type="string">
            <text:p>WM2901-ND</text:p>
          </table:table-cell>
          <table:table-cell table:style-name="ACE-17" office:value-type="float" office:value="3">
            <text:p>3</text:p>
          </table:table-cell>
          <table:table-cell table:style-name="ACE-1" office:value-type="string">
            <text:p>ea</text:p>
          </table:table-cell>
          <table:table-cell table:style-name="ACE-32" office:value-type="float" office:value="0.059999999999999998">
            <text:p>$0.060</text:p>
          </table:table-cell>
          <table:table-cell table:style-name="ACE-43" table:formula="of:=[.H190]*[.J190]" office:value-type="float" office:value="0.17999999999999999">
            <text:p>$0.18</text:p>
          </table:table-cell>
          <table:table-cell table:style-name="ACE-50" table:formula="of:=[.$L$2]*[.H190]" office:value-type="float" office:value="30">
            <text:p>3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2">
          <table:table-cell table:style-name="Gnumeric-default" office:value-type="string">
            <text:p>Hardware/tools</text:p>
          </table:table-cell>
          <table:table-cell table:style-name="ACE-7" office:value-type="string">
            <text:p>PC-CN0032</text:p>
          </table:table-cell>
          <table:table-cell table:style-name="ACE-7" office:value-type="string">
            <text:p>Term Block Plug 2POS STR 5.08MM</text:p>
          </table:table-cell>
          <table:table-cell table:style-name="ACE-1"/>
          <table:table-cell table:style-name="ACE-17" office:value-type="string">
            <text:p>0395300002</text:p>
          </table:table-cell>
          <table:table-cell table:style-name="ACE-1" office:value-type="string">
            <text:p>TTI</text:p>
          </table:table-cell>
          <table:table-cell table:style-name="ACE-17" office:value-type="string">
            <text:p>WM7819-ND</text:p>
          </table:table-cell>
          <table:table-cell table:style-name="ACE-17" office:value-type="float" office:value="5">
            <text:p>5</text:p>
          </table:table-cell>
          <table:table-cell table:style-name="ACE-1" office:value-type="string">
            <text:p>ea</text:p>
          </table:table-cell>
          <table:table-cell table:style-name="ACE-32" office:value-type="float" office:value="0.45600000000000002">
            <text:p>$0.456</text:p>
          </table:table-cell>
          <table:table-cell table:style-name="ACE-43" table:formula="of:=[.H191]*[.J191]" office:value-type="float" office:value="2.2800000000000002">
            <text:p>$2.28</text:p>
          </table:table-cell>
          <table:table-cell table:style-name="ACE-50" table:formula="of:=[.$L$2]*[.H191]" office:value-type="float" office:value="50">
            <text:p>50</text:p>
          </table:table-cell>
          <table:table-cell table:style-name="ACE-19"/>
          <table:table-cell table:number-columns-repeated="2" table:style-name="ACE-65"/>
          <table:table-cell table:style-name="ACE-83"/>
          <table:table-cell table:style-name="ACE-54"/>
          <table:table-cell table:number-columns-repeated="3" table:style-name="ACE-65"/>
          <table:table-cell table:number-columns-repeated="1004" table:style-name="Gnumeric-default"/>
        </table:table-row>
        <table:table-row table:style-name="AROW-0">
          <table:table-cell table:style-name="ACE-1"/>
          <table:table-cell table:style-name="ACE-7" office:value-type="string">
            <text:p>PC-CN0036</text:p>
          </table:table-cell>
          <table:table-cell table:style-name="ACE-7" office:value-type="string">
            <text:p>Term Block Plug 6POS STR 5.08MM</text:p>
          </table:table-cell>
          <table:table-cell table:style-name="ACE-1"/>
          <table:table-cell table:style-name="ACE-17" office:value-type="string">
            <text:p>0395300006</text:p>
          </table:table-cell>
          <table:table-cell table:style-name="ACE-1" office:value-type="string">
            <text:p>TTI/ Digi-Key /Vercial </text:p>
          </table:table-cell>
          <table:table-cell table:style-name="ACE-17" office:value-type="string">
            <text:p>WM7822-ND</text:p>
          </table:table-cell>
          <table:table-cell table:style-name="ACE-17" office:value-type="float" office:value="1">
            <text:p>1</text:p>
          </table:table-cell>
          <table:table-cell table:style-name="ACE-1" office:value-type="string">
            <text:p>ea</text:p>
          </table:table-cell>
          <table:table-cell table:style-name="ACE-32" office:value-type="float" office:value="1.8200000000000001">
            <text:p>$1.820</text:p>
          </table:table-cell>
          <table:table-cell table:style-name="ACE-42" table:formula="of:=SUM([.J192]*[.H192])" office:value-type="float" office:value="1.8200000000000001">
            <text:p>$1.82</text:p>
          </table:table-cell>
          <table:table-cell table:style-name="ACE-50" table:formula="of:=[.$L$2]*[.H192]" office:value-type="float" office:value="10">
            <text:p>10</text:p>
          </table:table-cell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Gnumeric-default" office:value-type="string">
            <text:p>Mechanical</text:p>
          </table:table-cell>
          <table:table-cell table:style-name="Gnumeric-default" office:value-type="string">
            <text:p>SH-PG0031</text:p>
          </table:table-cell>
          <table:table-cell table:style-name="Gnumeric-default" office:value-type="string">
            <text:p>Anti-Static Control Products 2X3 STATIC SHLD BAG W/ZIP TOP </text:p>
          </table:table-cell>
          <table:table-cell table:number-columns-repeated="2" table:style-name="Gnumeric-default"/>
          <table:table-cell table:style-name="Gnumeric-default" office:value-type="string">
            <text:p>Uline</text:p>
          </table:table-cell>
          <table:table-cell table:style-name="Gnumeric-default" office:value-type="string">
            <text:p>S-650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a</text:p>
          </table:table-cell>
          <table:table-cell table:style-name="ACE-36" table:formula="of:=13/100" office:value-type="float" office:value="0.13">
            <text:p>$0.130</text:p>
          </table:table-cell>
          <table:table-cell table:style-name="ACE-40" table:formula="of:=SUM([.J194]*[.H194])" office:value-type="float" office:value="0.13">
            <text:p>$0.13</text:p>
          </table:table-cell>
          <table:table-cell table:style-name="ACE-50" table:formula="of:=[.$L$2]*[.H194]" office:value-type="float" office:value="10">
            <text:p>10</text:p>
          </table:table-cell>
          <table:table-cell table:number-columns-repeated="2" table:style-name="ACE-38"/>
          <table:table-cell table:style-name="ACE-54"/>
          <table:table-cell table:style-name="ACE-77"/>
          <table:table-cell table:style-name="Gnumeric-default"/>
          <table:table-cell table:style-name="ACE-69"/>
          <table:table-cell table:number-columns-repeated="2" table:style-name="ACE-65"/>
          <table:table-cell table:number-columns-repeated="1004" table:style-name="Gnumeric-default"/>
        </table:table-row>
        <table:table-row table:style-name="AROW-0">
          <table:table-cell table:number-columns-repeated="9" table:style-name="Gnumeric-default"/>
          <table:table-cell table:style-name="ACE-36"/>
          <table:table-cell table:style-name="ACE-40"/>
          <table:table-cell table:style-name="ACE-50"/>
          <table:table-cell table:number-columns-repeated="2" table:style-name="ACE-38"/>
          <table:table-cell table:style-name="ACE-54"/>
          <table:table-cell table:style-name="ACE-77"/>
          <table:table-cell table:style-name="Gnumeric-default"/>
          <table:table-cell table:style-name="ACE-69"/>
          <table:table-cell table:number-columns-repeated="2" table:style-name="ACE-65"/>
          <table:table-cell table:number-columns-repeated="1004" table:style-name="Gnumeric-default"/>
        </table:table-row>
        <table:table-row table:style-name="AROW-0">
          <table:table-cell table:style-name="ACE-1" office:value-type="string">
            <text:p>Mechanical</text:p>
          </table:table-cell>
          <table:table-cell table:style-name="ACE-9" office:value-type="string">
            <text:p>HD-MS0282</text:p>
          </table:table-cell>
          <table:table-cell table:style-name="ACE-9" office:value-type="string">
            <text:p>608-2RS ABEC3/C3 Rubber Sealed Bearing – BLACK</text:p>
          </table:table-cell>
          <table:table-cell table:number-columns-repeated="2" table:style-name="ACE-1"/>
          <table:table-cell table:style-name="ACE-1" office:value-type="string">
            <text:p>JSB Great Bearings </text:p>
          </table:table-cell>
          <table:table-cell table:style-name="ACE-1" office:value-type="string">
            <text:p>608-2RS ABEC3/C3</text:p>
          </table:table-cell>
          <table:table-cell table:style-name="ACE-1" office:value-type="float" office:value="11">
            <text:p>11</text:p>
          </table:table-cell>
          <table:table-cell table:style-name="ACE-1" office:value-type="string">
            <text:p>ea</text:p>
          </table:table-cell>
          <table:table-cell table:style-name="ACE-32" office:value-type="float" office:value="0.20000000000000001">
            <text:p>$0.200</text:p>
          </table:table-cell>
          <table:table-cell table:style-name="ACE-42" table:formula="of:=SUM([.J196]*[.H196])" office:value-type="float" office:value="2.2000000000000002">
            <text:p>$2.20</text:p>
          </table:table-cell>
          <table:table-cell table:style-name="ACE-50" office:value-type="float" office:value="120">
            <text:p>120</text:p>
          </table:table-cell>
          <table:table-cell table:style-name="ACE-1" office:value-type="string">
            <text:p>PO06843</text:p>
          </table:table-cell>
          <table:table-cell table:style-name="ACE-64" office:value-type="date" office:date-value="2015-03-20">
            <text:p>03/20/15</text:p>
          </table:table-cell>
          <table:table-cell table:style-name="ACE-64" office:value-type="date" office:date-value="2015-04-03">
            <text:p>04/03/15</text:p>
          </table:table-cell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Gnumeric-default"/>
          <table:table-cell table:number-columns-repeated="3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1"/>
          <table:table-cell table:style-name="ACE-50"/>
          <table:table-cell table:number-columns-repeated="2" table:style-name="ACE-38"/>
          <table:table-cell table:style-name="ACE-65"/>
          <table:table-cell table:style-name="ACE-77"/>
          <table:table-cell table:style-name="ACE-54"/>
          <table:table-cell table:number-columns-repeated="2" table:style-name="ACE-65"/>
          <table:table-cell table:style-name="ACE-69"/>
          <table:table-cell table:number-columns-repeated="1004" table:style-name="Gnumeric-default"/>
        </table:table-row>
        <table:table-row table:style-name="AROW-0">
          <table:table-cell table:style-name="Gnumeric-default"/>
          <table:table-cell table:number-columns-repeated="8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38"/>
          <table:table-cell table:style-name="ACE-54"/>
          <table:table-cell table:style-name="ACE-49"/>
          <table:table-cell table:style-name="ACE-54"/>
          <table:table-cell table:style-name="ACE-65"/>
          <table:table-cell table:style-name="ACE-69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Gnumeric-default"/>
          <table:table-cell table:number-columns-repeated="8" table:style-name="ACE-1"/>
          <table:table-cell table:style-name="ACE-32"/>
          <table:table-cell table:style-name="ACE-42"/>
          <table:table-cell table:style-name="ACE-50"/>
          <table:table-cell table:style-name="ACE-63"/>
          <table:table-cell table:style-name="ACE-38"/>
          <table:table-cell table:style-name="ACE-54"/>
          <table:table-cell table:style-name="ACE-77"/>
          <table:table-cell table:style-name="ACE-54"/>
          <table:table-cell table:number-columns-repeated="3" table:style-name="ACE-69"/>
          <table:table-cell table:number-columns-repeated="1004" table:style-name="Gnumeric-default"/>
        </table:table-row>
        <table:table-row table:style-name="AROW-0">
          <table:table-cell table:style-name="Gnumeric-default"/>
          <table:table-cell table:number-columns-repeated="8" table:style-name="ACE-1"/>
          <table:table-cell table:style-name="ACE-32"/>
          <table:table-cell table:style-name="ACE-42"/>
          <table:table-cell table:style-name="ACE-50"/>
          <table:table-cell table:style-name="ACE-63"/>
          <table:table-cell table:style-name="ACE-38"/>
          <table:table-cell table:style-name="ACE-54"/>
          <table:table-cell table:style-name="ACE-77"/>
          <table:table-cell table:style-name="ACE-54"/>
          <table:table-cell table:number-columns-repeated="2" table:style-name="ACE-69"/>
          <table:table-cell table:style-name="ACE-94"/>
          <table:table-cell table:style-name="ACE-2"/>
          <table:table-cell table:number-columns-repeated="1003" table:style-name="Gnumeric-default"/>
        </table:table-row>
        <table:table-row table:style-name="AROW-0">
          <table:table-cell table:number-columns-repeated="2" table:style-name="ACE-1"/>
          <table:table-cell table:style-name="ACE-7" office:value-type="string">
            <text:p>Needs some information</text:p>
          </table:table-cell>
          <table:table-cell table:number-columns-repeated="6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style-name="Gnumeric-default"/>
          <table:table-cell table:style-name="ACE-1"/>
          <table:table-cell table:style-name="ACE-9" office:value-type="string">
            <text:p>Order</text:p>
          </table:table-cell>
          <table:table-cell table:number-columns-repeated="6" table:style-name="ACE-1"/>
          <table:table-cell table:style-name="ACE-32"/>
          <table:table-cell table:style-name="ACE-42"/>
          <table:table-cell table:style-name="ACE-50"/>
          <table:table-cell table:style-name="ACE-19"/>
          <table:table-cell table:number-columns-repeated="2" table:style-name="ACE-65"/>
          <table:table-cell table:style-name="ACE-83"/>
          <table:table-cell table:style-name="ACE-19"/>
          <table:table-cell table:number-columns-repeated="3" table:style-name="ACE-65"/>
          <table:table-cell table:number-columns-repeated="1004" table:style-name="Gnumeric-default"/>
        </table:table-row>
        <table:table-row table:style-name="AROW-0">
          <table:table-cell table:number-columns-repeated="2" table:style-name="ACE-1"/>
          <table:table-cell table:style-name="ACE-8" office:value-type="string">
            <text:p>covered/in stock</text:p>
          </table:table-cell>
          <table:table-cell table:number-columns-repeated="6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89"/>
          <table:table-cell table:number-columns-repeated="1004" table:style-name="Gnumeric-default"/>
        </table:table-row>
        <table:table-row table:style-name="AROW-0" table:number-rows-repeated="5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89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40"/>
          <table:table-cell table:style-name="ACE-19"/>
          <table:table-cell table:style-name="Gnumeric-default"/>
          <table:table-cell table:style-name="ACE-89"/>
          <table:table-cell table:number-columns-repeated="1004" table:style-name="Gnumeric-default"/>
        </table:table-row>
        <table:table-row table:style-name="AROW-2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3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style-name="Gnumeric-default"/>
          <table:table-cell table:style-name="ACE-89"/>
          <table:table-cell table:number-columns-repeated="1004" table:style-name="Gnumeric-default"/>
        </table:table-row>
        <table:table-row table:style-name="AROW-0">
          <table:table-cell table:number-columns-repeated="3" table:style-name="ACE-1"/>
          <table:table-cell table:style-name="ACE-16"/>
          <table:table-cell table:style-name="ACE-20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style-name="Gnumeric-default"/>
          <table:table-cell table:style-name="ACE-89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40"/>
          <table:table-cell table:style-name="ACE-19"/>
          <table:table-cell table:style-name="Gnumeric-default"/>
          <table:table-cell table:style-name="ACE-89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6" table:style-name="ACE-1"/>
          <table:table-cell table:style-name="ACE-25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style-name="ACE-89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style-name="ACE-89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2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81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2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3"/>
          <table:table-cell table:style-name="ACE-50"/>
          <table:table-cell table:style-name="ACE-57"/>
          <table:table-cell table:style-name="ACE-64"/>
          <table:table-cell table:style-name="ACE-57"/>
          <table:table-cell table:style-name="ACE-74"/>
          <table:table-cell table:style-name="ACE-69"/>
          <table:table-cell table:number-columns-repeated="1007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Gnumeric-default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3"/>
          <table:table-cell table:style-name="ACE-50"/>
          <table:table-cell table:style-name="ACE-57"/>
          <table:table-cell table:style-name="ACE-64"/>
          <table:table-cell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number-columns-repeated="4" table:style-name="ACE-1"/>
          <table:table-cell table:style-name="ACE-17"/>
          <table:table-cell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3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2"/>
          <table:table-cell table:style-name="ACE-50"/>
          <table:table-cell table:style-name="ACE-57"/>
          <table:table-cell table:style-name="ACE-64"/>
          <table:table-cell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2"/>
          <table:table-cell table:style-name="ACE-50"/>
          <table:table-cell table:style-name="ACE-57"/>
          <table:table-cell table:style-name="ACE-64"/>
          <table:table-cell table:style-name="ACE-57"/>
          <table:table-cell table:style-name="ACE-74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8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>
          <table:table-cell table:number-columns-repeated="9" table:style-name="ACE-1"/>
          <table:table-cell table:number-columns-repeated="2" table:style-name="ACE-32"/>
          <table:table-cell table:style-name="ACE-50"/>
          <table:table-cell table:style-name="ACE-1"/>
          <table:table-cell table:style-name="ACE-57"/>
          <table:table-cell table:style-name="ACE-64"/>
          <table:table-cell table:style-name="ACE-74"/>
          <table:table-cell table:style-name="ACE-89"/>
          <table:table-cell table:number-columns-repeated="1007" table:style-name="Gnumeric-default"/>
        </table:table-row>
        <table:table-row table:style-name="AROW-0" table:number-rows-repeated="2">
          <table:table-cell table:number-columns-repeated="9" table:style-name="ACE-1"/>
          <table:table-cell table:number-columns-repeated="2" table:style-name="ACE-32"/>
          <table:table-cell table:style-name="ACE-50"/>
          <table:table-cell table:style-name="ACE-1"/>
          <table:table-cell table:style-name="ACE-57"/>
          <table:table-cell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 table:number-rows-repeated="2">
          <table:table-cell table:number-columns-repeated="9" table:style-name="ACE-1"/>
          <table:table-cell table:number-columns-repeated="2" table:style-name="ACE-32"/>
          <table:table-cell table:style-name="ACE-50"/>
          <table:table-cell table:style-name="ACE-1"/>
          <table:table-cell table:style-name="ACE-57"/>
          <table:table-cell table:style-name="ACE-64"/>
          <table:table-cell table:style-name="ACE-73"/>
          <table:table-cell table:style-name="ACE-89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style-name="ACE-57"/>
          <table:table-cell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style-name="ACE-89"/>
          <table:table-cell table:number-columns-repeated="2"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2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1"/>
          <table:table-cell table:style-name="ACE-50"/>
          <table:table-cell table:style-name="ACE-17"/>
          <table:table-cell table:number-columns-repeated="2" table:style-name="ACE-57"/>
          <table:table-cell table:style-name="ACE-74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2" table:style-name="Gnumeric-default"/>
          <table:table-cell table:style-name="ACE-2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2" table:style-name="Gnumeric-default"/>
          <table:table-cell table:style-name="ACE-2"/>
          <table:table-cell table:number-columns-repeated="1005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number-columns-repeated="3"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64"/>
          <table:table-cell table:style-name="ACE-73"/>
          <table:table-cell table:number-columns-repeated="2" table:style-name="Gnumeric-default"/>
          <table:table-cell table:style-name="ACE-2"/>
          <table:table-cell table:number-columns-repeated="1005" table:style-name="Gnumeric-default"/>
        </table:table-row>
        <table:table-row table:style-name="AROW-0" table:number-rows-repeated="2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2" table:style-name="Gnumeric-default"/>
          <table:table-cell table:style-name="ACE-2"/>
          <table:table-cell table:number-columns-repeated="1005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57"/>
          <table:table-cell table:style-name="ACE-74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40"/>
          <table:table-cell table:style-name="ACE-19"/>
          <table:table-cell table:style-name="Gnumeric-default"/>
          <table:table-cell table:style-name="ACE-89"/>
          <table:table-cell table:number-columns-repeated="1004" table:style-name="Gnumeric-default"/>
        </table:table-row>
        <table:table-row table:style-name="AROW-0" table:number-rows-repeated="6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40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40"/>
          <table:table-cell table:style-name="ACE-19"/>
          <table:table-cell table:style-name="Gnumeric-default"/>
          <table:table-cell table:style-name="ACE-19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57"/>
          <table:table-cell table:style-name="ACE-74"/>
          <table:table-cell table:style-name="ACE-40"/>
          <table:table-cell table:style-name="ACE-19"/>
          <table:table-cell table:style-name="Gnumeric-default"/>
          <table:table-cell table:style-name="ACE-19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40"/>
          <table:table-cell table:style-name="ACE-19"/>
          <table:table-cell table:style-name="Gnumeric-default"/>
          <table:table-cell table:style-name="ACE-19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3" table:style-name="Gnumeric-default"/>
          <table:table-cell table:style-name="ACE-19"/>
          <table:table-cell table:number-columns-repeated="1004" table:style-name="Gnumeric-default"/>
        </table:table-row>
        <table:table-row table:style-name="AROW-2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style-name="ACE-1"/>
          <table:table-cell table:style-name="ACE-17"/>
          <table:table-cell table:style-name="Gnumeric-default"/>
          <table:table-cell table:style-name="ACE-19"/>
          <table:table-cell table:number-columns-repeated="1004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64"/>
          <table:table-cell table:style-name="ACE-81"/>
          <table:table-cell table:number-columns-repeated="2" table:style-name="ACE-1"/>
          <table:table-cell table:number-columns-repeated="1006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 table:number-rows-repeated="2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3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number-columns-repeated="4" table:style-name="ACE-1"/>
          <table:table-cell table:style-name="ACE-17"/>
          <table:table-cell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59"/>
          <table:table-cell table:style-name="ACE-57"/>
          <table:table-cell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2">
          <table:table-cell table:number-columns-repeated="9" table:style-name="ACE-1"/>
          <table:table-cell table:style-name="ACE-32"/>
          <table:table-cell table:style-name="ACE-43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2">
          <table:table-cell table:number-columns-repeated="9" table:style-name="ACE-1"/>
          <table:table-cell table:style-name="ACE-32"/>
          <table:table-cell table:style-name="ACE-43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 table:number-rows-repeated="2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style-name="ACE-40"/>
          <table:table-cell table:number-columns-repeated="1007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 table:number-rows-repeated="2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style-name="ACE-57"/>
          <table:table-cell table:style-name="ACE-64"/>
          <table:table-cell table:style-name="ACE-73"/>
          <table:table-cell table:number-columns-repeated="1008" table:style-name="Gnumeric-default"/>
        </table:table-row>
        <table:table-row table:style-name="AROW-2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3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57"/>
          <table:table-cell table:style-name="ACE-74"/>
          <table:table-cell table:style-name="ACE-89"/>
          <table:table-cell table:number-columns-repeated="1007" table:style-name="Gnumeric-default"/>
        </table:table-row>
        <table:table-row table:style-name="AROW-2" table:number-rows-repeated="3">
          <table:table-cell table:number-columns-repeated="9" table:style-name="ACE-1"/>
          <table:table-cell table:style-name="ACE-32"/>
          <table:table-cell table:style-name="ACE-43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42"/>
          <table:table-cell table:style-name="ACE-50"/>
          <table:table-cell table:style-name="ACE-17"/>
          <table:table-cell table:number-columns-repeated="2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 table:formula="of:=SUM([.J302]*[.H302])" office:value-type="float" office:value="0">
            <text:p>0</text:p>
          </table:table-cell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1"/>
          <table:table-cell table:style-name="ACE-50"/>
          <table:table-cell table:style-name="ACE-17"/>
          <table:table-cell table:number-columns-repeated="2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 table:number-rows-repeated="2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1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 table:number-rows-repeated="2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 table:number-rows-repeated="2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40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9" table:style-name="ACE-1"/>
          <table:table-cell table:number-columns-repeated="2"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40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77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40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number-columns-repeated="4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 table:number-rows-repeated="2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2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2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3"/>
          <table:table-cell table:style-name="ACE-50"/>
          <table:table-cell table:number-columns-repeated="3" table:style-name="ACE-57"/>
          <table:table-cell table:style-name="ACE-74"/>
          <table:table-cell table:style-name="ACE-40"/>
          <table:table-cell table:number-columns-repeated="1007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3"/>
          <table:table-cell table:number-columns-repeated="1008" table:style-name="Gnumeric-default"/>
        </table:table-row>
        <table:table-row table:style-name="AROW-0" table:number-rows-repeated="2">
          <table:table-cell table:number-columns-repeated="9" table:style-name="ACE-1"/>
          <table:table-cell table:style-name="ACE-32"/>
          <table:table-cell table:style-name="ACE-43"/>
          <table:table-cell table:style-name="ACE-50"/>
          <table:table-cell table:number-columns-repeated="3" table:style-name="ACE-57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 table:number-rows-repeated="4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40"/>
          <table:table-cell table:style-name="ACE-38"/>
          <table:table-cell table:style-name="ACE-54"/>
          <table:table-cell table:style-name="ACE-19"/>
          <table:table-cell table:number-columns-repeated="2" table:style-name="ACE-65"/>
          <table:table-cell table:style-name="ACE-83"/>
          <table:table-cell table:style-name="ACE-89"/>
          <table:table-cell table:number-columns-repeated="1007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3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81"/>
          <table:table-cell table:number-columns-repeated="1008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style-name="ACE-1"/>
          <table:table-cell table:number-columns-repeated="2"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9" table:style-name="ACE-1"/>
          <table:table-cell table:style-name="ACE-32"/>
          <table:table-cell table:style-name="ACE-42"/>
          <table:table-cell table:style-name="ACE-50"/>
          <table:table-cell table:number-columns-repeated="3" table:style-name="ACE-57"/>
          <table:table-cell table:style-name="ACE-74"/>
          <table:table-cell table:style-name="ACE-40"/>
          <table:table-cell table:number-columns-repeated="1007" table:style-name="Gnumeric-default"/>
        </table:table-row>
        <table:table-row table:style-name="AROW-0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number-columns-repeated="1008" table:style-name="Gnumeric-default"/>
        </table:table-row>
        <table:table-row table:style-name="AROW-0">
          <table:table-cell table:number-columns-repeated="6" table:style-name="ACE-1"/>
          <table:table-cell table:style-name="ACE-17"/>
          <table:table-cell table:number-columns-repeated="2" table:style-name="ACE-1"/>
          <table:table-cell table:style-name="ACE-32"/>
          <table:table-cell table:style-name="ACE-42"/>
          <table:table-cell table:style-name="ACE-50"/>
          <table:table-cell table:number-columns-repeated="2" table:style-name="ACE-57"/>
          <table:table-cell table:style-name="ACE-64"/>
          <table:table-cell table:style-name="ACE-73"/>
          <table:table-cell table:style-name="ACE-89"/>
          <table:table-cell table:number-columns-repeated="1007" table:style-name="Gnumeric-default"/>
        </table:table-row>
        <table:table-row table:style-name="AROW-0">
          <table:table-cell table:number-columns-repeated="4" table:style-name="ACE-1"/>
          <table:table-cell table:style-name="ACE-17"/>
          <table:table-cell table:style-name="ACE-1"/>
          <table:table-cell table:number-columns-repeated="2" table:style-name="ACE-17"/>
          <table:table-cell table:style-name="ACE-1"/>
          <table:table-cell table:style-name="ACE-32"/>
          <table:table-cell table:style-name="ACE-1"/>
          <table:table-cell table:style-name="ACE-50"/>
          <table:table-cell table:style-name="ACE-17"/>
          <table:table-cell table:number-columns-repeated="2" table:style-name="ACE-57"/>
          <table:table-cell table:style-name="ACE-74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2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number-columns-repeated="3" table:style-name="ACE-65"/>
          <table:table-cell table:style-name="ACE-78"/>
          <table:table-cell table:style-name="ACE-89"/>
          <table:table-cell table:style-name="ACE-19"/>
          <table:table-cell table:number-columns-repeated="1006" table:style-name="Gnumeric-default"/>
        </table:table-row>
        <table:table-row table:style-name="AROW-0">
          <table:table-cell table:number-columns-repeated="9" table:style-name="Gnumeric-default"/>
          <table:table-cell table:style-name="ACE-36"/>
          <table:table-cell table:style-name="ACE-38"/>
          <table:table-cell table:style-name="ACE-56"/>
          <table:table-cell table:style-name="ACE-19"/>
          <table:table-cell table:number-columns-repeated="2" table:style-name="ACE-69"/>
          <table:table-cell table:style-name="ACE-84"/>
          <table:table-cell table:number-columns-repeated="1008" table:style-name="Gnumeric-default"/>
        </table:table-row>
        <table:table-row table:style-name="AROW-0">
          <table:table-cell table:number-columns-repeated="9" table:style-name="Gnumeric-default"/>
          <table:table-cell table:style-name="ACE-36"/>
          <table:table-cell table:style-name="ACE-38"/>
          <table:table-cell table:style-name="ACE-56"/>
          <table:table-cell table:style-name="Gnumeric-default"/>
          <table:table-cell table:number-columns-repeated="2" table:style-name="ACE-69"/>
          <table:table-cell table:style-name="ACE-84"/>
          <table:table-cell table:number-columns-repeated="1008" table:style-name="Gnumeric-default"/>
        </table:table-row>
        <table:table-row table:style-name="AROW-0" table:number-rows-repeated="4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2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4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2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3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3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3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3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2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2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6" table:style-name="Gnumeric-default"/>
          <table:table-cell table:style-name="ACE-2"/>
          <table:table-cell table:number-columns-repeated="2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Gnumeric-default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2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Gnumeric-default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7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2" table:number-rows-repeated="2">
          <table:table-cell table:number-columns-repeated="6" table:style-name="Gnumeric-default"/>
          <table:table-cell table:style-name="ACE-19"/>
          <table:table-cell table:number-columns-repeated="2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6" table:style-name="Gnumeric-default"/>
          <table:table-cell table:style-name="ACE-19"/>
          <table:table-cell table:number-columns-repeated="2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6" table:style-name="Gnumeric-default"/>
          <table:table-cell table:style-name="ACE-19"/>
          <table:table-cell table:number-columns-repeated="2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6" table:style-name="Gnumeric-default"/>
          <table:table-cell table:style-name="ACE-2"/>
          <table:table-cell table:number-columns-repeated="2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4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2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5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1024"/>
        </table:table-row>
        <table:table-row table:style-name="AROW-0" table:number-rows-repeated="2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4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1024"/>
        </table:table-row>
        <table:table-row table:style-name="AROW-0" table:number-rows-repeated="2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9" table:style-name="Gnumeric-default"/>
          <table:table-cell table:style-name="ACE-36"/>
          <table:table-cell table:style-name="ACE-38"/>
          <table:table-cell table:style-name="ACE-56"/>
          <table:table-cell table:style-name="Gnumeric-default"/>
          <table:table-cell table:number-columns-repeated="2" table:style-name="ACE-69"/>
          <table:table-cell table:style-name="ACE-84"/>
          <table:table-cell table:number-columns-repeated="1008" table:style-name="Gnumeric-default"/>
        </table:table-row>
        <table:table-row table:style-name="AROW-2" table:number-rows-repeated="2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2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1024"/>
        </table:table-row>
        <table:table-row table:style-name="AROW-2" table:number-rows-repeated="4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40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2">
          <table:table-cell table:number-columns-repeated="9"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>
          <table:table-cell table:number-columns-repeated="4" table:style-name="Gnumeric-default"/>
          <table:table-cell table:style-name="ACE-19"/>
          <table:table-cell table:style-name="Gnumeric-default"/>
          <table:table-cell table:number-columns-repeated="2" table:style-name="ACE-19"/>
          <table:table-cell table:style-name="Gnumeric-default"/>
          <table:table-cell table:style-name="ACE-36"/>
          <table:table-cell table:style-name="ACE-38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5">
          <table:table-cell table:number-columns-repeated="1024"/>
        </table:table-row>
        <table:table-row table:style-name="AROW-0">
          <table:table-cell table:number-columns-repeated="9" table:style-name="Gnumeric-default"/>
          <table:table-cell table:style-name="ACE-36"/>
          <table:table-cell table:style-name="Gnumeric-default"/>
          <table:table-cell table:style-name="ACE-55"/>
          <table:table-cell table:style-name="ACE-19"/>
          <table:table-cell table:number-columns-repeated="2" table:style-name="ACE-65"/>
          <table:table-cell table:style-name="ACE-78"/>
          <table:table-cell table:style-name="ACE-89"/>
          <table:table-cell table:style-name="ACE-19"/>
          <table:table-cell table:style-name="Gnumeric-default"/>
          <table:table-cell table:style-name="ACE-93"/>
          <table:table-cell table:number-columns-repeated="1004" table:style-name="Gnumeric-default"/>
        </table:table-row>
        <table:table-row table:style-name="AROW-0" table:number-rows-repeated="1048125">
          <table:table-cell table:number-columns-repeated="1024"/>
        </table:table-row>
        <table:named-expressions>
          <table:named-range table:name="Print_Area" table:cell-range-address="$'KT-PR0017'.A1:.M333" table:base-cell-address="$'KT-PR0017'.$A$1" table:range-usable-as="print-range filter repeat-row repeat-column"/>
          <table:named-expression table:name="Sheet_Title" table:expression="of:=&quot;KT-PR0017&quot;" table:base-cell-address="$'KT-PR0017'.$A$1"/>
        </table:named-expressions>
        <gnm:selections gnm:cursor-col="9" gnm:cursor-row="60">
          <gnm:selection gnm:start-col="9" gnm:start-row="60" gnm:end-col="9" gnm:end-row="60"/>
        </gnm:selections>
      </table:table>
      <table:table table:name="KT-PR0017NA" table:style-name="ta-1" table:print="true">
        <office:forms form:automatic-focus="false" form:apply-design-mode="false">
          <form:form/>
        </office:forms>
        <table:table-column table:default-cell-style-name="ACE-99" table:style-name="ACOL-24"/>
        <table:table-column table:default-cell-style-name="ACE-99" table:style-name="ACOL-25"/>
        <table:table-column table:default-cell-style-name="ACE-99" table:style-name="ACOL-26"/>
        <table:table-column table:default-cell-style-name="ACE-99" table:style-name="ACOL-27"/>
        <table:table-column table:default-cell-style-name="ACE-99" table:style-name="ACOL-28"/>
        <table:table-column table:default-cell-style-name="ACE-99" table:style-name="ACOL-29"/>
        <table:table-column table:default-cell-style-name="ACE-99" table:style-name="ACOL-30"/>
        <table:table-column table:default-cell-style-name="ACE-99" table:style-name="ACOL-8" table:number-columns-repeated="2"/>
        <table:table-column table:default-cell-style-name="ACE-113" table:style-name="ACOL-31"/>
        <table:table-column table:default-cell-style-name="ACE-113" table:style-name="ACOL-8"/>
        <table:table-column table:default-cell-style-name="ACE-99" table:style-name="ACOL-8" table:number-columns-repeated="4"/>
        <table:table-column table:default-cell-style-name="ACE-99" table:style-name="ACOL-32"/>
        <table:table-column table:default-cell-style-name="ACE-99" table:style-name="ACOL-0" table:number-columns-repeated="112"/>
        <table:table-row table:style-name="AROW-7">
          <table:table-cell table:style-name="ACE-104" office:value-type="string">
            <text:p>Category</text:p>
          </table:table-cell>
          <table:table-cell table:style-name="ACE-104" office:value-type="string">
            <text:p>AO Part #</text:p>
          </table:table-cell>
          <table:table-cell table:style-name="ACE-104" office:value-type="string">
            <text:p>Description</text:p>
          </table:table-cell>
          <table:table-cell table:style-name="ACE-104" office:value-type="string">
            <text:p>Manufacturer</text:p>
          </table:table-cell>
          <table:table-cell table:style-name="ACE-104" office:value-type="string">
            <text:p>Manufacturer PN</text:p>
          </table:table-cell>
          <table:table-cell table:style-name="ACE-104" office:value-type="string">
            <text:p>Distributor</text:p>
          </table:table-cell>
          <table:table-cell table:style-name="ACE-104" office:value-type="string">
            <text:p>Distributor SKU</text:p>
          </table:table-cell>
          <table:table-cell table:style-name="ACE-104" office:value-type="string">
            <text:p>Qty Per</text:p>
          </table:table-cell>
          <table:table-cell table:style-name="ACE-104" office:value-type="string">
            <text:p>UOM</text:p>
          </table:table-cell>
          <table:table-cell table:style-name="ACE-108" office:value-type="string">
            <text:p>Price Per Unit</text:p>
          </table:table-cell>
          <table:table-cell table:style-name="ACE-114" office:value-type="string">
            <text:p>Price Total</text:p>
          </table:table-cell>
          <table:table-cell table:style-name="ACE-117" office:value-type="string">
            <text:p>Qty to Order</text:p>
          </table:table-cell>
          <table:table-cell table:style-name="ACE-104" office:value-type="string">
            <text:p>PO </text:p>
          </table:table-cell>
          <table:table-cell table:style-name="ACE-100" office:value-type="string">
            <text:p>Date </text:p>
          </table:table-cell>
          <table:table-cell table:style-name="ACE-120" office:value-type="string">
            <text:p>ETA</text:p>
          </table:table-cell>
          <table:table-cell table:style-name="ACE-107"/>
          <table:table-cell table:number-columns-repeated="112" table:style-name="ACE-99"/>
        </table:table-row>
        <table:table-row table:style-name="AROW-0">
          <table:table-cell table:number-columns-repeated="9" table:style-name="ACE-101"/>
          <table:table-cell table:style-name="ACE-109"/>
          <table:table-cell table:style-name="ACE-115" table:formula="of:=SUM([.K3:.K272])" office:value-type="float" office:value="988.57196084471377">
            <text:p>$988.57</text:p>
          </table:table-cell>
          <table:table-cell table:style-name="ACE-118" office:value-type="float" office:value="1100">
            <text:p>1,100</text:p>
          </table:table-cell>
          <table:table-cell table:style-name="ACE-101"/>
          <table:table-cell table:number-columns-repeated="2" table:style-name="ACE-96"/>
          <table:table-cell table:style-name="ACE-105"/>
          <table:table-cell table:number-columns-repeated="112" table:style-name="ACE-99"/>
        </table:table-row>
        <table:table-row table:style-name="AROW-0">
          <table:table-cell table:style-name="ACE-97" office:value-type="string">
            <text:p>Printer</text:p>
          </table:table-cell>
          <table:table-cell table:style-name="ACE-97" office:value-type="string">
            <text:p>KT-PR0017</text:p>
          </table:table-cell>
          <table:table-cell table:style-name="ACE-97" office:value-type="string">
            <text:p>TAZ 3D Printer, v5.0</text:p>
          </table:table-cell>
          <table:table-cell table:style-name="ACE-97" office:value-type="string">
            <text:p>Aleph Objects, Inc.</text:p>
          </table:table-cell>
          <table:table-cell table:style-name="ACE-97" office:value-type="string">
            <text:p>KT-PR0017</text:p>
          </table:table-cell>
          <table:table-cell table:style-name="ACE-97"/>
          <table:table-cell table:style-name="ACE-98"/>
          <table:table-cell table:style-name="ACE-98" office:value-type="float" office:value="1">
            <text:p>1</text:p>
          </table:table-cell>
          <table:table-cell table:style-name="ACE-97" office:value-type="string">
            <text:p>ea</text:p>
          </table:table-cell>
          <table:table-cell table:style-name="ACE-110" table:formula="of:=[$'KT-PR0017'.K2]" office:value-type="float" office:value="988.37197084471381">
            <text:p>$988.37</text:p>
          </table:table-cell>
          <table:table-cell table:style-name="ACE-110" table:formula="of:=SUM([.H3]*[.J3])" office:value-type="float" office:value="988.37197084471381">
            <text:p>$988.37</text:p>
          </table:table-cell>
          <table:table-cell table:style-name="ACE-119"/>
          <table:table-cell table:style-name="ACE-98"/>
          <table:table-cell table:number-columns-repeated="2" table:style-name="ACE-95"/>
          <table:table-cell table:style-name="ACE-103"/>
          <table:table-cell table:number-columns-repeated="112" table:style-name="ACE-99"/>
        </table:table-row>
        <table:table-row table:style-name="AROW-8">
          <table:table-cell table:style-name="ACE-97" office:value-type="string">
            <text:p>Accessories</text:p>
          </table:table-cell>
          <table:table-cell table:style-name="ACE-97" office:value-type="string">
            <text:p>DC-LB0032</text:p>
          </table:table-cell>
          <table:table-cell table:style-name="ACE-97" office:value-type="string">
            <text:p>Label, Lulzbot TAZ 5.0 Barcode, KT-PR0017NA</text:p>
          </table:table-cell>
          <table:table-cell table:number-columns-repeated="2" table:style-name="ACE-97"/>
          <table:table-cell table:style-name="ACE-97" office:value-type="string">
            <text:p>Lightspeed Color</text:p>
          </table:table-cell>
          <table:table-cell table:style-name="ACE-97"/>
          <table:table-cell table:style-name="ACE-97" office:value-type="float" office:value="1">
            <text:p>1</text:p>
          </table:table-cell>
          <table:table-cell table:style-name="ACE-97" office:value-type="string">
            <text:p>ea</text:p>
          </table:table-cell>
          <table:table-cell table:style-name="ACE-111" office:value-type="float" office:value="0.14285">
            <text:p>$0.143</text:p>
          </table:table-cell>
          <table:table-cell table:style-name="ACE-116" table:formula="of:=SUM([$'KT-PR0017NA'.J4]*[$'KT-PR0017NA'.H4])" office:value-type="float" office:value="0.14285">
            <text:p>$0.14</text:p>
          </table:table-cell>
          <table:table-cell table:style-name="ACE-119" table:formula="of:=[.$L$2]*[.H4]" office:value-type="float" office:value="1100">
            <text:p>1,100</text:p>
          </table:table-cell>
          <table:table-cell table:style-name="ACE-102"/>
          <table:table-cell table:number-columns-repeated="2" table:style-name="ACE-95"/>
          <table:table-cell table:style-name="ACE-103"/>
          <table:table-cell table:number-columns-repeated="112" table:style-name="ACE-99"/>
        </table:table-row>
        <table:table-row table:style-name="AROW-0">
          <table:table-cell table:style-name="ACE-97" office:value-type="string">
            <text:p>Accessories</text:p>
          </table:table-cell>
          <table:table-cell table:style-name="ACE-97" office:value-type="string">
            <text:p>DC-LB0031</text:p>
          </table:table-cell>
          <table:table-cell table:style-name="ACE-97" office:value-type="string">
            <text:p>TAZ v5.0 serial number sticker, KT-PR0017NA</text:p>
          </table:table-cell>
          <table:table-cell table:number-columns-repeated="2" table:style-name="ACE-97"/>
          <table:table-cell table:style-name="ACE-97" office:value-type="string">
            <text:p>Lightspeed Color</text:p>
          </table:table-cell>
          <table:table-cell table:style-name="ACE-97"/>
          <table:table-cell table:style-name="ACE-97" office:value-type="float" office:value="2">
            <text:p>2</text:p>
          </table:table-cell>
          <table:table-cell table:style-name="ACE-97" office:value-type="string">
            <text:p>ea</text:p>
          </table:table-cell>
          <table:table-cell table:style-name="ACE-111" office:value-type="float" office:value="0.028570000000000002">
            <text:p>$0.029</text:p>
          </table:table-cell>
          <table:table-cell table:style-name="ACE-116" table:formula="of:=SUM([$'KT-PR0017NA'.J5]*[$'KT-PR0017NA'.H5])" office:value-type="float" office:value="0.057140000000000003">
            <text:p>$0.06</text:p>
          </table:table-cell>
          <table:table-cell table:style-name="ACE-119" table:formula="of:=[.$L$2]*[.H5]" office:value-type="float" office:value="2200">
            <text:p>2,200</text:p>
          </table:table-cell>
          <table:table-cell table:style-name="ACE-102"/>
          <table:table-cell table:number-columns-repeated="2" table:style-name="ACE-95"/>
          <table:table-cell table:style-name="ACE-103"/>
          <table:table-cell table:number-columns-repeated="112" table:style-name="ACE-99"/>
        </table:table-row>
        <table:table-row table:style-name="AROW-0" table:number-rows-repeated="48">
          <table:table-cell table:number-columns-repeated="9" table:style-name="ACE-106"/>
          <table:table-cell table:number-columns-repeated="2" table:style-name="ACE-112"/>
          <table:table-cell table:number-columns-repeated="2" table:style-name="ACE-106"/>
          <table:table-cell table:number-columns-repeated="115" table:style-name="ACE-99"/>
        </table:table-row>
        <table:table-row table:style-name="AROW-0" table:number-rows-repeated="147">
          <table:table-cell table:number-columns-repeated="128"/>
        </table:table-row>
        <table:table-row table:style-name="AROW-0" table:number-rows-repeated="56">
          <table:table-cell table:number-columns-repeated="128" table:style-name="ACE-99"/>
        </table:table-row>
        <table:table-row table:style-name="AROW-0" table:number-rows-repeated="256">
          <table:table-cell table:number-columns-repeated="128"/>
        </table:table-row>
        <table:named-expressions>
          <table:named-expression table:name="Print_Area" table:expression="of:=#REF!" table:base-cell-address="$'KT-PR0017NA'.$A$1"/>
          <table:named-expression table:name="Sheet_Title" table:expression="of:=&quot;KT-PR0017NA&quot;" table:base-cell-address="$'KT-PR0017NA'.$A$1"/>
        </table:named-expressions>
        <gnm:selections gnm:cursor-col="0" gnm:cursor-row="4">
          <gnm:selection gnm:start-col="0" gnm:start-row="4" gnm:end-col="0" gnm:end-row="4"/>
        </gnm:selections>
      </table:table>
      <table:table table:name="KT-PR0017EU" table:style-name="ta-2" table:print="true">
        <office:forms form:automatic-focus="false" form:apply-design-mode="false">
          <form:form/>
        </office:forms>
        <table:table-column table:default-cell-style-name="ACE-125" table:style-name="ACOL-24"/>
        <table:table-column table:default-cell-style-name="ACE-125" table:style-name="ACOL-25"/>
        <table:table-column table:default-cell-style-name="ACE-125" table:style-name="ACOL-33"/>
        <table:table-column table:default-cell-style-name="ACE-125" table:style-name="ACOL-27"/>
        <table:table-column table:default-cell-style-name="ACE-125" table:style-name="ACOL-28"/>
        <table:table-column table:default-cell-style-name="ACE-125" table:style-name="ACOL-29"/>
        <table:table-column table:default-cell-style-name="ACE-125" table:style-name="ACOL-30"/>
        <table:table-column table:default-cell-style-name="ACE-125" table:style-name="ACOL-8" table:number-columns-repeated="2"/>
        <table:table-column table:default-cell-style-name="ACE-137" table:style-name="ACOL-31"/>
        <table:table-column table:default-cell-style-name="ACE-137" table:style-name="ACOL-8"/>
        <table:table-column table:default-cell-style-name="ACE-125" table:style-name="ACOL-8" table:number-columns-repeated="4"/>
        <table:table-column table:default-cell-style-name="ACE-125" table:style-name="ACOL-32"/>
        <table:table-column table:default-cell-style-name="ACE-125" table:style-name="ACOL-0" table:number-columns-repeated="112"/>
        <table:table-row table:style-name="AROW-7">
          <table:table-cell table:style-name="ACE-130" office:value-type="string">
            <text:p>Category</text:p>
          </table:table-cell>
          <table:table-cell table:style-name="ACE-130" office:value-type="string">
            <text:p>AO Part #</text:p>
          </table:table-cell>
          <table:table-cell table:style-name="ACE-130" office:value-type="string">
            <text:p>Description</text:p>
          </table:table-cell>
          <table:table-cell table:style-name="ACE-130" office:value-type="string">
            <text:p>Manufacturer</text:p>
          </table:table-cell>
          <table:table-cell table:style-name="ACE-130" office:value-type="string">
            <text:p>Manufacturer PN</text:p>
          </table:table-cell>
          <table:table-cell table:style-name="ACE-130" office:value-type="string">
            <text:p>Distributor</text:p>
          </table:table-cell>
          <table:table-cell table:style-name="ACE-130" office:value-type="string">
            <text:p>Distributor SKU</text:p>
          </table:table-cell>
          <table:table-cell table:style-name="ACE-130" office:value-type="string">
            <text:p>Qty Per</text:p>
          </table:table-cell>
          <table:table-cell table:style-name="ACE-130" office:value-type="string">
            <text:p>UOM</text:p>
          </table:table-cell>
          <table:table-cell table:style-name="ACE-132" office:value-type="string">
            <text:p>Price Per Unit</text:p>
          </table:table-cell>
          <table:table-cell table:style-name="ACE-138" office:value-type="string">
            <text:p>Price Total</text:p>
          </table:table-cell>
          <table:table-cell table:style-name="ACE-141" office:value-type="string">
            <text:p>Qty to Order</text:p>
          </table:table-cell>
          <table:table-cell table:style-name="ACE-130" office:value-type="string">
            <text:p>PO </text:p>
          </table:table-cell>
          <table:table-cell table:style-name="ACE-148" office:value-type="string">
            <text:p>Date </text:p>
          </table:table-cell>
          <table:table-cell table:style-name="ACE-122" office:value-type="string">
            <text:p>ETA</text:p>
          </table:table-cell>
          <table:table-cell table:style-name="ACE-121"/>
          <table:table-cell table:number-columns-repeated="112" table:style-name="ACE-125"/>
        </table:table-row>
        <table:table-row table:style-name="AROW-0">
          <table:table-cell table:number-columns-repeated="9" table:style-name="ACE-131"/>
          <table:table-cell table:style-name="ACE-133"/>
          <table:table-cell table:style-name="ACE-139" table:formula="of:=SUM([.K3:.K272])" office:value-type="float" office:value="992.25196084471384">
            <text:p>$992.25</text:p>
          </table:table-cell>
          <table:table-cell table:style-name="ACE-142" office:value-type="float" office:value="300">
            <text:p>300</text:p>
          </table:table-cell>
          <table:table-cell table:style-name="ACE-131"/>
          <table:table-cell table:number-columns-repeated="2" table:style-name="ACE-149"/>
          <table:table-cell table:style-name="ACE-145"/>
          <table:table-cell table:number-columns-repeated="112" table:style-name="ACE-125"/>
        </table:table-row>
        <table:table-row table:style-name="AROW-0">
          <table:table-cell table:style-name="ACE-123" office:value-type="string">
            <text:p>Printer</text:p>
          </table:table-cell>
          <table:table-cell table:style-name="ACE-123" office:value-type="string">
            <text:p>KT-PR0017</text:p>
          </table:table-cell>
          <table:table-cell table:style-name="ACE-123" office:value-type="string">
            <text:p>TAZ 3D Printer, v5.0</text:p>
          </table:table-cell>
          <table:table-cell table:style-name="ACE-123" office:value-type="string">
            <text:p>Aleph Objects, Inc.</text:p>
          </table:table-cell>
          <table:table-cell table:style-name="ACE-123" office:value-type="string">
            <text:p>KT-PR0017</text:p>
          </table:table-cell>
          <table:table-cell table:style-name="ACE-123"/>
          <table:table-cell table:style-name="ACE-128"/>
          <table:table-cell table:style-name="ACE-128" office:value-type="float" office:value="1">
            <text:p>1</text:p>
          </table:table-cell>
          <table:table-cell table:style-name="ACE-123" office:value-type="string">
            <text:p>ea</text:p>
          </table:table-cell>
          <table:table-cell table:style-name="ACE-134" table:formula="of:=[$'KT-PR0017'.K2]" office:value-type="float" office:value="988.37197084471381">
            <text:p>$988.37</text:p>
          </table:table-cell>
          <table:table-cell table:style-name="ACE-134" table:formula="of:=SUM([.H3]*[.J3])" office:value-type="float" office:value="988.37197084471381">
            <text:p>$988.37</text:p>
          </table:table-cell>
          <table:table-cell table:style-name="ACE-143"/>
          <table:table-cell table:style-name="ACE-146"/>
          <table:table-cell table:number-columns-repeated="2" table:style-name="ACE-124"/>
          <table:table-cell table:style-name="ACE-144"/>
          <table:table-cell table:number-columns-repeated="112" table:style-name="ACE-125"/>
        </table:table-row>
        <table:table-row table:style-name="AROW-8">
          <table:table-cell table:style-name="ACE-123" office:value-type="string">
            <text:p>Accessories</text:p>
          </table:table-cell>
          <table:table-cell table:style-name="ACE-123" office:value-type="string">
            <text:p>DC-LB0034</text:p>
          </table:table-cell>
          <table:table-cell table:style-name="ACE-123" office:value-type="string">
            <text:p>Label, Lulzbot TAZ 5.0 Barcode, KT-PR0017EU</text:p>
          </table:table-cell>
          <table:table-cell table:number-columns-repeated="2" table:style-name="ACE-123"/>
          <table:table-cell table:style-name="ACE-123" office:value-type="string">
            <text:p>Lightspeed Color</text:p>
          </table:table-cell>
          <table:table-cell table:style-name="ACE-123"/>
          <table:table-cell table:style-name="ACE-123" office:value-type="float" office:value="1">
            <text:p>1</text:p>
          </table:table-cell>
          <table:table-cell table:style-name="ACE-123" office:value-type="string">
            <text:p>ea</text:p>
          </table:table-cell>
          <table:table-cell table:style-name="ACE-135" office:value-type="float" office:value="0.14285">
            <text:p>$0.143</text:p>
          </table:table-cell>
          <table:table-cell table:style-name="ACE-140" table:formula="of:=SUM([$'KT-PR0017EU'.J4]*[$'KT-PR0017EU'.H4])" office:value-type="float" office:value="0.14285">
            <text:p>$0.14</text:p>
          </table:table-cell>
          <table:table-cell table:style-name="ACE-143" table:formula="of:=[.$L$2]*[.H4]" office:value-type="float" office:value="300">
            <text:p>300</text:p>
          </table:table-cell>
          <table:table-cell table:number-columns-repeated="3" table:style-name="ACE-124"/>
          <table:table-cell table:style-name="ACE-144"/>
          <table:table-cell table:number-columns-repeated="112" table:style-name="ACE-125"/>
        </table:table-row>
        <table:table-row table:style-name="AROW-0">
          <table:table-cell table:style-name="ACE-123" office:value-type="string">
            <text:p>Accessories</text:p>
          </table:table-cell>
          <table:table-cell table:style-name="ACE-123" office:value-type="string">
            <text:p>DC-LB0033</text:p>
          </table:table-cell>
          <table:table-cell table:style-name="ACE-123" office:value-type="string">
            <text:p>TAZ v5.0 serial number sticker, KT-PR0017EU</text:p>
          </table:table-cell>
          <table:table-cell table:number-columns-repeated="2" table:style-name="ACE-123"/>
          <table:table-cell table:style-name="ACE-123" office:value-type="string">
            <text:p>Lightspeed Color</text:p>
          </table:table-cell>
          <table:table-cell table:style-name="ACE-123"/>
          <table:table-cell table:style-name="ACE-123" office:value-type="float" office:value="2">
            <text:p>2</text:p>
          </table:table-cell>
          <table:table-cell table:style-name="ACE-123" office:value-type="string">
            <text:p>ea</text:p>
          </table:table-cell>
          <table:table-cell table:style-name="ACE-135" office:value-type="float" office:value="0.028570000000000002">
            <text:p>$0.029</text:p>
          </table:table-cell>
          <table:table-cell table:style-name="ACE-140" table:formula="of:=SUM([$'KT-PR0017EU'.J5]*[$'KT-PR0017EU'.H5])" office:value-type="float" office:value="0.057140000000000003">
            <text:p>$0.06</text:p>
          </table:table-cell>
          <table:table-cell table:style-name="ACE-143" table:formula="of:=[.$L$2]*[.H5]" office:value-type="float" office:value="600">
            <text:p>600</text:p>
          </table:table-cell>
          <table:table-cell table:number-columns-repeated="3" table:style-name="ACE-124"/>
          <table:table-cell table:style-name="ACE-144"/>
          <table:table-cell table:number-columns-repeated="112" table:style-name="ACE-125"/>
        </table:table-row>
        <table:table-row table:style-name="AROW-0">
          <table:table-cell table:style-name="ACE-123" office:value-type="string">
            <text:p>Accessories</text:p>
          </table:table-cell>
          <table:table-cell table:style-name="ACE-127" office:value-type="string">
            <text:p>EL-CA0031</text:p>
          </table:table-cell>
          <table:table-cell table:style-name="ACE-127" office:value-type="string">
            <text:p>6ft 18AWG England Power Cord Cable - H05VV-F NEMA C13 – Black</text:p>
          </table:table-cell>
          <table:table-cell table:number-columns-repeated="2" table:style-name="ACE-127"/>
          <table:table-cell table:style-name="ACE-127" office:value-type="string">
            <text:p>Monoprice</text:p>
          </table:table-cell>
          <table:table-cell table:style-name="ACE-127" office:value-type="float" office:value="7691">
            <text:p>7691</text:p>
          </table:table-cell>
          <table:table-cell table:style-name="ACE-129" office:value-type="float" office:value="1">
            <text:p>1</text:p>
          </table:table-cell>
          <table:table-cell table:style-name="ACE-127" office:value-type="string">
            <text:p>ea</text:p>
          </table:table-cell>
          <table:table-cell table:style-name="ACE-136" office:value-type="float" office:value="1.98">
            <text:p>$1.98</text:p>
          </table:table-cell>
          <table:table-cell table:style-name="ACE-140" table:formula="of:=SUM([$'KT-PR0017EU'.J6]*[$'KT-PR0017EU'.H6])" office:value-type="float" office:value="1.98">
            <text:p>$1.98</text:p>
          </table:table-cell>
          <table:table-cell table:style-name="ACE-143" table:formula="of:=[.$L$2]*[.H6]" office:value-type="float" office:value="300">
            <text:p>300</text:p>
          </table:table-cell>
          <table:table-cell table:style-name="ACE-147" office:value-type="string">
            <text:p>PO05988 / PO06582</text:p>
          </table:table-cell>
          <table:table-cell table:style-name="ACE-126" office:value-type="date" office:date-value="2015-03-03">
            <text:p>03/03/15</text:p>
          </table:table-cell>
          <table:table-cell table:style-name="ACE-126" office:value-type="date" office:date-value="2015-03-15">
            <text:p>03/15/15</text:p>
          </table:table-cell>
          <table:table-cell table:style-name="ACE-125" office:value-type="string">
            <text:p>Purchased 200 as directed in meeting before this page of the BOM was created. 2/25/15 Purchasing the others through new vendor linvox – same mfr part from monoprice -.36</text:p>
          </table:table-cell>
          <table:table-cell table:number-columns-repeated="112" table:style-name="ACE-125"/>
        </table:table-row>
        <table:table-row table:style-name="AROW-0">
          <table:table-cell table:style-name="ACE-123" office:value-type="string">
            <text:p>Accessories</text:p>
          </table:table-cell>
          <table:table-cell table:style-name="ACE-127" office:value-type="string">
            <text:p>EL-CA0032</text:p>
          </table:table-cell>
          <table:table-cell table:style-name="ACE-127" office:value-type="string">
            <text:p>6ft 18AWG European Power Cord Cable - H05VV-F NEMA C13 – Black</text:p>
          </table:table-cell>
          <table:table-cell table:number-columns-repeated="2" table:style-name="ACE-127"/>
          <table:table-cell table:style-name="ACE-127" office:value-type="string">
            <text:p>Monoprice</text:p>
          </table:table-cell>
          <table:table-cell table:style-name="ACE-127" office:value-type="float" office:value="7692">
            <text:p>7692</text:p>
          </table:table-cell>
          <table:table-cell table:style-name="ACE-129" office:value-type="float" office:value="1">
            <text:p>1</text:p>
          </table:table-cell>
          <table:table-cell table:style-name="ACE-127" office:value-type="string">
            <text:p>ea</text:p>
          </table:table-cell>
          <table:table-cell table:style-name="ACE-136" office:value-type="float" office:value="1.7">
            <text:p>$1.70</text:p>
          </table:table-cell>
          <table:table-cell table:style-name="ACE-140" table:formula="of:=SUM([$'KT-PR0017EU'.J7]*[$'KT-PR0017EU'.H7])" office:value-type="float" office:value="1.7">
            <text:p>$1.70</text:p>
          </table:table-cell>
          <table:table-cell table:style-name="ACE-143" table:formula="of:=[.$L$2]*[.H7]" office:value-type="float" office:value="300">
            <text:p>300</text:p>
          </table:table-cell>
          <table:table-cell table:style-name="ACE-147" office:value-type="string">
            <text:p>PO05988 / PO06582</text:p>
          </table:table-cell>
          <table:table-cell table:style-name="ACE-126" office:value-type="date" office:date-value="2015-03-03">
            <text:p>03/03/15</text:p>
          </table:table-cell>
          <table:table-cell table:style-name="ACE-126" office:value-type="date" office:date-value="2015-03-15">
            <text:p>03/15/15</text:p>
          </table:table-cell>
          <table:table-cell table:style-name="ACE-125" office:value-type="string">
            <text:p>Purchased 200 as directed in meeting before this page of the BOM was created. 2/25/15 Purchasing the others through new vendor linvox – same mfr part from monoprice -.51</text:p>
          </table:table-cell>
          <table:table-cell table:number-columns-repeated="112" table:style-name="ACE-125"/>
        </table:table-row>
        <table:table-row table:style-name="AROW-0" table:number-rows-repeated="193">
          <table:table-cell table:number-columns-repeated="128"/>
        </table:table-row>
        <table:table-row table:style-name="AROW-0" table:number-rows-repeated="56">
          <table:table-cell table:number-columns-repeated="128" table:style-name="ACE-125"/>
        </table:table-row>
        <table:table-row table:style-name="AROW-0" table:number-rows-repeated="256">
          <table:table-cell table:number-columns-repeated="128"/>
        </table:table-row>
        <table:named-expressions>
          <table:named-expression table:name="Print_Area" table:expression="of:=#REF!" table:base-cell-address="$'KT-PR0017EU'.$A$1"/>
          <table:named-expression table:name="Sheet_Title" table:expression="of:=&quot;KT-PR0017EU&quot;" table:base-cell-address="$'KT-PR0017EU'.$A$1"/>
        </table:named-expressions>
        <gnm:selections gnm:cursor-col="3" gnm:cursor-row="26">
          <gnm:selection gnm:start-col="3" gnm:start-row="26" gnm:end-col="3" gnm:end-row="26"/>
        </gnm:selections>
      </table:table>
      <table:table table:name="KT-PR0017AU" table:style-name="ta-3" table:print="true">
        <office:forms form:automatic-focus="false" form:apply-design-mode="false">
          <form:form/>
        </office:forms>
        <table:table-column table:default-cell-style-name="ACE-154" table:style-name="ACOL-24"/>
        <table:table-column table:default-cell-style-name="ACE-154" table:style-name="ACOL-25"/>
        <table:table-column table:default-cell-style-name="ACE-154" table:style-name="ACOL-34"/>
        <table:table-column table:default-cell-style-name="ACE-154" table:style-name="ACOL-27"/>
        <table:table-column table:default-cell-style-name="ACE-154" table:style-name="ACOL-28"/>
        <table:table-column table:default-cell-style-name="ACE-154" table:style-name="ACOL-29"/>
        <table:table-column table:default-cell-style-name="ACE-154" table:style-name="ACOL-30"/>
        <table:table-column table:default-cell-style-name="ACE-154" table:style-name="ACOL-8" table:number-columns-repeated="2"/>
        <table:table-column table:default-cell-style-name="ACE-168" table:style-name="ACOL-31"/>
        <table:table-column table:default-cell-style-name="ACE-168" table:style-name="ACOL-8"/>
        <table:table-column table:default-cell-style-name="ACE-154" table:style-name="ACOL-8" table:number-columns-repeated="4"/>
        <table:table-column table:default-cell-style-name="ACE-154" table:style-name="ACOL-32"/>
        <table:table-column table:default-cell-style-name="ACE-154" table:style-name="ACOL-0" table:number-columns-repeated="112"/>
        <table:table-row table:style-name="AROW-7">
          <table:table-cell table:style-name="ACE-159" office:value-type="string">
            <text:p>Category</text:p>
          </table:table-cell>
          <table:table-cell table:style-name="ACE-159" office:value-type="string">
            <text:p>AO Part #</text:p>
          </table:table-cell>
          <table:table-cell table:style-name="ACE-159" office:value-type="string">
            <text:p>Description</text:p>
          </table:table-cell>
          <table:table-cell table:style-name="ACE-159" office:value-type="string">
            <text:p>Manufacturer</text:p>
          </table:table-cell>
          <table:table-cell table:style-name="ACE-159" office:value-type="string">
            <text:p>Manufacturer PN</text:p>
          </table:table-cell>
          <table:table-cell table:style-name="ACE-159" office:value-type="string">
            <text:p>Distributor</text:p>
          </table:table-cell>
          <table:table-cell table:style-name="ACE-159" office:value-type="string">
            <text:p>Distributor SKU</text:p>
          </table:table-cell>
          <table:table-cell table:style-name="ACE-159" office:value-type="string">
            <text:p>Qty Per</text:p>
          </table:table-cell>
          <table:table-cell table:style-name="ACE-159" office:value-type="string">
            <text:p>UOM</text:p>
          </table:table-cell>
          <table:table-cell table:style-name="ACE-163" office:value-type="string">
            <text:p>Price Per Unit</text:p>
          </table:table-cell>
          <table:table-cell table:style-name="ACE-169" office:value-type="string">
            <text:p>Price Total</text:p>
          </table:table-cell>
          <table:table-cell table:style-name="ACE-172" office:value-type="string">
            <text:p>Qty to Order</text:p>
          </table:table-cell>
          <table:table-cell table:style-name="ACE-159" office:value-type="string">
            <text:p>PO </text:p>
          </table:table-cell>
          <table:table-cell table:style-name="ACE-151" office:value-type="string">
            <text:p>Date </text:p>
          </table:table-cell>
          <table:table-cell table:style-name="ACE-176" office:value-type="string">
            <text:p>ETA</text:p>
          </table:table-cell>
          <table:table-cell table:style-name="ACE-175"/>
          <table:table-cell table:number-columns-repeated="112" table:style-name="ACE-154"/>
        </table:table-row>
        <table:table-row table:style-name="AROW-0">
          <table:table-cell table:number-columns-repeated="9" table:style-name="ACE-160"/>
          <table:table-cell table:style-name="ACE-164"/>
          <table:table-cell table:style-name="ACE-170" table:formula="of:=SUM([.K3:.K272])" office:value-type="float" office:value="989.77196084471382">
            <text:p>$989.77</text:p>
          </table:table-cell>
          <table:table-cell table:style-name="ACE-173" office:value-type="float" office:value="100">
            <text:p>100</text:p>
          </table:table-cell>
          <table:table-cell table:style-name="ACE-160"/>
          <table:table-cell table:number-columns-repeated="2" table:style-name="ACE-150"/>
          <table:table-cell table:style-name="ACE-162"/>
          <table:table-cell table:number-columns-repeated="112" table:style-name="ACE-154"/>
        </table:table-row>
        <table:table-row table:style-name="AROW-0">
          <table:table-cell table:style-name="ACE-152" office:value-type="string">
            <text:p>Printer</text:p>
          </table:table-cell>
          <table:table-cell table:style-name="ACE-152" office:value-type="string">
            <text:p>KT-PR0017</text:p>
          </table:table-cell>
          <table:table-cell table:style-name="ACE-152" office:value-type="string">
            <text:p>TAZ 3D Printer, v5.0</text:p>
          </table:table-cell>
          <table:table-cell table:style-name="ACE-152" office:value-type="string">
            <text:p>Aleph Objects, Inc.</text:p>
          </table:table-cell>
          <table:table-cell table:style-name="ACE-152" office:value-type="string">
            <text:p>KT-PR0017</text:p>
          </table:table-cell>
          <table:table-cell table:style-name="ACE-152"/>
          <table:table-cell table:style-name="ACE-157"/>
          <table:table-cell table:style-name="ACE-157" office:value-type="float" office:value="1">
            <text:p>1</text:p>
          </table:table-cell>
          <table:table-cell table:style-name="ACE-152" office:value-type="string">
            <text:p>ea</text:p>
          </table:table-cell>
          <table:table-cell table:style-name="ACE-165" table:formula="of:=[$'KT-PR0017'.K2]" office:value-type="float" office:value="988.37197084471381">
            <text:p>$988.37</text:p>
          </table:table-cell>
          <table:table-cell table:style-name="ACE-165" table:formula="of:=SUM([.H3]*[.J3])" office:value-type="float" office:value="988.37197084471381">
            <text:p>$988.37</text:p>
          </table:table-cell>
          <table:table-cell table:style-name="ACE-174"/>
          <table:table-cell table:style-name="ACE-177"/>
          <table:table-cell table:number-columns-repeated="2" table:style-name="ACE-153"/>
          <table:table-cell table:style-name="ACE-161"/>
          <table:table-cell table:number-columns-repeated="112" table:style-name="ACE-154"/>
        </table:table-row>
        <table:table-row table:style-name="AROW-8">
          <table:table-cell table:style-name="ACE-152" office:value-type="string">
            <text:p>Accessories</text:p>
          </table:table-cell>
          <table:table-cell table:style-name="ACE-152" office:value-type="string">
            <text:p>DC-LB0036</text:p>
          </table:table-cell>
          <table:table-cell table:style-name="ACE-152" office:value-type="string">
            <text:p>Label, Lulzbot TAZ 5.0 Barcode, KT-PR0017AU</text:p>
          </table:table-cell>
          <table:table-cell table:number-columns-repeated="2" table:style-name="ACE-152"/>
          <table:table-cell table:style-name="ACE-152" office:value-type="string">
            <text:p>Lightspeed Color</text:p>
          </table:table-cell>
          <table:table-cell table:style-name="ACE-152"/>
          <table:table-cell table:style-name="ACE-152" office:value-type="float" office:value="1">
            <text:p>1</text:p>
          </table:table-cell>
          <table:table-cell table:style-name="ACE-152" office:value-type="string">
            <text:p>ea</text:p>
          </table:table-cell>
          <table:table-cell table:style-name="ACE-166" office:value-type="float" office:value="0.14285">
            <text:p>$0.143</text:p>
          </table:table-cell>
          <table:table-cell table:style-name="ACE-171" table:formula="of:=SUM([$'KT-PR0017AU'.J4]*[$'KT-PR0017AU'.H4])" office:value-type="float" office:value="0.14285">
            <text:p>$0.14</text:p>
          </table:table-cell>
          <table:table-cell table:style-name="ACE-174" table:formula="of:=[.$L$2]*[.H4]" office:value-type="float" office:value="100">
            <text:p>100</text:p>
          </table:table-cell>
          <table:table-cell table:number-columns-repeated="3" table:style-name="ACE-153"/>
          <table:table-cell table:style-name="ACE-161"/>
          <table:table-cell table:number-columns-repeated="112" table:style-name="ACE-154"/>
        </table:table-row>
        <table:table-row table:style-name="AROW-0">
          <table:table-cell table:style-name="ACE-152" office:value-type="string">
            <text:p>Accessories</text:p>
          </table:table-cell>
          <table:table-cell table:style-name="ACE-152" office:value-type="string">
            <text:p>DC-LB0035</text:p>
          </table:table-cell>
          <table:table-cell table:style-name="ACE-152" office:value-type="string">
            <text:p>TAZ v5.0 serial number sticker, KT-PR0017AU</text:p>
          </table:table-cell>
          <table:table-cell table:number-columns-repeated="2" table:style-name="ACE-152"/>
          <table:table-cell table:style-name="ACE-152" office:value-type="string">
            <text:p>Lightspeed Color</text:p>
          </table:table-cell>
          <table:table-cell table:style-name="ACE-152"/>
          <table:table-cell table:style-name="ACE-152" office:value-type="float" office:value="2">
            <text:p>2</text:p>
          </table:table-cell>
          <table:table-cell table:style-name="ACE-152" office:value-type="string">
            <text:p>ea</text:p>
          </table:table-cell>
          <table:table-cell table:style-name="ACE-166" office:value-type="float" office:value="0.028570000000000002">
            <text:p>$0.029</text:p>
          </table:table-cell>
          <table:table-cell table:style-name="ACE-171" table:formula="of:=SUM([$'KT-PR0017AU'.J5]*[$'KT-PR0017AU'.H5])" office:value-type="float" office:value="0.057140000000000003">
            <text:p>$0.06</text:p>
          </table:table-cell>
          <table:table-cell table:style-name="ACE-174" table:formula="of:=[.$L$2]*[.H5]" office:value-type="float" office:value="200">
            <text:p>200</text:p>
          </table:table-cell>
          <table:table-cell table:number-columns-repeated="3" table:style-name="ACE-153"/>
          <table:table-cell table:style-name="ACE-161"/>
          <table:table-cell table:number-columns-repeated="112" table:style-name="ACE-154"/>
        </table:table-row>
        <table:table-row table:style-name="AROW-0">
          <table:table-cell table:style-name="ACE-152" office:value-type="string">
            <text:p>Accessories</text:p>
          </table:table-cell>
          <table:table-cell table:style-name="ACE-155" office:value-type="string">
            <text:p>EL-CA0056</text:p>
          </table:table-cell>
          <table:table-cell table:style-name="ACE-155" office:value-type="string">
            <text:p>6ft 18AWG Australian Power Cord Cable - H05VV-FNEMA C13 – Black</text:p>
          </table:table-cell>
          <table:table-cell table:number-columns-repeated="2" table:style-name="ACE-155"/>
          <table:table-cell table:style-name="ACE-155" office:value-type="string">
            <text:p>Monoprice</text:p>
          </table:table-cell>
          <table:table-cell table:style-name="ACE-155" office:value-type="float" office:value="7670">
            <text:p>7670</text:p>
          </table:table-cell>
          <table:table-cell table:style-name="ACE-158" office:value-type="float" office:value="1">
            <text:p>1</text:p>
          </table:table-cell>
          <table:table-cell table:style-name="ACE-155" office:value-type="string">
            <text:p>ea</text:p>
          </table:table-cell>
          <table:table-cell table:style-name="ACE-167" office:value-type="float" office:value="1.2">
            <text:p>$1.20</text:p>
          </table:table-cell>
          <table:table-cell table:style-name="ACE-171" table:formula="of:=SUM([$'KT-PR0017AU'.J6]*[$'KT-PR0017AU'.H6])" office:value-type="float" office:value="1.2">
            <text:p>$1.20</text:p>
          </table:table-cell>
          <table:table-cell table:style-name="ACE-174" table:formula="of:=[.$L$2]*[.H6]" office:value-type="float" office:value="100">
            <text:p>100</text:p>
          </table:table-cell>
          <table:table-cell table:style-name="ACE-154" office:value-type="string">
            <text:p>PO06582</text:p>
          </table:table-cell>
          <table:table-cell table:number-columns-repeated="2" table:style-name="ACE-156"/>
          <table:table-cell table:number-columns-repeated="113" table:style-name="ACE-154"/>
        </table:table-row>
        <table:table-row table:style-name="AROW-0" table:number-rows-repeated="37">
          <table:table-cell table:number-columns-repeated="9" table:style-name="ACE-155"/>
          <table:table-cell table:number-columns-repeated="2" table:style-name="ACE-167"/>
          <table:table-cell table:style-name="ACE-155"/>
          <table:table-cell table:number-columns-repeated="116" table:style-name="ACE-154"/>
        </table:table-row>
        <table:table-row table:style-name="AROW-0" table:number-rows-repeated="157">
          <table:table-cell table:number-columns-repeated="128"/>
        </table:table-row>
        <table:table-row table:style-name="AROW-0" table:number-rows-repeated="56">
          <table:table-cell table:number-columns-repeated="128" table:style-name="ACE-154"/>
        </table:table-row>
        <table:table-row table:style-name="AROW-0" table:number-rows-repeated="256">
          <table:table-cell table:number-columns-repeated="128"/>
        </table:table-row>
        <table:named-expressions>
          <table:named-expression table:name="Print_Area" table:expression="of:=#REF!" table:base-cell-address="$'KT-PR0017AU'.$A$1"/>
          <table:named-expression table:name="Sheet_Title" table:expression="of:=&quot;KT-PR0017AU&quot;" table:base-cell-address="$'KT-PR0017AU'.$A$1"/>
        </table:named-expressions>
        <gnm:selections gnm:cursor-col="13" gnm:cursor-row="5">
          <gnm:selection gnm:start-col="13" gnm:start-row="5" gnm:end-col="13" gnm:end-row="5"/>
        </gnm:selections>
      </table:table>
      <table:named-expressions>
        <table:named-range table:name="__Anonymous_Sheet_DB__0" table:cell-range-address="$'KT-PR0017'.$B$3:.$L$203" table:base-cell-address="$'KT-PR0017'.$A$1" table:range-usable-as="print-range filter repeat-row repeat-column"/>
        <table:named-expression table:name="__Anonymous_Sheet_DB__1" table:expression="of:=#REF!" table:base-cell-address="$'KT-PR0017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currency-style style:name="ND-0-0">
      <number:currency-symbol>$</number:currency-symbol>
      <number:number number:decimal-places="3" number:grouping="true" number:min-integer-digits="1"/>
    </number:currency-style>
    <number:number-style style:name="ND-0">
      <style:text-properties fo:color="#FF0000"/>
      <number:text>-$</number:text>
      <number:number number:decimal-places="3" number:grouping="true" number:min-integer-digits="1"/>
      <style:map style:condition="value()&gt;=0" style:apply-style-name="ND-0-0"/>
    </number:number-style>
    <number:currency-style style:name="ND-1-0">
      <number:currency-symbol>$</number:currency-symbol>
      <number:number number:decimal-places="4" number:grouping="true" number:min-integer-digits="1"/>
    </number:currency-style>
    <number:number-style style:name="ND-1">
      <style:text-properties fo:color="#FF0000"/>
      <number:text>-$</number:text>
      <number:number number:decimal-places="4" number:grouping="true" number:min-integer-digits="1"/>
      <style:map style:condition="value()&gt;=0" style:apply-style-name="ND-1-0"/>
    </number:number-style>
    <number:currency-style style:name="ND-2-0">
      <number:currency-symbol>$</number:currency-symbol>
      <number:number number:decimal-places="2" number:grouping="true" number:min-integer-digits="1"/>
    </number:currency-style>
    <number:number-style style:name="ND-2-1">
      <style:text-properties fo:color="#FF0000"/>
      <number:text>-$</number:text>
      <number:number number:decimal-places="2" number:grouping="true" number:min-integer-digits="1"/>
    </number:number-style>
    <number:number-style style:name="ND-2-2">
      <number:number number:min-integer-digits="1"/>
      <number:text/>
    </number:number-style>
    <number:number-style style:name="ND-2">
      <number:number number:min-integer-digits="1"/>
      <number:text/>
      <style:map style:condition="value()&gt;0" style:apply-style-name="ND-2-0"/>
      <style:map style:condition="value()&lt;0" style:apply-style-name="ND-2-1"/>
    </number:number-style>
    <number:currency-style style:name="ND-3-0">
      <number:currency-symbol>$</number:currency-symbol>
      <number:number number:decimal-places="2" number:grouping="true" number:min-integer-digits="1"/>
    </number:currency-style>
    <number:number-style style:name="ND-3">
      <style:text-properties fo:color="#FF0000"/>
      <number:text>-$</number:text>
      <number:number number:decimal-places="2" number:grouping="true" number:min-integer-digits="1"/>
      <style:map style:condition="value()&gt;=0" style:apply-style-name="ND-3-0"/>
    </number:number-style>
    <number:number-style style:name="ND-4">
      <number:number number:decimal-places="0" number:grouping="true" number:min-integer-digits="1"/>
    </number:number-style>
    <number:number-style style:name="ND-5">
      <number:number number:decimal-places="2" number:grouping="true" number:min-integer-digits="1"/>
    </number:number-style>
    <number:date-style style:name="ND-6" number:format-source="fixed">
      <number:month number:possessive-form="false" number:textual="false" number:style="long"/>
      <number:text>/</number:text>
      <number:day number:style="long"/>
      <number:text>/</number:text>
      <number:year number:style="short" number:calendar="gregorian"/>
    </number:date-style>
    <number:number-style style:name="ND-7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8.1984pt" style:use-optimal-column-width="true"/>
    </style:default-style>
    <style:default-style style:family="table-row">
      <style:table-row-properties style:row-height="12.815999999999999pt" style:use-optimal-row-height="true"/>
    </style:default-style>
  </office:styles>
  <office:automatic-styles>
    <style:page-layout style:name="pl-0" style:page-usage="all">
      <style:page-layout-properties fo:margin-top="14.400000000000002pt" fo:margin-bottom="14.400000000000002pt" fo:margin-left="14.400000000000002pt" fo:margin-right="14.400000000000002pt" fo:page-width="791.9999826986959pt" fo:page-height="611.9999826986959pt" style:table-centering="none" style:print-page-order="ttb" style:writing-mode="lr-tb" style:print-orientation="landscape" style:print="charts drawings objects annotations" gnm:style-print=" annotations_at_end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791.9999826986959pt" fo:page-height="611.9999826986959pt" style:table-centering="none" style:print-page-order="ttb" style:writing-mode="lr-tb" style:print-orientation="landscape" style:print="charts drawings objects annotations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791.9999826986959pt" fo:page-height="611.9999826986959pt" style:table-centering="none" style:print-page-order="ttb" style:writing-mode="lr-tb" style:print-orientation="landscape" style:print="charts drawings objects annotations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791.9999826986959pt" fo:page-height="611.9999826986959pt" style:table-centering="none" style:print-page-order="ttb" style:writing-mode="lr-tb" style:print-orientation="landscape" style:print="charts drawings objects annotations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KT-PR0017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KT-PR0017NA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KT-PR0017EU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KT-PR0017AU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8-11T18:16:16Z</dc:date>
    <dc:title>Tables</dc:title>
    <meta:print-date>2015-02-13T12:51:18Z</meta:print-date>
    <meta:creation-date>2012-12-21T12:42:34Z</meta:creation-date>
    <meta:editing-cycles>2622</meta:editing-cycles>
    <meta:editing-duration>P40DT2H36M52S</meta:editing-duration>
    <meta:generator>gnumeric/1.12.18</meta:generator>
    <meta:initial-creator>Tracy Ireland</meta:initial-creator>
  </office:meta>
</office:document-meta>
</file>